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5000000A08D0F5C1BC8029B3D.png" manifest:media-type="image/png"/>
  <manifest:file-entry manifest:full-path="Pictures/100000010000011E000000556F20C9D9652A1950.png" manifest:media-type="image/png"/>
  <manifest:file-entry manifest:full-path="Pictures/10000001000001960000006F2BBC001339B12E6C.png" manifest:media-type="image/png"/>
  <manifest:file-entry manifest:full-path="Pictures/10000001000001DE000001271A5F591A30C2FEB5.png" manifest:media-type="image/png"/>
  <manifest:file-entry manifest:full-path="Pictures/1000000100000276000001F212C51B8B6351C11E.png" manifest:media-type="image/png"/>
  <manifest:file-entry manifest:full-path="Pictures/10000001000001D900000067E9E5E50D5FBD6355.png" manifest:media-type="image/png"/>
  <manifest:file-entry manifest:full-path="Pictures/100000010000014A000000EB3B23C18DFBFD0D39.png" manifest:media-type="image/png"/>
  <manifest:file-entry manifest:full-path="Pictures/10000001000000740000004850187C9BFF08D6C9.png" manifest:media-type="image/png"/>
  <manifest:file-entry manifest:full-path="Pictures/10000001000000720000005C6640207AEA532F98.png" manifest:media-type="image/png"/>
  <manifest:file-entry manifest:full-path="Pictures/1000000100000114000000A1AABB7552A08AD4AB.png" manifest:media-type="image/png"/>
  <manifest:file-entry manifest:full-path="Pictures/1000000100000205000001101063EEB069C8727B.png" manifest:media-type="image/png"/>
  <manifest:file-entry manifest:full-path="Pictures/10000001000001E50000010BAB4CFE832806AD36.png" manifest:media-type="image/png"/>
  <manifest:file-entry manifest:full-path="Pictures/10000001000001E9000000DE8E4F57D6654B7292.png" manifest:media-type="image/png"/>
  <manifest:file-entry manifest:full-path="Pictures/10000001000001120000009BAC70A247C05A22BB.png" manifest:media-type="image/png"/>
  <manifest:file-entry manifest:full-path="Pictures/10000001000001AA00000075D8F2F823C18EFE5D.png" manifest:media-type="image/png"/>
  <manifest:file-entry manifest:full-path="Pictures/100000010000011800000064325A7CD4BD713901.png" manifest:media-type="image/png"/>
  <manifest:file-entry manifest:full-path="Pictures/1000000100000220000000999A5A6853160BE2A1.png" manifest:media-type="image/png"/>
  <manifest:file-entry manifest:full-path="Pictures/10000001000001EE000000A3819300D89C538938.png" manifest:media-type="image/png"/>
  <manifest:file-entry manifest:full-path="Pictures/100000010000011B000000613D3F184EB12DCEE4.png" manifest:media-type="image/png"/>
  <manifest:file-entry manifest:full-path="Pictures/100000010000011A0000005DBBA9A0B7423F297E.png" manifest:media-type="image/png"/>
  <manifest:file-entry manifest:full-path="Pictures/100000010000011C0000002BF70E0655E3A9135B.png" manifest:media-type="image/png"/>
  <manifest:file-entry manifest:full-path="Pictures/100000010000021900000077ADEE4E04A3393120.png" manifest:media-type="image/png"/>
  <manifest:file-entry manifest:full-path="Pictures/1000000100000270000000722381969D9168005B.png" manifest:media-type="image/png"/>
  <manifest:file-entry manifest:full-path="Pictures/10000001000001420000006025C82DEFF29FF950.png" manifest:media-type="image/png"/>
  <manifest:file-entry manifest:full-path="Pictures/100000010000011900000029B6B9D58712F10204.png" manifest:media-type="image/png"/>
  <manifest:file-entry manifest:full-path="Pictures/10000001000001850000002EC912DDB8C7358E1F.png" manifest:media-type="image/png"/>
  <manifest:file-entry manifest:full-path="Pictures/10000001000001A30000002BC630C4D9E1DAC3DD.png" manifest:media-type="image/png"/>
  <manifest:file-entry manifest:full-path="Pictures/1000000100000115000000CC71C6DE3056477904.png" manifest:media-type="image/png"/>
  <manifest:file-entry manifest:full-path="Pictures/10000001000001010000009ED647FEED183F88F9.png" manifest:media-type="image/png"/>
  <manifest:file-entry manifest:full-path="Pictures/10000001000001E2000001B846E711E524F6FC73.png" manifest:media-type="image/png"/>
  <manifest:file-entry manifest:full-path="Pictures/1000000100000119000001705F8BE190926386F1.png" manifest:media-type="image/png"/>
  <manifest:file-entry manifest:full-path="Pictures/100000010000025D0000006E8A444993FFA882CC.png" manifest:media-type="image/png"/>
  <manifest:file-entry manifest:full-path="Pictures/10000001000001EC000000D7719FC8BA797E9D75.png" manifest:media-type="image/png"/>
  <manifest:file-entry manifest:full-path="Pictures/100000010000012A000000CA936A7FE3FB79A28D.png" manifest:media-type="image/png"/>
  <manifest:file-entry manifest:full-path="Pictures/10000001000001AE000000C88BA0788860917367.png" manifest:media-type="image/png"/>
  <manifest:file-entry manifest:full-path="Pictures/100000010000011B0000007820DE9BF2E2393E86.png" manifest:media-type="image/png"/>
  <manifest:file-entry manifest:full-path="Pictures/100000010000022600000160BBC4143B01C81ADC.png" manifest:media-type="image/png"/>
  <manifest:file-entry manifest:full-path="Pictures/100000010000011F000000741944C4DD02EBB9BA.png" manifest:media-type="image/png"/>
  <manifest:file-entry manifest:full-path="Pictures/100000010000017C000000B92037FAFFB2D718B0.png" manifest:media-type="image/png"/>
  <manifest:file-entry manifest:full-path="Pictures/10000001000001CA000000E5C337218FD866F340.png" manifest:media-type="image/png"/>
  <manifest:file-entry manifest:full-path="Pictures/1000000100000120000000451441564023E8CE5B.png" manifest:media-type="image/png"/>
  <manifest:file-entry manifest:full-path="Pictures/1000000100000172000000C96A7A130B4B2357A3.png" manifest:media-type="image/png"/>
  <manifest:file-entry manifest:full-path="Pictures/100000010000012000000054BBC218192741595A.png" manifest:media-type="image/png"/>
  <manifest:file-entry manifest:full-path="Pictures/10000001000001410000002281017EFF6986B167.png" manifest:media-type="image/png"/>
  <manifest:file-entry manifest:full-path="Pictures/1000000100000211000000A89B750B98E80DF102.png" manifest:media-type="image/png"/>
  <manifest:file-entry manifest:full-path="Pictures/100000010000011F0000008CF148B6AB3D619AC3.png" manifest:media-type="image/png"/>
  <manifest:file-entry manifest:full-path="Pictures/10000001000001E8000000CC420125102BEBC201.png" manifest:media-type="image/png"/>
  <manifest:file-entry manifest:full-path="Pictures/10000001000000D60000006FBB5E6FF55361C890.png" manifest:media-type="image/png"/>
  <manifest:file-entry manifest:full-path="Pictures/10000001000001180000008940A633F48746844E.png" manifest:media-type="image/png"/>
  <manifest:file-entry manifest:full-path="Pictures/10000001000001E7000000902398DCAF85578DB1.png" manifest:media-type="image/png"/>
  <manifest:file-entry manifest:full-path="Pictures/10000001000003EF000001A9A054D945567BFF1F.png" manifest:media-type="image/png"/>
  <manifest:file-entry manifest:full-path="Pictures/100000010000011F00000063DDA17958AC7D7858.png" manifest:media-type="image/png"/>
  <manifest:file-entry manifest:full-path="Pictures/100000010000017E0000009FFA958E3BB8A848C1.png" manifest:media-type="image/png"/>
  <manifest:file-entry manifest:full-path="Pictures/100000010000011800000048485E33D3E5FF7C14.png" manifest:media-type="image/png"/>
  <manifest:file-entry manifest:full-path="Pictures/100000010000011600000049BB4D484EAB8A608C.png" manifest:media-type="image/png"/>
  <manifest:file-entry manifest:full-path="Pictures/1000000100000336000000C89C19298714511473.png" manifest:media-type="image/png"/>
  <manifest:file-entry manifest:full-path="Pictures/10000001000001130000004A9F4DD235FAB843EE.png" manifest:media-type="image/png"/>
  <manifest:file-entry manifest:full-path="Pictures/1000000100000120000000B3B6071AFE63282080.png" manifest:media-type="image/png"/>
  <manifest:file-entry manifest:full-path="Pictures/100000010000011A000001270C8679054DDC411A.png" manifest:media-type="image/png"/>
  <manifest:file-entry manifest:full-path="Pictures/10000001000000D40000002121ED8E1075CEA9F4.png" manifest:media-type="image/png"/>
  <manifest:file-entry manifest:full-path="Pictures/10000001000000F0000000402B95CD24FE0E6BD6.png" manifest:media-type="image/png"/>
  <manifest:file-entry manifest:full-path="Pictures/10000001000000AC0000002D4B226B0D2C8EEDD8.png" manifest:media-type="image/png"/>
  <manifest:file-entry manifest:full-path="Pictures/100000010000017A000000B6313347FCBC6C9AFA.png" manifest:media-type="image/png"/>
  <manifest:file-entry manifest:full-path="Pictures/10000001000001AD000000A1355677032247BB5E.png" manifest:media-type="image/png"/>
  <manifest:file-entry manifest:full-path="Pictures/1000000100000113000000E7EAAD8A42D57CEF39.png" manifest:media-type="image/png"/>
  <manifest:file-entry manifest:full-path="Pictures/10000001000001160000004982DF54081FE55815.png" manifest:media-type="image/png"/>
  <manifest:file-entry manifest:full-path="Pictures/10000001000000FB00000059DA39CBA9CBCB5614.png" manifest:media-type="image/png"/>
  <manifest:file-entry manifest:full-path="Pictures/10000001000000A900000024AD8D3DEAAD348C42.png" manifest:media-type="image/png"/>
  <manifest:file-entry manifest:full-path="Pictures/1000000100000118000000C8B843F7ED0EEB9DB7.png" manifest:media-type="image/png"/>
  <manifest:file-entry manifest:full-path="Pictures/100000010000011500000046C64A799B7153F9D8.png" manifest:media-type="image/png"/>
  <manifest:file-entry manifest:full-path="Pictures/10000001000000DE00000095F410BE3D9E18C6F9.png" manifest:media-type="image/png"/>
  <manifest:file-entry manifest:full-path="Pictures/10000001000001850000004BA65CC34902889B99.png" manifest:media-type="image/png"/>
  <manifest:file-entry manifest:full-path="Pictures/10000001000001E100000090D45EA577A586D373.png" manifest:media-type="image/png"/>
  <manifest:file-entry manifest:full-path="Pictures/10000001000000E10000004C3D398FE5B2AD02A6.png" manifest:media-type="image/png"/>
  <manifest:file-entry manifest:full-path="Pictures/10000001000002090000019F0DC11B95FF4E8F7F.png" manifest:media-type="image/png"/>
  <manifest:file-entry manifest:full-path="Pictures/10000001000000970000001C64C6D43C25428529.png" manifest:media-type="image/png"/>
  <manifest:file-entry manifest:full-path="Pictures/100000010000016B000000B421F04D3922737FE1.png" manifest:media-type="image/png"/>
  <manifest:file-entry manifest:full-path="Pictures/100000010000012F000000581AE7E4538EF5EA2B.png" manifest:media-type="image/png"/>
  <manifest:file-entry manifest:full-path="Pictures/10000001000001020000004FED8A2BE1B8CC724B.png" manifest:media-type="image/png"/>
  <manifest:file-entry manifest:full-path="Pictures/100000010000022E00000016EAACF7D94FFDA584.png" manifest:media-type="image/png"/>
  <manifest:file-entry manifest:full-path="Pictures/100000010000003800000033ECA0A42EC89B42FE.png" manifest:media-type="image/png"/>
  <manifest:file-entry manifest:full-path="Pictures/100000010000017D000000928A6ED775439083D5.png" manifest:media-type="image/png"/>
  <manifest:file-entry manifest:full-path="Pictures/10000001000000BE00000084FB351A6CF632F46A.png" manifest:media-type="image/png"/>
  <manifest:file-entry manifest:full-path="Pictures/10000001000001200000004B56C29D53A00FEEAA.png" manifest:media-type="image/png"/>
  <manifest:file-entry manifest:full-path="Pictures/100000010000009B0000001E72F0F3764B21BC6B.png" manifest:media-type="image/png"/>
  <manifest:file-entry manifest:full-path="Pictures/10000001000000C3000000187DF47526ED56DAF7.png" manifest:media-type="image/png"/>
  <manifest:file-entry manifest:full-path="Pictures/10000001000001BB0000005ABAC7AC05510E32FC.png" manifest:media-type="image/png"/>
  <manifest:file-entry manifest:full-path="Pictures/100000010000024000000066E61F1D3ED573A4B4.png" manifest:media-type="image/png"/>
  <manifest:file-entry manifest:full-path="Pictures/1000000100000079000000235E6A22A983DED32F.png" manifest:media-type="image/png"/>
  <manifest:file-entry manifest:full-path="Pictures/1000000100000129000000A47B09F6D90FC64B9B.png" manifest:media-type="image/png"/>
  <manifest:file-entry manifest:full-path="Pictures/10000001000002220000005BC4FB68D8D9AA9C93.png" manifest:media-type="image/png"/>
  <manifest:file-entry manifest:full-path="Pictures/1000000100000125000000442385B36C9523848F.png" manifest:media-type="image/png"/>
  <manifest:file-entry manifest:full-path="Pictures/10000001000001180000004A4AA9C5361B6943AD.png" manifest:media-type="image/png"/>
  <manifest:file-entry manifest:full-path="Pictures/100000010000028E00000015F63151581C576934.png" manifest:media-type="image/png"/>
  <manifest:file-entry manifest:full-path="Pictures/100000010000015B0000008383AE07F38AED7198.png" manifest:media-type="image/png"/>
  <manifest:file-entry manifest:full-path="Pictures/1000000100000116000000B817D8A5F1DA2A1929.png" manifest:media-type="image/png"/>
  <manifest:file-entry manifest:full-path="Pictures/10000001000002490000001BD70C6FCB135F45E5.png" manifest:media-type="image/png"/>
  <manifest:file-entry manifest:full-path="Pictures/100000010000015D000000DAE74A5BBC79C60538.png" manifest:media-type="image/png"/>
  <manifest:file-entry manifest:full-path="Pictures/10000001000001E300000044D09E4C45080F14A6.png" manifest:media-type="image/png"/>
  <manifest:file-entry manifest:full-path="Pictures/100000010000011C000000A0581BECA66124A023.png" manifest:media-type="image/png"/>
  <manifest:file-entry manifest:full-path="Pictures/10000001000001C9000000E08247761F90834D2A.png" manifest:media-type="image/png"/>
  <manifest:file-entry manifest:full-path="Pictures/10000001000001FC000000310085806344B55BE7.png" manifest:media-type="image/png"/>
  <manifest:file-entry manifest:full-path="Pictures/100000010000011F00000071F3059F2B9CF1D42C.png" manifest:media-type="image/png"/>
  <manifest:file-entry manifest:full-path="Pictures/10000001000000EA00000044C011B2D3ADAF7D08.png" manifest:media-type="image/png"/>
  <manifest:file-entry manifest:full-path="Pictures/1000000100000185000000A3DEA27BC8C0E82922.png" manifest:media-type="image/png"/>
  <manifest:file-entry manifest:full-path="Pictures/100000010000018E000000499D06F4E6233E2061.png" manifest:media-type="image/png"/>
  <manifest:file-entry manifest:full-path="Pictures/100000010000021C000000445438AA5A6DC07E67.png" manifest:media-type="image/png"/>
  <manifest:file-entry manifest:full-path="Pictures/10000001000000E000000019BCF7EB51B78BECC4.png" manifest:media-type="image/png"/>
  <manifest:file-entry manifest:full-path="Pictures/10000001000002340000004B2AC73DD187557810.png" manifest:media-type="image/png"/>
  <manifest:file-entry manifest:full-path="Pictures/10000001000001EA00000048F1821602F8B56BD0.png" manifest:media-type="image/png"/>
  <manifest:file-entry manifest:full-path="Pictures/100000010000014B0000008A76CE3735ED414511.png" manifest:media-type="image/png"/>
  <manifest:file-entry manifest:full-path="Pictures/100000010000028D00000016E661DFB4A545C56A.png" manifest:media-type="image/png"/>
  <manifest:file-entry manifest:full-path="Pictures/10000001000001F80000013139D548E92D585F4E.png" manifest:media-type="image/png"/>
  <manifest:file-entry manifest:full-path="Pictures/10000001000001220000004487BB514DD18BEDD1.png" manifest:media-type="image/png"/>
  <manifest:file-entry manifest:full-path="Pictures/1000000100000168000000847B347D246368D4CB.png" manifest:media-type="image/png"/>
  <manifest:file-entry manifest:full-path="Pictures/10000001000000BC000000369CF6BAFA567A42AA.png" manifest:media-type="image/png"/>
  <manifest:file-entry manifest:full-path="Pictures/100000010000015A0000005C23F04FBC7F72D0F0.png" manifest:media-type="image/png"/>
  <manifest:file-entry manifest:full-path="Pictures/100000010000034E000000651307BB8217BA0420.png" manifest:media-type="image/png"/>
  <manifest:file-entry manifest:full-path="Pictures/10000001000002000000013958803645F071FEEB.png" manifest:media-type="image/png"/>
  <manifest:file-entry manifest:full-path="Pictures/10000001000000F30000001F1E8D5B8176FFEC38.png" manifest:media-type="image/png"/>
  <manifest:file-entry manifest:full-path="Pictures/100000010000011A0000005EBC0C39267085DA31.png" manifest:media-type="image/png"/>
  <manifest:file-entry manifest:full-path="Pictures/100000010000026800000061104C24BBC8CD5AD3.png" manifest:media-type="image/png"/>
  <manifest:file-entry manifest:full-path="Pictures/100000010000012B00000030DEAD7452A1DDCD8D.png" manifest:media-type="image/png"/>
  <manifest:file-entry manifest:full-path="Pictures/10000001000001AF000000309EF657A7A6A8EB7A.png" manifest:media-type="image/png"/>
  <manifest:file-entry manifest:full-path="Pictures/10000001000000E400000078F285DCB4428F96A2.png" manifest:media-type="image/png"/>
  <manifest:file-entry manifest:full-path="Pictures/1000000100000267000000CBC78A9FB7722D8700.png" manifest:media-type="image/png"/>
  <manifest:file-entry manifest:full-path="Pictures/10000001000000A1000000322EEC7C0080787A63.png" manifest:media-type="image/png"/>
  <manifest:file-entry manifest:full-path="Pictures/100000010000025C000000770C483DFCD41EC330.png" manifest:media-type="image/png"/>
  <manifest:file-entry manifest:full-path="Pictures/1000000100000265000000E35229520B80522AE6.png" manifest:media-type="image/png"/>
  <manifest:file-entry manifest:full-path="Pictures/100000010000021100000021E484BCEF8BBDDC8C.png" manifest:media-type="image/png"/>
  <manifest:file-entry manifest:full-path="Pictures/10000001000002210000005EEA49F86181F77712.png" manifest:media-type="image/png"/>
  <manifest:file-entry manifest:full-path="Pictures/100000010000011A0000004ADA01CBB4B5F8B1CD.png" manifest:media-type="image/png"/>
  <manifest:file-entry manifest:full-path="Pictures/100000010000020600000045017E44C29E8A46EC.png" manifest:media-type="image/png"/>
  <manifest:file-entry manifest:full-path="Pictures/10000001000002260000003D77B94221B4933ECE.png" manifest:media-type="image/png"/>
  <manifest:file-entry manifest:full-path="Pictures/10000001000001CC000000F9FE722792E09C713F.png" manifest:media-type="image/png"/>
  <manifest:file-entry manifest:full-path="Pictures/10000001000000F100000033BA11865B3BC96387.png" manifest:media-type="image/png"/>
  <manifest:file-entry manifest:full-path="Pictures/1000000100000135000000550E40A3958FDE00D3.png" manifest:media-type="image/png"/>
  <manifest:file-entry manifest:full-path="Pictures/1000000100000147000000494680831CA9B1CAFC.png" manifest:media-type="image/png"/>
  <manifest:file-entry manifest:full-path="Pictures/100000010000011D0000004686EC4396D4BE707E.png" manifest:media-type="image/png"/>
  <manifest:file-entry manifest:full-path="Pictures/100000010000011C00000030DC2795C98DC6159C.png" manifest:media-type="image/png"/>
  <manifest:file-entry manifest:full-path="Pictures/1000000100000114000000CC25E7D16369DF31D0.png" manifest:media-type="image/png"/>
  <manifest:file-entry manifest:full-path="Pictures/1000000100000273000000A49090CDE9750FB355.png" manifest:media-type="image/png"/>
  <manifest:file-entry manifest:full-path="Pictures/100000010000020C000000600BB294B2241C1919.png" manifest:media-type="image/png"/>
  <manifest:file-entry manifest:full-path="Pictures/100000010000015B00000044D817DEBF167D8F3E.png" manifest:media-type="image/png"/>
  <manifest:file-entry manifest:full-path="Pictures/10000001000002560000008B0795001AA937B1F3.png" manifest:media-type="image/png"/>
  <manifest:file-entry manifest:full-path="Pictures/10000001000001200000005CABE66C8C3C80EB13.png" manifest:media-type="image/png"/>
  <manifest:file-entry manifest:full-path="Pictures/1000000100000179000000C417085AB65F5D2FA0.png" manifest:media-type="image/png"/>
  <manifest:file-entry manifest:full-path="Pictures/1000000100000125000000E86AAE480D7E0B06CB.png" manifest:media-type="image/png"/>
  <manifest:file-entry manifest:full-path="Pictures/1000000100000216000000591FB5E7D3607CAB47.png" manifest:media-type="image/png"/>
  <manifest:file-entry manifest:full-path="Pictures/10000001000000ED0000002FE3E4385699EC72A4.png" manifest:media-type="image/png"/>
  <manifest:file-entry manifest:full-path="Pictures/100000010000018B000000CD6E719A5DBEDB1ADB.png" manifest:media-type="image/png"/>
  <manifest:file-entry manifest:full-path="Pictures/10000001000001200000006E47E0FF27AA448459.png" manifest:media-type="image/png"/>
  <manifest:file-entry manifest:full-path="Pictures/10000001000001E1000000B4FFB44B77353CD1D8.png" manifest:media-type="image/png"/>
  <manifest:file-entry manifest:full-path="Pictures/100000010000011E0000008557A7DFD18BA1E98E.png" manifest:media-type="image/png"/>
  <manifest:file-entry manifest:full-path="Pictures/10000001000001160000004D2F8B09EA78121C14.png" manifest:media-type="image/png"/>
  <manifest:file-entry manifest:full-path="Pictures/10000001000000E60000004026972471953CFD41.png" manifest:media-type="image/png"/>
  <manifest:file-entry manifest:full-path="Pictures/10000001000001E10000006276C6603001612EF0.png" manifest:media-type="image/png"/>
  <manifest:file-entry manifest:full-path="Pictures/10000001000001EC00000143AEEB4D74C8ACC9F5.png" manifest:media-type="image/png"/>
  <manifest:file-entry manifest:full-path="Pictures/1000000100000124000000594D1B6137FB955D66.png" manifest:media-type="image/png"/>
  <manifest:file-entry manifest:full-path="Pictures/10000001000001200000005D91BAFA31888338A8.png" manifest:media-type="image/png"/>
  <manifest:file-entry manifest:full-path="Pictures/100000010000011A0000004A67763FB106527712.png" manifest:media-type="image/png"/>
  <manifest:file-entry manifest:full-path="Pictures/10000001000000900000001B71DB58634F37AF05.png" manifest:media-type="image/png"/>
  <manifest:file-entry manifest:full-path="Pictures/10000001000001A5000000A004B3BDF44BECA4DE.png" manifest:media-type="image/png"/>
  <manifest:file-entry manifest:full-path="Pictures/100000010000011500000049AE56D5C8F6900BD7.png" manifest:media-type="image/png"/>
  <manifest:file-entry manifest:full-path="Pictures/10000001000001350000007556904322348B2699.png" manifest:media-type="image/png"/>
  <manifest:file-entry manifest:full-path="Pictures/10000001000001720000004157701D9B6CBD5AB5.png" manifest:media-type="image/png"/>
  <manifest:file-entry manifest:full-path="Pictures/100000010000012E0000003D216B394D570849B6.png" manifest:media-type="image/png"/>
  <manifest:file-entry manifest:full-path="Pictures/10000001000001190000004A88B1EEF668709B0B.png" manifest:media-type="image/png"/>
  <manifest:file-entry manifest:full-path="Pictures/100000010000011B00000061959CABBE8AAB4E03.png" manifest:media-type="image/png"/>
  <manifest:file-entry manifest:full-path="Pictures/1000000100000137000000CDFB42AB26E73D8637.png" manifest:media-type="image/png"/>
  <manifest:file-entry manifest:full-path="Pictures/100000010000028E0000018C561C88091C4B5329.png" manifest:media-type="image/png"/>
  <manifest:file-entry manifest:full-path="Pictures/100000010000011F000000419C783E6242398667.png" manifest:media-type="image/png"/>
  <manifest:file-entry manifest:full-path="Pictures/10000001000001B6000000E2EC34157C92ECF80B.png" manifest:media-type="image/png"/>
  <manifest:file-entry manifest:full-path="Pictures/100000010000019900000043D4F42D6B905D4E56.png" manifest:media-type="image/png"/>
  <manifest:file-entry manifest:full-path="Pictures/10000001000003AF000000A04BDBA2BDAA94051A.png" manifest:media-type="image/png"/>
  <manifest:file-entry manifest:full-path="Pictures/10000001000001C2000000617C96568A3DAEFEC3.png" manifest:media-type="image/png"/>
  <manifest:file-entry manifest:full-path="Pictures/100000010000016B000000BA8E9F89EA80E55840.png" manifest:media-type="image/png"/>
  <manifest:file-entry manifest:full-path="Pictures/1000000100000253000000C464A43BA9063DDD77.png" manifest:media-type="image/png"/>
  <manifest:file-entry manifest:full-path="Pictures/10000001000001610000004474E63AE108B5B58B.png" manifest:media-type="image/png"/>
  <manifest:file-entry manifest:full-path="Pictures/10000001000001A9000000B75DF75D51DC1B090D.png" manifest:media-type="image/png"/>
  <manifest:file-entry manifest:full-path="Pictures/100000010000013F00000085DEEC388CDDA400BB.png" manifest:media-type="image/png"/>
  <manifest:file-entry manifest:full-path="Pictures/100000010000015B0000010A06887D1C7864EF84.png" manifest:media-type="image/png"/>
  <manifest:file-entry manifest:full-path="Pictures/10000001000001600000010A729ADD77D453EBCC.png" manifest:media-type="image/png"/>
  <manifest:file-entry manifest:full-path="Pictures/10000001000001620000005A0432AB657EF5FADD.png" manifest:media-type="image/png"/>
  <manifest:file-entry manifest:full-path="Pictures/10000001000001BD000000D6FEEB207254D326CD.png" manifest:media-type="image/png"/>
  <manifest:file-entry manifest:full-path="Pictures/10000001000000C1000000361AC8530CEF30904C.png" manifest:media-type="image/png"/>
  <manifest:file-entry manifest:full-path="Pictures/10000001000001780000004EBF3621AE5655AB23.png" manifest:media-type="image/png"/>
  <manifest:file-entry manifest:full-path="Pictures/10000001000001310000009D6B839AB4E7429339.png" manifest:media-type="image/png"/>
  <manifest:file-entry manifest:full-path="Pictures/10000001000001E2000000B3685B6076562C922F.png" manifest:media-type="image/png"/>
  <manifest:file-entry manifest:full-path="Pictures/1000000100000152000000740985A0A56D64DA1E.png" manifest:media-type="image/png"/>
  <manifest:file-entry manifest:full-path="Pictures/10000001000000680000001A49BEC75C68DC8DE6.png" manifest:media-type="image/png"/>
  <manifest:file-entry manifest:full-path="Pictures/10000001000001D60000005CA6CE44677EE0F765.png" manifest:media-type="image/png"/>
  <manifest:file-entry manifest:full-path="Pictures/100000010000015F0000007466BDC4C49B5AFEDC.png" manifest:media-type="image/png"/>
  <manifest:file-entry manifest:full-path="Pictures/1000000100000164000000751022656B391F4AFC.png" manifest:media-type="image/png"/>
  <manifest:file-entry manifest:full-path="Pictures/10000001000000330000001BD0F3E5C4222DA7DA.png" manifest:media-type="image/png"/>
  <manifest:file-entry manifest:full-path="Pictures/100000010000015100000059D6A3A3236AC596D0.png" manifest:media-type="image/png"/>
  <manifest:file-entry manifest:full-path="Pictures/10000001000001780000005C80005A6FB89F5E85.png" manifest:media-type="image/png"/>
  <manifest:file-entry manifest:full-path="Pictures/10000001000001640000001812942A1346DA3BFA.png" manifest:media-type="image/png"/>
  <manifest:file-entry manifest:full-path="Pictures/10000001000001B5000000CFD0C0C801723C9AD4.png" manifest:media-type="image/png"/>
  <manifest:file-entry manifest:full-path="Pictures/100000010000010A00000029D2F519760D0D6B44.png" manifest:media-type="image/png"/>
  <manifest:file-entry manifest:full-path="Pictures/10000001000000B60000003575DC0BA2FFF5D301.png" manifest:media-type="image/png"/>
  <manifest:file-entry manifest:full-path="Pictures/1000000100000119000000453187332A7627AB5A.png" manifest:media-type="image/png"/>
  <manifest:file-entry manifest:full-path="Pictures/100000010000011700000046C40DA9608E03A591.png" manifest:media-type="image/png"/>
  <manifest:file-entry manifest:full-path="Pictures/10000001000000DA00000089EFBEE07D7AD2E9B3.png" manifest:media-type="image/png"/>
  <manifest:file-entry manifest:full-path="Pictures/100000010000039E00000089240C893937617FF8.png" manifest:media-type="image/png"/>
  <manifest:file-entry manifest:full-path="Pictures/100000010000015800000019D8940E417FC623B7.png" manifest:media-type="image/png"/>
  <manifest:file-entry manifest:full-path="Pictures/10000001000001190000004AC7BEF3DF614ACA0D.png" manifest:media-type="image/png"/>
  <manifest:file-entry manifest:full-path="Pictures/10000001000001160000005B739F6F001063FEBD.png" manifest:media-type="image/png"/>
  <manifest:file-entry manifest:full-path="Pictures/100000010000018700000037FE81FF55947B0A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29"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30"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31"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32"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33"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34" style:family="paragraph" style:parent-style-name="Standard">
      <style:paragraph-properties fo:line-height="150%" fo:text-align="justify" style:justify-single-word="false"/>
      <style:text-properties style:font-name="FreeMono" officeooo:rsid="00023b10" officeooo:paragraph-rsid="00023b10"/>
    </style:style>
    <style:style style:name="P35" style:family="paragraph" style:parent-style-name="Standard">
      <style:paragraph-properties fo:line-height="150%" fo:text-align="justify" style:justify-single-word="false"/>
      <style:text-properties style:font-name="FreeMono" officeooo:rsid="000551db" officeooo:paragraph-rsid="000551db"/>
    </style:style>
    <style:style style:name="P36"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37"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38"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39"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40"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41"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42"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43"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44"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45"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46"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47" style:family="paragraph" style:parent-style-name="Standard">
      <style:paragraph-properties fo:line-height="150%" fo:text-align="justify" style:justify-single-word="false"/>
      <style:text-properties style:font-name="FreeMono" officeooo:rsid="007479e2" officeooo:paragraph-rsid="007479e2"/>
    </style:style>
    <style:style style:name="P48" style:family="paragraph" style:parent-style-name="Standard">
      <style:paragraph-properties fo:line-height="150%" fo:text-align="justify" style:justify-single-word="false"/>
      <style:text-properties style:font-name="FreeMono" officeooo:rsid="007959a0" officeooo:paragraph-rsid="007959a0"/>
    </style:style>
    <style:style style:name="P49"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50"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51"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52"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53"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54"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55"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56" style:family="paragraph" style:parent-style-name="Standard">
      <style:paragraph-properties fo:line-height="150%" fo:text-align="justify" style:justify-single-word="false"/>
      <style:text-properties style:font-name="FreeMono" officeooo:rsid="007abc17" officeooo:paragraph-rsid="007abc17"/>
    </style:style>
    <style:style style:name="P57" style:family="paragraph" style:parent-style-name="Standard">
      <style:paragraph-properties fo:line-height="150%" fo:text-align="justify" style:justify-single-word="false"/>
      <style:text-properties style:font-name="FreeMono" officeooo:rsid="007b33c3" officeooo:paragraph-rsid="007b33c3"/>
    </style:style>
    <style:style style:name="P58"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59" style:family="paragraph" style:parent-style-name="Standard">
      <style:paragraph-properties fo:line-height="150%" fo:text-align="justify" style:justify-single-word="false"/>
      <style:text-properties style:font-name="FreeMono" officeooo:rsid="007cfacd" officeooo:paragraph-rsid="007cfacd"/>
    </style:style>
    <style:style style:name="P60" style:family="paragraph" style:parent-style-name="Standard">
      <style:paragraph-properties fo:line-height="150%" fo:text-align="justify" style:justify-single-word="false"/>
      <style:text-properties style:font-name="FreeMono" officeooo:rsid="007e251c" officeooo:paragraph-rsid="007e251c"/>
    </style:style>
    <style:style style:name="P61" style:family="paragraph" style:parent-style-name="Standard">
      <style:paragraph-properties fo:line-height="150%" fo:text-align="justify" style:justify-single-word="false"/>
      <style:text-properties style:font-name="FreeMono" officeooo:rsid="007ed73e" officeooo:paragraph-rsid="007ed73e"/>
    </style:style>
    <style:style style:name="P62" style:family="paragraph" style:parent-style-name="Standard">
      <style:paragraph-properties fo:line-height="150%" fo:text-align="justify" style:justify-single-word="false"/>
      <style:text-properties style:font-name="FreeMono" officeooo:rsid="007f724d" officeooo:paragraph-rsid="007f724d"/>
    </style:style>
    <style:style style:name="P63" style:family="paragraph" style:parent-style-name="Standard">
      <style:paragraph-properties fo:line-height="150%" fo:text-align="justify" style:justify-single-word="false"/>
      <style:text-properties style:font-name="FreeMono" officeooo:rsid="00853caa" officeooo:paragraph-rsid="00853caa"/>
    </style:style>
    <style:style style:name="P64" style:family="paragraph" style:parent-style-name="Standard">
      <style:paragraph-properties fo:line-height="150%" fo:text-align="justify" style:justify-single-word="false"/>
      <style:text-properties style:font-name="FreeMono" officeooo:rsid="0085ce3f" officeooo:paragraph-rsid="00853caa"/>
    </style:style>
    <style:style style:name="P65" style:family="paragraph" style:parent-style-name="Standard">
      <style:paragraph-properties fo:line-height="150%" fo:text-align="justify" style:justify-single-word="false"/>
      <style:text-properties style:font-name="FreeMono" officeooo:rsid="0085ce3f" officeooo:paragraph-rsid="0085ce3f"/>
    </style:style>
    <style:style style:name="P66" style:family="paragraph" style:parent-style-name="Standard">
      <style:paragraph-properties fo:line-height="150%" fo:text-align="justify" style:justify-single-word="false"/>
      <style:text-properties style:font-name="FreeMono" officeooo:rsid="00894624" officeooo:paragraph-rsid="00894624"/>
    </style:style>
    <style:style style:name="P67" style:family="paragraph" style:parent-style-name="Standard">
      <style:paragraph-properties fo:line-height="150%" fo:text-align="justify" style:justify-single-word="false"/>
      <style:text-properties style:font-name="FreeMono" officeooo:rsid="008acda1" officeooo:paragraph-rsid="00894624"/>
    </style:style>
    <style:style style:name="P68" style:family="paragraph" style:parent-style-name="Standard">
      <style:paragraph-properties fo:line-height="150%" fo:text-align="justify" style:justify-single-word="false"/>
      <style:text-properties style:font-name="FreeMono" officeooo:rsid="008acda1" officeooo:paragraph-rsid="008acda1"/>
    </style:style>
    <style:style style:name="P69"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70" style:family="paragraph" style:parent-style-name="Standard">
      <style:paragraph-properties fo:line-height="150%" fo:text-align="justify" style:justify-single-word="false"/>
      <style:text-properties style:font-name="FreeMono" officeooo:rsid="008df3f0" officeooo:paragraph-rsid="008df3f0"/>
    </style:style>
    <style:style style:name="P71" style:family="paragraph" style:parent-style-name="Standard">
      <style:paragraph-properties fo:line-height="150%" fo:text-align="justify" style:justify-single-word="false"/>
      <style:text-properties style:font-name="FreeMono" officeooo:rsid="008f449f" officeooo:paragraph-rsid="008f449f"/>
    </style:style>
    <style:style style:name="P72" style:family="paragraph" style:parent-style-name="Standard">
      <style:paragraph-properties fo:line-height="150%" fo:text-align="justify" style:justify-single-word="false"/>
      <style:text-properties style:font-name="FreeMono" officeooo:rsid="0090bbc5" officeooo:paragraph-rsid="0090bbc5"/>
    </style:style>
    <style:style style:name="P73" style:family="paragraph" style:parent-style-name="Standard">
      <style:paragraph-properties fo:line-height="150%" fo:text-align="justify" style:justify-single-word="false"/>
      <style:text-properties style:font-name="FreeMono" officeooo:rsid="0090f060" officeooo:paragraph-rsid="0090f060"/>
    </style:style>
    <style:style style:name="P74" style:family="paragraph" style:parent-style-name="Standard">
      <style:paragraph-properties fo:line-height="150%" fo:text-align="justify" style:justify-single-word="false"/>
      <style:text-properties style:font-name="FreeMono" officeooo:rsid="009732af" officeooo:paragraph-rsid="009732af"/>
    </style:style>
    <style:style style:name="P75" style:family="paragraph" style:parent-style-name="Standard">
      <style:paragraph-properties fo:line-height="150%" fo:text-align="justify" style:justify-single-word="false"/>
      <style:text-properties style:font-name="FreeMono" officeooo:rsid="0098a313" officeooo:paragraph-rsid="0098a313"/>
    </style:style>
    <style:style style:name="P76" style:family="paragraph" style:parent-style-name="Standard">
      <style:paragraph-properties fo:line-height="150%" fo:text-align="justify" style:justify-single-word="false"/>
      <style:text-properties officeooo:paragraph-rsid="0014b6bd"/>
    </style:style>
    <style:style style:name="P77" style:family="paragraph" style:parent-style-name="Standard">
      <style:paragraph-properties fo:line-height="150%" fo:text-align="justify" style:justify-single-word="false"/>
      <style:text-properties officeooo:paragraph-rsid="0016a055"/>
    </style:style>
    <style:style style:name="P78" style:family="paragraph" style:parent-style-name="Standard">
      <style:paragraph-properties fo:line-height="150%" fo:text-align="justify" style:justify-single-word="false"/>
      <style:text-properties officeooo:paragraph-rsid="00224474"/>
    </style:style>
    <style:style style:name="P79" style:family="paragraph" style:parent-style-name="Standard">
      <style:paragraph-properties fo:line-height="150%" fo:text-align="justify" style:justify-single-word="false"/>
      <style:text-properties officeooo:paragraph-rsid="0023defd"/>
    </style:style>
    <style:style style:name="P80" style:family="paragraph" style:parent-style-name="Standard">
      <style:paragraph-properties fo:line-height="150%" fo:text-align="justify" style:justify-single-word="false"/>
      <style:text-properties officeooo:paragraph-rsid="0037a94c"/>
    </style:style>
    <style:style style:name="P81" style:family="paragraph" style:parent-style-name="Standard">
      <style:paragraph-properties fo:line-height="150%" fo:text-align="justify" style:justify-single-word="false"/>
      <style:text-properties officeooo:paragraph-rsid="00492d00"/>
    </style:style>
    <style:style style:name="P82" style:family="paragraph" style:parent-style-name="Standard">
      <style:paragraph-properties fo:line-height="150%" fo:text-align="justify" style:justify-single-word="false"/>
      <style:text-properties officeooo:paragraph-rsid="004b4845"/>
    </style:style>
    <style:style style:name="P83" style:family="paragraph" style:parent-style-name="Standard">
      <style:paragraph-properties fo:line-height="150%" fo:text-align="justify" style:justify-single-word="false"/>
      <style:text-properties officeooo:paragraph-rsid="00519b5b"/>
    </style:style>
    <style:style style:name="P84" style:family="paragraph" style:parent-style-name="Standard">
      <style:paragraph-properties fo:line-height="150%" fo:text-align="justify" style:justify-single-word="false"/>
      <style:text-properties officeooo:paragraph-rsid="00523497"/>
    </style:style>
    <style:style style:name="P85" style:family="paragraph" style:parent-style-name="Standard">
      <style:paragraph-properties fo:line-height="150%" fo:text-align="justify" style:justify-single-word="false"/>
      <style:text-properties officeooo:paragraph-rsid="0055a4e7"/>
    </style:style>
    <style:style style:name="P86" style:family="paragraph" style:parent-style-name="Standard">
      <style:paragraph-properties fo:line-height="150%" fo:text-align="justify" style:justify-single-word="false"/>
      <style:text-properties officeooo:paragraph-rsid="00565b90"/>
    </style:style>
    <style:style style:name="P87" style:family="paragraph" style:parent-style-name="Standard">
      <style:paragraph-properties fo:line-height="150%" fo:text-align="justify" style:justify-single-word="false"/>
      <style:text-properties officeooo:paragraph-rsid="0058390f"/>
    </style:style>
    <style:style style:name="P88" style:family="paragraph" style:parent-style-name="Standard">
      <style:paragraph-properties fo:line-height="150%" fo:text-align="justify" style:justify-single-word="false"/>
      <style:text-properties officeooo:paragraph-rsid="0059cd64"/>
    </style:style>
    <style:style style:name="P89" style:family="paragraph" style:parent-style-name="Standard">
      <style:paragraph-properties fo:line-height="150%" fo:text-align="justify" style:justify-single-word="false"/>
      <style:text-properties officeooo:paragraph-rsid="005a754d"/>
    </style:style>
    <style:style style:name="P90" style:family="paragraph" style:parent-style-name="Standard">
      <style:paragraph-properties fo:line-height="150%" fo:text-align="justify" style:justify-single-word="false"/>
      <style:text-properties officeooo:paragraph-rsid="005b6c21"/>
    </style:style>
    <style:style style:name="P91" style:family="paragraph" style:parent-style-name="Standard">
      <style:paragraph-properties fo:line-height="150%" fo:text-align="justify" style:justify-single-word="false"/>
      <style:text-properties officeooo:paragraph-rsid="005d6071"/>
    </style:style>
    <style:style style:name="P92" style:family="paragraph" style:parent-style-name="Standard">
      <style:paragraph-properties fo:line-height="150%" fo:text-align="justify" style:justify-single-word="false"/>
      <style:text-properties officeooo:paragraph-rsid="005f2fe3"/>
    </style:style>
    <style:style style:name="P93" style:family="paragraph" style:parent-style-name="Standard">
      <style:paragraph-properties fo:line-height="150%" fo:text-align="justify" style:justify-single-word="false"/>
      <style:text-properties officeooo:paragraph-rsid="005f734f"/>
    </style:style>
    <style:style style:name="P94" style:family="paragraph" style:parent-style-name="Standard">
      <style:paragraph-properties fo:line-height="150%" fo:text-align="justify" style:justify-single-word="false"/>
      <style:text-properties officeooo:paragraph-rsid="006515ba"/>
    </style:style>
    <style:style style:name="P95" style:family="paragraph" style:parent-style-name="Standard">
      <style:paragraph-properties fo:line-height="150%" fo:text-align="justify" style:justify-single-word="false"/>
      <style:text-properties officeooo:paragraph-rsid="0066196d"/>
    </style:style>
    <style:style style:name="P96" style:family="paragraph" style:parent-style-name="Standard">
      <style:paragraph-properties fo:line-height="150%" fo:text-align="justify" style:justify-single-word="false"/>
      <style:text-properties officeooo:paragraph-rsid="00674185"/>
    </style:style>
    <style:style style:name="P97" style:family="paragraph" style:parent-style-name="Standard">
      <style:paragraph-properties fo:line-height="150%" fo:text-align="justify" style:justify-single-word="false"/>
      <style:text-properties officeooo:paragraph-rsid="00680300"/>
    </style:style>
    <style:style style:name="P98" style:family="paragraph" style:parent-style-name="Standard">
      <style:paragraph-properties fo:line-height="150%" fo:text-align="justify" style:justify-single-word="false"/>
      <style:text-properties officeooo:paragraph-rsid="006c74bb"/>
    </style:style>
    <style:style style:name="P99" style:family="paragraph" style:parent-style-name="Standard">
      <style:paragraph-properties fo:line-height="150%" fo:text-align="justify" style:justify-single-word="false"/>
      <style:text-properties officeooo:paragraph-rsid="0076b7cb"/>
    </style:style>
    <style:style style:name="P100" style:family="paragraph" style:parent-style-name="Standard">
      <style:paragraph-properties fo:line-height="150%" fo:text-align="justify" style:justify-single-word="false"/>
      <style:text-properties officeooo:paragraph-rsid="00773b85"/>
    </style:style>
    <style:style style:name="P101"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02" style:family="paragraph" style:parent-style-name="Standard">
      <style:paragraph-properties fo:line-height="150%" fo:text-align="justify" style:justify-single-word="false"/>
      <style:text-properties officeooo:paragraph-rsid="007b33c3"/>
    </style:style>
    <style:style style:name="P103" style:family="paragraph" style:parent-style-name="Standard">
      <style:paragraph-properties fo:line-height="150%" fo:text-align="justify" style:justify-single-word="false"/>
      <style:text-properties officeooo:paragraph-rsid="007cfacd"/>
    </style:style>
    <style:style style:name="P104" style:family="paragraph" style:parent-style-name="Standard">
      <style:paragraph-properties fo:line-height="150%" fo:text-align="justify" style:justify-single-word="false"/>
      <style:text-properties officeooo:paragraph-rsid="007f724d"/>
    </style:style>
    <style:style style:name="P105" style:family="paragraph" style:parent-style-name="Standard">
      <style:paragraph-properties fo:line-height="150%" fo:text-align="justify" style:justify-single-word="false"/>
      <style:text-properties officeooo:paragraph-rsid="00853caa"/>
    </style:style>
    <style:style style:name="P106" style:family="paragraph" style:parent-style-name="Standard">
      <style:paragraph-properties fo:line-height="150%" fo:text-align="justify" style:justify-single-word="false"/>
      <style:text-properties officeooo:paragraph-rsid="0090f060"/>
    </style:style>
    <style:style style:name="P107" style:family="paragraph" style:parent-style-name="Standard">
      <style:paragraph-properties fo:line-height="150%" fo:text-align="justify" style:justify-single-word="false"/>
      <style:text-properties officeooo:paragraph-rsid="0098e03d"/>
    </style:style>
    <style:style style:name="P108" style:family="paragraph" style:parent-style-name="Standard">
      <style:paragraph-properties fo:line-height="150%" fo:text-align="justify" style:justify-single-word="false"/>
      <style:text-properties officeooo:paragraph-rsid="009cd106"/>
    </style:style>
    <style:style style:name="P109" style:family="paragraph" style:parent-style-name="Standard">
      <style:paragraph-properties fo:line-height="150%" fo:text-align="justify" style:justify-single-word="false"/>
      <style:text-properties officeooo:paragraph-rsid="009d238d"/>
    </style:style>
    <style:style style:name="P110" style:family="paragraph" style:parent-style-name="Standard">
      <style:paragraph-properties fo:line-height="150%" fo:text-align="justify" style:justify-single-word="false"/>
      <style:text-properties officeooo:paragraph-rsid="009f155b"/>
    </style:style>
    <style:style style:name="P111" style:family="paragraph" style:parent-style-name="Standard">
      <style:paragraph-properties fo:line-height="150%" fo:text-align="justify" style:justify-single-word="false"/>
      <style:text-properties officeooo:paragraph-rsid="00a11f99"/>
    </style:style>
    <style:style style:name="P112" style:family="paragraph" style:parent-style-name="Standard">
      <style:paragraph-properties fo:line-height="150%" fo:text-align="justify" style:justify-single-word="false"/>
      <style:text-properties officeooo:paragraph-rsid="00a152fc"/>
    </style:style>
    <style:style style:name="P113" style:family="paragraph" style:parent-style-name="Standard">
      <style:paragraph-properties fo:line-height="150%" fo:text-align="justify" style:justify-single-word="false"/>
      <style:text-properties officeooo:paragraph-rsid="00ac1c27"/>
    </style:style>
    <style:style style:name="P114" style:family="paragraph" style:parent-style-name="Standard">
      <style:paragraph-properties fo:line-height="150%" fo:text-align="justify" style:justify-single-word="false"/>
      <style:text-properties officeooo:paragraph-rsid="00adf159"/>
    </style:style>
    <style:style style:name="P115" style:family="paragraph" style:parent-style-name="Standard">
      <style:paragraph-properties fo:line-height="150%" fo:text-align="justify" style:justify-single-word="false"/>
      <style:text-properties officeooo:paragraph-rsid="00b50ba4"/>
    </style:style>
    <style:style style:name="P116" style:family="paragraph" style:parent-style-name="Standard">
      <style:paragraph-properties fo:line-height="150%" fo:text-align="justify" style:justify-single-word="false"/>
      <style:text-properties officeooo:paragraph-rsid="00b61ffb"/>
    </style:style>
    <style:style style:name="P117" style:family="paragraph" style:parent-style-name="Standard">
      <style:paragraph-properties fo:line-height="150%" fo:text-align="justify" style:justify-single-word="false"/>
      <style:text-properties officeooo:paragraph-rsid="00b81675"/>
    </style:style>
    <style:style style:name="P118" style:family="paragraph" style:parent-style-name="Standard">
      <style:paragraph-properties fo:line-height="150%" fo:text-align="justify" style:justify-single-word="false"/>
      <style:text-properties officeooo:paragraph-rsid="00bdf979"/>
    </style:style>
    <style:style style:name="P119" style:family="paragraph" style:parent-style-name="Standard">
      <style:paragraph-properties fo:line-height="150%" fo:text-align="justify" style:justify-single-word="false"/>
      <style:text-properties officeooo:paragraph-rsid="00be7b1f"/>
    </style:style>
    <style:style style:name="P120" style:family="paragraph" style:parent-style-name="Standard">
      <style:paragraph-properties fo:line-height="150%" fo:text-align="justify" style:justify-single-word="false"/>
      <style:text-properties officeooo:paragraph-rsid="00c0725d"/>
    </style:style>
    <style:style style:name="P121" style:family="paragraph" style:parent-style-name="Standard">
      <style:paragraph-properties fo:line-height="150%" fo:text-align="justify" style:justify-single-word="false"/>
      <style:text-properties officeooo:paragraph-rsid="00c79bdb"/>
    </style:style>
    <style:style style:name="P122" style:family="paragraph" style:parent-style-name="Standard">
      <style:paragraph-properties fo:line-height="150%" fo:text-align="justify" style:justify-single-word="false"/>
      <style:text-properties officeooo:paragraph-rsid="00c819ff"/>
    </style:style>
    <style:style style:name="P123" style:family="paragraph" style:parent-style-name="Standard">
      <style:paragraph-properties fo:line-height="150%" fo:text-align="justify" style:justify-single-word="false"/>
      <style:text-properties officeooo:paragraph-rsid="00c9a2ac"/>
    </style:style>
    <style:style style:name="P124" style:family="paragraph" style:parent-style-name="Standard">
      <style:paragraph-properties fo:line-height="150%" fo:text-align="justify" style:justify-single-word="false"/>
      <style:text-properties officeooo:paragraph-rsid="00d14c58"/>
    </style:style>
    <style:style style:name="P125" style:family="paragraph" style:parent-style-name="Standard">
      <style:paragraph-properties fo:line-height="150%" fo:text-align="justify" style:justify-single-word="false"/>
      <style:text-properties officeooo:paragraph-rsid="00d1bb6e"/>
    </style:style>
    <style:style style:name="P126" style:family="paragraph" style:parent-style-name="Standard">
      <style:paragraph-properties fo:line-height="150%" fo:text-align="justify" style:justify-single-word="false"/>
      <style:text-properties officeooo:paragraph-rsid="00e1f15b"/>
    </style:style>
    <style:style style:name="P127" style:family="paragraph" style:parent-style-name="Standard">
      <style:paragraph-properties fo:line-height="150%" fo:text-align="justify" style:justify-single-word="false"/>
      <style:text-properties officeooo:paragraph-rsid="00e38fb5"/>
    </style:style>
    <style:style style:name="P128" style:family="paragraph" style:parent-style-name="Standard">
      <style:paragraph-properties fo:line-height="150%" fo:text-align="justify" style:justify-single-word="false"/>
      <style:text-properties officeooo:paragraph-rsid="00e855e9"/>
    </style:style>
    <style:style style:name="P129" style:family="paragraph" style:parent-style-name="Standard">
      <style:paragraph-properties fo:line-height="150%" fo:text-align="justify" style:justify-single-word="false"/>
      <style:text-properties officeooo:paragraph-rsid="00e9d081"/>
    </style:style>
    <style:style style:name="P130" style:family="paragraph" style:parent-style-name="Standard">
      <style:paragraph-properties fo:line-height="150%" fo:text-align="justify" style:justify-single-word="false">
        <style:tab-stops/>
      </style:paragraph-properties>
      <style:text-properties officeooo:paragraph-rsid="00eb403d"/>
    </style:style>
    <style:style style:name="P131" style:family="paragraph" style:parent-style-name="Standard">
      <style:paragraph-properties fo:line-height="150%" fo:text-align="justify" style:justify-single-word="false"/>
      <style:text-properties officeooo:paragraph-rsid="00eccebf"/>
    </style:style>
    <style:style style:name="P132" style:family="paragraph" style:parent-style-name="Standard">
      <style:paragraph-properties fo:line-height="150%" fo:text-align="justify" style:justify-single-word="false"/>
      <style:text-properties officeooo:paragraph-rsid="00f01a44"/>
    </style:style>
    <style:style style:name="P133" style:family="paragraph" style:parent-style-name="Standard">
      <style:paragraph-properties fo:line-height="150%" fo:text-align="justify" style:justify-single-word="false"/>
      <style:text-properties officeooo:paragraph-rsid="00f3451c"/>
    </style:style>
    <style:style style:name="P1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354"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37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38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38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384"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385"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386"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387"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388"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389"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390"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391"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392"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393"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394"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395"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396"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397"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398"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399"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400" style:family="paragraph" style:parent-style-name="Standard">
      <style:paragraph-properties fo:line-height="150%" fo:text-align="justify" style:justify-single-word="false"/>
      <style:text-properties officeooo:rsid="00265baa" officeooo:paragraph-rsid="00265baa"/>
    </style:style>
    <style:style style:name="P401" style:family="paragraph" style:parent-style-name="Standard">
      <style:paragraph-properties fo:line-height="150%" fo:text-align="justify" style:justify-single-word="false"/>
      <style:text-properties officeooo:rsid="002a29d1" officeooo:paragraph-rsid="002a29d1"/>
    </style:style>
    <style:style style:name="P402" style:family="paragraph" style:parent-style-name="Standard">
      <style:paragraph-properties fo:line-height="150%" fo:text-align="justify" style:justify-single-word="false"/>
      <style:text-properties officeooo:rsid="0033623d" officeooo:paragraph-rsid="0034423f"/>
    </style:style>
    <style:style style:name="P403" style:family="paragraph" style:parent-style-name="Standard">
      <style:paragraph-properties fo:line-height="150%" fo:text-align="justify" style:justify-single-word="false"/>
      <style:text-properties officeooo:rsid="0034423f" officeooo:paragraph-rsid="0034423f"/>
    </style:style>
    <style:style style:name="P404" style:family="paragraph" style:parent-style-name="Standard">
      <style:paragraph-properties fo:line-height="150%" fo:text-align="justify" style:justify-single-word="false"/>
      <style:text-properties officeooo:rsid="00357683" officeooo:paragraph-rsid="00357683"/>
    </style:style>
    <style:style style:name="P405" style:family="paragraph" style:parent-style-name="Standard">
      <style:paragraph-properties fo:line-height="150%" fo:text-align="justify" style:justify-single-word="false"/>
      <style:text-properties officeooo:rsid="00372b4c" officeooo:paragraph-rsid="00372b4c"/>
    </style:style>
    <style:style style:name="P406" style:family="paragraph" style:parent-style-name="Standard">
      <style:paragraph-properties fo:line-height="150%" fo:text-align="justify" style:justify-single-word="false"/>
      <style:text-properties officeooo:rsid="00373a36" officeooo:paragraph-rsid="00373a36"/>
    </style:style>
    <style:style style:name="P407" style:family="paragraph" style:parent-style-name="Standard">
      <style:paragraph-properties fo:line-height="150%" fo:text-align="justify" style:justify-single-word="false"/>
      <style:text-properties officeooo:rsid="0037ee6a" officeooo:paragraph-rsid="0037ee6a"/>
    </style:style>
    <style:style style:name="P408" style:family="paragraph" style:parent-style-name="Standard">
      <style:paragraph-properties fo:line-height="150%" fo:text-align="justify" style:justify-single-word="false"/>
      <style:text-properties officeooo:rsid="00391582" officeooo:paragraph-rsid="00391582"/>
    </style:style>
    <style:style style:name="P409" style:family="paragraph" style:parent-style-name="Standard">
      <style:paragraph-properties fo:line-height="150%" fo:text-align="justify" style:justify-single-word="false"/>
      <style:text-properties officeooo:rsid="00492d00" officeooo:paragraph-rsid="00492d00"/>
    </style:style>
    <style:style style:name="P410" style:family="paragraph" style:parent-style-name="Standard">
      <style:paragraph-properties fo:line-height="150%" fo:text-align="justify" style:justify-single-word="false"/>
      <style:text-properties officeooo:rsid="004aa6ac" officeooo:paragraph-rsid="004aa6ac"/>
    </style:style>
    <style:style style:name="P411" style:family="paragraph" style:parent-style-name="Standard">
      <style:paragraph-properties fo:line-height="150%" fo:text-align="justify" style:justify-single-word="false"/>
      <style:text-properties officeooo:rsid="004b4845" officeooo:paragraph-rsid="004b4845"/>
    </style:style>
    <style:style style:name="P412" style:family="paragraph" style:parent-style-name="Standard">
      <style:paragraph-properties fo:line-height="150%" fo:text-align="justify" style:justify-single-word="false"/>
      <style:text-properties officeooo:rsid="004fb6ae" officeooo:paragraph-rsid="004fb6ae"/>
    </style:style>
    <style:style style:name="P413" style:family="paragraph" style:parent-style-name="Standard">
      <style:paragraph-properties fo:line-height="150%" fo:text-align="justify" style:justify-single-word="false"/>
      <style:text-properties officeooo:rsid="0052f5a5" officeooo:paragraph-rsid="0052f5a5"/>
    </style:style>
    <style:style style:name="P414" style:family="paragraph" style:parent-style-name="Standard">
      <style:paragraph-properties fo:line-height="150%" fo:text-align="justify" style:justify-single-word="false"/>
      <style:text-properties officeooo:rsid="0053e31b" officeooo:paragraph-rsid="0053e31b"/>
    </style:style>
    <style:style style:name="P415" style:family="paragraph" style:parent-style-name="Standard">
      <style:paragraph-properties fo:line-height="150%" fo:text-align="justify" style:justify-single-word="false"/>
      <style:text-properties officeooo:rsid="0057c5e4" officeooo:paragraph-rsid="0057c5e4"/>
    </style:style>
    <style:style style:name="P416" style:family="paragraph" style:parent-style-name="Standard">
      <style:paragraph-properties fo:line-height="150%" fo:text-align="justify" style:justify-single-word="false"/>
      <style:text-properties officeooo:rsid="005d6071" officeooo:paragraph-rsid="005da4ee"/>
    </style:style>
    <style:style style:name="P417" style:family="paragraph" style:parent-style-name="Standard">
      <style:paragraph-properties fo:line-height="150%" fo:text-align="justify" style:justify-single-word="false"/>
      <style:text-properties officeooo:rsid="005f734f" officeooo:paragraph-rsid="005f734f"/>
    </style:style>
    <style:style style:name="P418" style:family="paragraph" style:parent-style-name="Standard">
      <style:paragraph-properties fo:line-height="150%" fo:text-align="justify" style:justify-single-word="false"/>
      <style:text-properties officeooo:rsid="005fd22b" officeooo:paragraph-rsid="005fd22b"/>
    </style:style>
    <style:style style:name="P419" style:family="paragraph" style:parent-style-name="Standard">
      <style:paragraph-properties fo:line-height="150%" fo:text-align="justify" style:justify-single-word="false"/>
      <style:text-properties officeooo:rsid="00611d6c" officeooo:paragraph-rsid="005fd22b"/>
    </style:style>
    <style:style style:name="P420" style:family="paragraph" style:parent-style-name="Standard">
      <style:paragraph-properties fo:line-height="150%" fo:text-align="justify" style:justify-single-word="false"/>
      <style:text-properties officeooo:rsid="00611d6c" officeooo:paragraph-rsid="00611d6c"/>
    </style:style>
    <style:style style:name="P421" style:family="paragraph" style:parent-style-name="Standard">
      <style:paragraph-properties fo:line-height="150%" fo:text-align="justify" style:justify-single-word="false"/>
      <style:text-properties officeooo:rsid="006292ff" officeooo:paragraph-rsid="006292ff"/>
    </style:style>
    <style:style style:name="P422" style:family="paragraph" style:parent-style-name="Standard">
      <style:paragraph-properties fo:line-height="150%" fo:text-align="justify" style:justify-single-word="false"/>
      <style:text-properties officeooo:rsid="00643075" officeooo:paragraph-rsid="00643075"/>
    </style:style>
    <style:style style:name="P423" style:family="paragraph" style:parent-style-name="Standard">
      <style:paragraph-properties fo:line-height="150%" fo:text-align="justify" style:justify-single-word="false"/>
      <style:text-properties officeooo:rsid="0066196d" officeooo:paragraph-rsid="0066196d"/>
    </style:style>
    <style:style style:name="P424" style:family="paragraph" style:parent-style-name="Standard">
      <style:paragraph-properties fo:line-height="150%" fo:text-align="justify" style:justify-single-word="false"/>
      <style:text-properties officeooo:rsid="00680300" officeooo:paragraph-rsid="00680300"/>
    </style:style>
    <style:style style:name="P425" style:family="paragraph" style:parent-style-name="Standard">
      <style:paragraph-properties fo:line-height="150%" fo:text-align="justify" style:justify-single-word="false"/>
      <style:text-properties officeooo:rsid="0068e3da" officeooo:paragraph-rsid="0068e3da"/>
    </style:style>
    <style:style style:name="P426" style:family="paragraph" style:parent-style-name="Standard">
      <style:paragraph-properties fo:line-height="150%" fo:text-align="justify" style:justify-single-word="false"/>
      <style:text-properties officeooo:rsid="006d14ee" officeooo:paragraph-rsid="006d14ee"/>
    </style:style>
    <style:style style:name="P427" style:family="paragraph" style:parent-style-name="Standard">
      <style:paragraph-properties fo:line-height="150%" fo:text-align="justify" style:justify-single-word="false"/>
      <style:text-properties officeooo:rsid="006ec1a8" officeooo:paragraph-rsid="006ec1a8"/>
    </style:style>
    <style:style style:name="P428" style:family="paragraph" style:parent-style-name="Standard">
      <style:paragraph-properties fo:line-height="150%" fo:text-align="justify" style:justify-single-word="false"/>
      <style:text-properties officeooo:rsid="007479e2" officeooo:paragraph-rsid="007479e2"/>
    </style:style>
    <style:style style:name="P429" style:family="paragraph" style:parent-style-name="Standard">
      <style:paragraph-properties fo:line-height="150%" fo:text-align="justify" style:justify-single-word="false"/>
      <style:text-properties officeooo:rsid="0076c536" officeooo:paragraph-rsid="0076c536"/>
    </style:style>
    <style:style style:name="P430" style:family="paragraph" style:parent-style-name="Standard">
      <style:paragraph-properties fo:line-height="150%" fo:text-align="justify" style:justify-single-word="false"/>
      <style:text-properties officeooo:rsid="007b33c3" officeooo:paragraph-rsid="007b33c3"/>
    </style:style>
    <style:style style:name="P431" style:family="paragraph" style:parent-style-name="Standard">
      <style:paragraph-properties fo:line-height="150%" fo:text-align="justify" style:justify-single-word="false"/>
      <style:text-properties officeooo:rsid="007cfacd" officeooo:paragraph-rsid="007cfacd"/>
    </style:style>
    <style:style style:name="P432" style:family="paragraph" style:parent-style-name="Standard">
      <style:paragraph-properties fo:line-height="150%" fo:text-align="justify" style:justify-single-word="false"/>
      <style:text-properties officeooo:rsid="007e251c" officeooo:paragraph-rsid="007e251c"/>
    </style:style>
    <style:style style:name="P433" style:family="paragraph" style:parent-style-name="Standard">
      <style:paragraph-properties fo:line-height="150%" fo:text-align="justify" style:justify-single-word="false"/>
      <style:text-properties officeooo:rsid="007ed73e" officeooo:paragraph-rsid="007ed73e"/>
    </style:style>
    <style:style style:name="P434" style:family="paragraph" style:parent-style-name="Standard">
      <style:paragraph-properties fo:line-height="150%" fo:text-align="justify" style:justify-single-word="false"/>
      <style:text-properties officeooo:rsid="00894624" officeooo:paragraph-rsid="00894624"/>
    </style:style>
    <style:style style:name="P435" style:family="paragraph" style:parent-style-name="Standard">
      <style:paragraph-properties fo:line-height="150%" fo:text-align="justify" style:justify-single-word="false"/>
      <style:text-properties officeooo:rsid="008c0d0a" officeooo:paragraph-rsid="008c0d0a"/>
    </style:style>
    <style:style style:name="P436" style:family="paragraph" style:parent-style-name="Standard">
      <style:paragraph-properties fo:line-height="150%" fo:text-align="justify" style:justify-single-word="false"/>
      <style:text-properties officeooo:rsid="0090bbc5" officeooo:paragraph-rsid="0090bbc5"/>
    </style:style>
    <style:style style:name="P437" style:family="paragraph" style:parent-style-name="Standard">
      <style:paragraph-properties fo:line-height="150%" fo:text-align="justify" style:justify-single-word="false"/>
      <style:text-properties officeooo:rsid="009732af" officeooo:paragraph-rsid="009732af"/>
    </style:style>
    <style:style style:name="P438" style:family="paragraph" style:parent-style-name="Standard">
      <style:paragraph-properties fo:line-height="150%" fo:text-align="justify" style:justify-single-word="false"/>
      <style:text-properties officeooo:rsid="0098e03d" officeooo:paragraph-rsid="0098e03d"/>
    </style:style>
    <style:style style:name="P439" style:family="paragraph" style:parent-style-name="Standard">
      <style:paragraph-properties fo:line-height="150%" fo:text-align="justify" style:justify-single-word="false"/>
      <style:text-properties officeooo:rsid="009b83f3" officeooo:paragraph-rsid="009b83f3"/>
    </style:style>
    <style:style style:name="P440" style:family="paragraph" style:parent-style-name="Standard">
      <style:paragraph-properties fo:line-height="150%" fo:text-align="justify" style:justify-single-word="false"/>
      <style:text-properties officeooo:rsid="009cd106" officeooo:paragraph-rsid="009cd106"/>
    </style:style>
    <style:style style:name="P441" style:family="paragraph" style:parent-style-name="Standard">
      <style:paragraph-properties fo:line-height="150%" fo:text-align="justify" style:justify-single-word="false"/>
      <style:text-properties officeooo:rsid="009d238d" officeooo:paragraph-rsid="009d238d"/>
    </style:style>
    <style:style style:name="P442" style:family="paragraph" style:parent-style-name="Standard">
      <style:paragraph-properties fo:line-height="150%" fo:text-align="justify" style:justify-single-word="false"/>
      <style:text-properties officeooo:rsid="009feb5d" officeooo:paragraph-rsid="009feb5d"/>
    </style:style>
    <style:style style:name="P443" style:family="paragraph" style:parent-style-name="Standard">
      <style:paragraph-properties fo:line-height="150%" fo:text-align="justify" style:justify-single-word="false"/>
      <style:text-properties officeooo:rsid="00a152fc" officeooo:paragraph-rsid="00a152fc"/>
    </style:style>
    <style:style style:name="P444" style:family="paragraph" style:parent-style-name="Standard">
      <style:paragraph-properties fo:line-height="150%" fo:text-align="justify" style:justify-single-word="false"/>
      <style:text-properties officeooo:rsid="00a40bea" officeooo:paragraph-rsid="00a40bea"/>
    </style:style>
    <style:style style:name="P445" style:family="paragraph" style:parent-style-name="Standard">
      <style:paragraph-properties fo:line-height="150%" fo:text-align="justify" style:justify-single-word="false"/>
      <style:text-properties officeooo:rsid="00a5626f" officeooo:paragraph-rsid="00a5626f"/>
    </style:style>
    <style:style style:name="P446" style:family="paragraph" style:parent-style-name="Standard">
      <style:paragraph-properties fo:line-height="150%" fo:text-align="justify" style:justify-single-word="false"/>
      <style:text-properties officeooo:rsid="00adf159" officeooo:paragraph-rsid="00adf159"/>
    </style:style>
    <style:style style:name="P447" style:family="paragraph" style:parent-style-name="Standard">
      <style:paragraph-properties fo:line-height="150%" fo:text-align="justify" style:justify-single-word="false"/>
      <style:text-properties officeooo:rsid="00b559e5" officeooo:paragraph-rsid="00b559e5"/>
    </style:style>
    <style:style style:name="P448" style:family="paragraph" style:parent-style-name="Standard">
      <style:paragraph-properties fo:line-height="150%" fo:text-align="justify" style:justify-single-word="false"/>
      <style:text-properties officeooo:rsid="00b81675" officeooo:paragraph-rsid="00b81675"/>
    </style:style>
    <style:style style:name="P449" style:family="paragraph" style:parent-style-name="Standard">
      <style:paragraph-properties fo:line-height="150%" fo:text-align="justify" style:justify-single-word="false"/>
      <style:text-properties officeooo:rsid="00be7b1f" officeooo:paragraph-rsid="00be7b1f"/>
    </style:style>
    <style:style style:name="P450" style:family="paragraph" style:parent-style-name="Standard">
      <style:paragraph-properties fo:line-height="150%" fo:text-align="justify" style:justify-single-word="false"/>
      <style:text-properties officeooo:rsid="00c0725d" officeooo:paragraph-rsid="00c0725d"/>
    </style:style>
    <style:style style:name="P451" style:family="paragraph" style:parent-style-name="Standard">
      <style:paragraph-properties fo:line-height="150%" fo:text-align="justify" style:justify-single-word="false"/>
      <style:text-properties officeooo:rsid="00c1e7fb" officeooo:paragraph-rsid="00c1e7fb"/>
    </style:style>
    <style:style style:name="P452" style:family="paragraph" style:parent-style-name="Standard">
      <style:paragraph-properties fo:line-height="150%" fo:text-align="justify" style:justify-single-word="false"/>
      <style:text-properties officeooo:rsid="00c36c5b" officeooo:paragraph-rsid="00c36c5b"/>
    </style:style>
    <style:style style:name="P453" style:family="paragraph" style:parent-style-name="Standard">
      <style:paragraph-properties fo:line-height="150%" fo:text-align="justify" style:justify-single-word="false"/>
      <style:text-properties officeooo:rsid="00c79bdb" officeooo:paragraph-rsid="00c79bdb"/>
    </style:style>
    <style:style style:name="P454" style:family="paragraph" style:parent-style-name="Standard">
      <style:paragraph-properties fo:line-height="150%" fo:text-align="justify" style:justify-single-word="false"/>
      <style:text-properties officeooo:rsid="00c819ff" officeooo:paragraph-rsid="00c819ff"/>
    </style:style>
    <style:style style:name="P455" style:family="paragraph" style:parent-style-name="Standard">
      <style:paragraph-properties fo:line-height="150%" fo:text-align="justify" style:justify-single-word="false"/>
      <style:text-properties officeooo:rsid="00c9a2ac" officeooo:paragraph-rsid="00c9a2ac"/>
    </style:style>
    <style:style style:name="P456" style:family="paragraph" style:parent-style-name="Standard">
      <style:paragraph-properties fo:line-height="150%" fo:text-align="justify" style:justify-single-word="false"/>
      <style:text-properties officeooo:rsid="00ca2ab4" officeooo:paragraph-rsid="00ca2ab4"/>
    </style:style>
    <style:style style:name="P457" style:family="paragraph" style:parent-style-name="Standard">
      <style:paragraph-properties fo:line-height="150%" fo:text-align="justify" style:justify-single-word="false"/>
      <style:text-properties officeooo:rsid="00cd179d" officeooo:paragraph-rsid="00cd179d"/>
    </style:style>
    <style:style style:name="P458" style:family="paragraph" style:parent-style-name="Standard">
      <style:paragraph-properties fo:line-height="150%" fo:text-align="justify" style:justify-single-word="false"/>
      <style:text-properties officeooo:rsid="00cd83d0" officeooo:paragraph-rsid="00cd83d0"/>
    </style:style>
    <style:style style:name="P459" style:family="paragraph" style:parent-style-name="Standard">
      <style:paragraph-properties fo:line-height="150%" fo:text-align="justify" style:justify-single-word="false"/>
      <style:text-properties officeooo:rsid="00ce5fff" officeooo:paragraph-rsid="00ce5fff"/>
    </style:style>
    <style:style style:name="P460" style:family="paragraph" style:parent-style-name="Standard">
      <style:paragraph-properties fo:line-height="150%" fo:text-align="justify" style:justify-single-word="false"/>
      <style:text-properties officeooo:rsid="00cfd742" officeooo:paragraph-rsid="00cfd742"/>
    </style:style>
    <style:style style:name="P461" style:family="paragraph" style:parent-style-name="Standard">
      <style:paragraph-properties fo:line-height="150%" fo:text-align="justify" style:justify-single-word="false"/>
      <style:text-properties officeooo:rsid="00d04d91" officeooo:paragraph-rsid="00d04d91"/>
    </style:style>
    <style:style style:name="P462" style:family="paragraph" style:parent-style-name="Standard">
      <style:paragraph-properties fo:line-height="150%" fo:text-align="justify" style:justify-single-word="false"/>
      <style:text-properties officeooo:rsid="00d14c58" officeooo:paragraph-rsid="00d14c58"/>
    </style:style>
    <style:style style:name="P463" style:family="paragraph" style:parent-style-name="Standard">
      <style:paragraph-properties fo:line-height="150%" fo:text-align="justify" style:justify-single-word="false"/>
      <style:text-properties officeooo:rsid="00d1bb6e" officeooo:paragraph-rsid="00d1bb6e"/>
    </style:style>
    <style:style style:name="P464" style:family="paragraph" style:parent-style-name="Standard">
      <style:paragraph-properties fo:line-height="150%" fo:text-align="justify" style:justify-single-word="false"/>
      <style:text-properties officeooo:rsid="00e1f15b" officeooo:paragraph-rsid="00e1f15b"/>
    </style:style>
    <style:style style:name="P465" style:family="paragraph" style:parent-style-name="Standard">
      <style:paragraph-properties fo:line-height="150%" fo:text-align="justify" style:justify-single-word="false"/>
      <style:text-properties officeooo:rsid="00e9d081" officeooo:paragraph-rsid="00e9d081"/>
    </style:style>
    <style:style style:name="P466" style:family="paragraph" style:parent-style-name="Standard">
      <style:paragraph-properties fo:line-height="150%" fo:text-align="justify" style:justify-single-word="false"/>
      <style:text-properties officeooo:rsid="00eb0f20" officeooo:paragraph-rsid="00eb0f20"/>
    </style:style>
    <style:style style:name="P467"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468" style:family="paragraph" style:parent-style-name="Standard">
      <style:paragraph-properties fo:line-height="150%" fo:text-align="justify" style:justify-single-word="false"/>
      <style:text-properties officeooo:rsid="00ee3431" officeooo:paragraph-rsid="00ee3431"/>
    </style:style>
    <style:style style:name="P469" style:family="paragraph" style:parent-style-name="Standard">
      <style:paragraph-properties fo:line-height="150%" fo:text-align="justify" style:justify-single-word="false"/>
      <style:text-properties officeooo:rsid="00ef2b38" officeooo:paragraph-rsid="00ef2b38"/>
    </style:style>
    <style:style style:name="P470" style:family="paragraph" style:parent-style-name="Standard">
      <style:paragraph-properties fo:line-height="150%" fo:text-align="justify" style:justify-single-word="false"/>
      <style:text-properties officeooo:rsid="00f01a44" officeooo:paragraph-rsid="00f01a44"/>
    </style:style>
    <style:style style:name="P471" style:family="paragraph" style:parent-style-name="Standard">
      <style:paragraph-properties fo:line-height="150%" fo:text-align="justify" style:justify-single-word="false"/>
      <style:text-properties officeooo:rsid="00f020ad" officeooo:paragraph-rsid="00f020ad"/>
    </style:style>
    <style:style style:name="P472" style:family="paragraph" style:parent-style-name="Standard">
      <style:paragraph-properties fo:line-height="150%" fo:text-align="justify" style:justify-single-word="false"/>
      <style:text-properties officeooo:rsid="00f179ea" officeooo:paragraph-rsid="00f179ea"/>
    </style:style>
    <style:style style:name="P473" style:family="paragraph" style:parent-style-name="Standard">
      <style:paragraph-properties fo:line-height="150%" fo:text-align="justify" style:justify-single-word="false"/>
      <style:text-properties officeooo:rsid="00f3451c" officeooo:paragraph-rsid="00f3451c"/>
    </style:style>
    <style:style style:name="P474" style:family="paragraph" style:parent-style-name="Standard">
      <style:paragraph-properties fo:line-height="150%" fo:text-align="justify" style:justify-single-word="false"/>
      <style:text-properties officeooo:rsid="00f4567b" officeooo:paragraph-rsid="00f4567b"/>
    </style:style>
    <style:style style:name="P475"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476"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47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47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47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48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48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48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48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48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1aa11" officeooo:paragraph-rsid="0111aa11" style:font-style-asian="normal" style:font-weight-asian="bold" style:font-style-complex="normal" style:font-weight-complex="bold"/>
    </style:style>
    <style:style style:name="P48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48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48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48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489"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90"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91"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492"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493"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494"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495"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496"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497"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498"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499"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500"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501"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502"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503"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04"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05"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5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507" style:family="paragraph" style:parent-style-name="Standard" style:list-style-name="L3">
      <style:paragraph-properties fo:line-height="150%" fo:text-align="justify" style:justify-single-word="false"/>
      <style:text-properties officeooo:paragraph-rsid="00276b86"/>
    </style:style>
    <style:style style:name="P508" style:family="paragraph" style:parent-style-name="Standard" style:list-style-name="L5">
      <style:paragraph-properties fo:line-height="150%" fo:text-align="justify" style:justify-single-word="false"/>
      <style:text-properties officeooo:paragraph-rsid="00511d24"/>
    </style:style>
    <style:style style:name="P509" style:family="paragraph" style:parent-style-name="Standard" style:list-style-name="L6">
      <style:paragraph-properties fo:line-height="150%" fo:text-align="justify" style:justify-single-word="false"/>
      <style:text-properties officeooo:paragraph-rsid="00519b5b"/>
    </style:style>
    <style:style style:name="P510" style:family="paragraph" style:parent-style-name="Standard" style:list-style-name="L14">
      <style:paragraph-properties fo:line-height="150%" fo:text-align="justify" style:justify-single-word="false"/>
      <style:text-properties officeooo:paragraph-rsid="007ed73e"/>
    </style:style>
    <style:style style:name="P511" style:family="paragraph" style:parent-style-name="Standard" style:list-style-name="L18">
      <style:paragraph-properties fo:line-height="150%" fo:text-align="justify" style:justify-single-word="false"/>
      <style:text-properties officeooo:paragraph-rsid="0090bbc5"/>
    </style:style>
    <style:style style:name="P512" style:family="paragraph" style:parent-style-name="Standard" style:list-style-name="L18">
      <style:paragraph-properties fo:line-height="150%" fo:text-align="justify" style:justify-single-word="false"/>
      <style:text-properties officeooo:paragraph-rsid="0090f060"/>
    </style:style>
    <style:style style:name="P513" style:family="paragraph" style:parent-style-name="Standard" style:list-style-name="L19">
      <style:paragraph-properties fo:line-height="150%" fo:text-align="justify" style:justify-single-word="false"/>
      <style:text-properties officeooo:paragraph-rsid="0090f060"/>
    </style:style>
    <style:style style:name="P514" style:family="paragraph" style:parent-style-name="Standard" style:list-style-name="L3">
      <style:paragraph-properties fo:line-height="150%" fo:text-align="justify" style:justify-single-word="false"/>
      <style:text-properties officeooo:rsid="002874b8" officeooo:paragraph-rsid="002874b8"/>
    </style:style>
    <style:style style:name="P515" style:family="paragraph" style:parent-style-name="Standard" style:list-style-name="L6">
      <style:paragraph-properties fo:line-height="150%" fo:text-align="justify" style:justify-single-word="false"/>
      <style:text-properties officeooo:rsid="00519b5b" officeooo:paragraph-rsid="00519b5b"/>
    </style:style>
    <style:style style:name="P516" style:family="paragraph" style:parent-style-name="Standard" style:list-style-name="L7">
      <style:paragraph-properties fo:line-height="150%" fo:text-align="justify" style:justify-single-word="false"/>
      <style:text-properties officeooo:rsid="00560d4b" officeooo:paragraph-rsid="00560d4b"/>
    </style:style>
    <style:style style:name="P517" style:family="paragraph" style:parent-style-name="Standard" style:list-style-name="L8">
      <style:paragraph-properties fo:line-height="150%" fo:text-align="justify" style:justify-single-word="false"/>
      <style:text-properties officeooo:rsid="0068dcbe" officeooo:paragraph-rsid="0068dcbe"/>
    </style:style>
    <style:style style:name="P518" style:family="paragraph" style:parent-style-name="Standard" style:list-style-name="L9">
      <style:paragraph-properties fo:line-height="150%" fo:text-align="justify" style:justify-single-word="false"/>
      <style:text-properties officeooo:rsid="0068e3da" officeooo:paragraph-rsid="0068e3da"/>
    </style:style>
    <style:style style:name="P519"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520"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521"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522"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523"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524"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525"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526"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527"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528" style:family="paragraph" style:parent-style-name="Standard" style:list-style-name="L11">
      <style:paragraph-properties fo:line-height="150%" fo:text-align="justify" style:justify-single-word="false"/>
      <style:text-properties officeooo:rsid="007e251c" officeooo:paragraph-rsid="007e251c"/>
    </style:style>
    <style:style style:name="P529" style:family="paragraph" style:parent-style-name="Standard" style:list-style-name="L12">
      <style:paragraph-properties fo:line-height="150%" fo:text-align="justify" style:justify-single-word="false"/>
      <style:text-properties officeooo:rsid="007e251c" officeooo:paragraph-rsid="007e251c"/>
    </style:style>
    <style:style style:name="P530" style:family="paragraph" style:parent-style-name="Standard" style:list-style-name="L16">
      <style:paragraph-properties fo:line-height="150%" fo:text-align="justify" style:justify-single-word="false"/>
      <style:text-properties officeooo:rsid="0090bbc5" officeooo:paragraph-rsid="0090bbc5"/>
    </style:style>
    <style:style style:name="P531" style:family="paragraph" style:parent-style-name="Standard" style:list-style-name="L21">
      <style:paragraph-properties fo:line-height="150%" fo:text-align="justify" style:justify-single-word="false"/>
      <style:text-properties officeooo:rsid="00c1e7fb" officeooo:paragraph-rsid="00c1e7fb"/>
    </style:style>
    <style:style style:name="P53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74ef7"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074ef7" style:font-style-asian="normal" style:font-style-complex="normal"/>
    </style:style>
    <style:style style:name="T13" style:family="text">
      <style:text-properties fo:font-style="normal" fo:font-weight="bold" officeooo:rsid="00074ef7"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officeooo:rsid="0014b6bd"/>
    </style:style>
    <style:style style:name="T18" style:family="text">
      <style:text-properties officeooo:rsid="000d1125"/>
    </style:style>
    <style:style style:name="T19" style:family="text">
      <style:text-properties officeooo:rsid="000e29bf"/>
    </style:style>
    <style:style style:name="T20" style:family="text">
      <style:text-properties officeooo:rsid="0010c31b"/>
    </style:style>
    <style:style style:name="T21" style:family="text">
      <style:text-properties fo:font-variant="normal" fo:text-transform="none" style:text-underline-style="none"/>
    </style:style>
    <style:style style:name="T22" style:family="text">
      <style:text-properties fo:font-variant="normal" fo:text-transform="none" style:text-underline-style="none" fo:font-weight="normal" style:font-weight-asian="normal" style:font-weight-complex="normal"/>
    </style:style>
    <style:style style:name="T23" style:family="text">
      <style:text-properties fo:font-variant="normal" fo:text-transform="none" style:text-underline-style="none" fo:font-weight="normal" officeooo:rsid="0109961c" style:font-weight-asian="normal" style:font-weight-complex="normal"/>
    </style:style>
    <style:style style:name="T24" style:family="text">
      <style:text-properties fo:font-variant="normal" fo:text-transform="none" style:text-underline-style="none" fo:font-weight="normal" officeooo:rsid="010a9999" style:font-weight-asian="normal" style:font-weight-complex="normal"/>
    </style:style>
    <style:style style:name="T25" style:family="text">
      <style:text-properties fo:font-variant="normal" fo:text-transform="none" style:text-underline-style="none" fo:font-weight="normal" officeooo:rsid="010b43a4" style:font-weight-asian="normal" style:font-weight-complex="normal"/>
    </style:style>
    <style:style style:name="T26" style:family="text">
      <style:text-properties fo:font-variant="normal" fo:text-transform="none" style:text-underline-style="none" fo:font-weight="normal" officeooo:rsid="010cb2d8" style:font-weight-asian="normal" style:font-weight-complex="normal"/>
    </style:style>
    <style:style style:name="T27" style:family="text">
      <style:text-properties fo:font-variant="normal" fo:text-transform="none" style:text-underline-style="none" fo:font-weight="normal" officeooo:rsid="010ef68b" style:font-weight-asian="normal" style:font-weight-complex="normal"/>
    </style:style>
    <style:style style:name="T28" style:family="text">
      <style:text-properties fo:font-variant="normal" fo:text-transform="none" style:text-underline-style="none" fo:font-weight="normal" officeooo:rsid="011019ab" style:font-weight-asian="normal" style:font-weight-complex="normal"/>
    </style:style>
    <style:style style:name="T29" style:family="text">
      <style:text-properties fo:font-variant="normal" fo:text-transform="none" style:text-underline-style="none" fo:font-weight="normal" officeooo:rsid="0116468e" style:font-weight-asian="normal" style:font-weight-complex="normal"/>
    </style:style>
    <style:style style:name="T30"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31"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32"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33"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34" style:family="text">
      <style:text-properties fo:font-variant="normal" fo:text-transform="none" fo:font-style="italic" style:text-underline-style="none" style:font-style-asian="italic" style:font-style-complex="italic"/>
    </style:style>
    <style:style style:name="T35" style:family="text">
      <style:text-properties fo:font-variant="normal" fo:text-transform="none" fo:font-style="italic" style:text-underline-style="none" officeooo:rsid="010cb2d8" style:font-style-asian="italic" style:font-style-complex="italic"/>
    </style:style>
    <style:style style:name="T36"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37"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38"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39"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40"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style:font-style-asian="normal" style:font-style-complex="normal"/>
    </style:style>
    <style:style style:name="T122" style:family="text">
      <style:text-properties fo:font-variant="normal" fo:text-transform="none" style:font-name="FreeMono" fo:language="es" fo:country="ES" fo:font-style="normal" style:text-underline-style="none" officeooo:rsid="00523497" style:font-style-asian="normal" style:font-style-complex="normal"/>
    </style:style>
    <style:style style:name="T123" style:family="text">
      <style:text-properties fo:font-variant="normal" fo:text-transform="none" style:font-name="FreeMono" fo:language="es" fo:country="ES" fo:font-style="normal" style:text-underline-style="none" officeooo:rsid="007514d1" style:font-style-asian="normal" style:font-style-complex="normal"/>
    </style:style>
    <style:style style:name="T124" style:family="text">
      <style:text-properties fo:font-variant="normal" fo:text-transform="none" style:font-name="FreeMono" fo:language="es" fo:country="ES" fo:font-style="normal" style:text-underline-style="none" officeooo:rsid="00bdf979" style:font-style-asian="normal" style:font-style-complex="normal"/>
    </style:style>
    <style:style style:name="T125"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26"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27"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28"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29"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30"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31"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32"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33"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34"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35"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36"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59"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60"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61"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62"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63"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64"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65"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66"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67"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68"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style:font-style-asian="italic" style:font-style-complex="italic"/>
    </style:style>
    <style:style style:name="T171"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72"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73"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74"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75" style:family="text">
      <style:text-properties fo:font-variant="normal" fo:text-transform="none" style:font-name="FreeMono" style:text-underline-style="none" fo:font-weight="normal" style:font-weight-asian="normal" style:font-weight-complex="normal"/>
    </style:style>
    <style:style style:name="T176" style:family="text">
      <style:text-properties fo:font-variant="normal" fo:text-transform="none" style:font-name="FreeMono" style:text-underline-style="none" fo:font-weight="normal" officeooo:rsid="000551db" style:font-weight-asian="normal" style:font-weight-complex="normal"/>
    </style:style>
    <style:style style:name="T177" style:family="text">
      <style:text-properties fo:font-variant="normal" fo:text-transform="none" style:font-name="FreeMono" style:text-underline-style="none" fo:font-weight="normal" officeooo:rsid="003ae7e0" style:font-weight-asian="normal" style:font-weight-complex="normal"/>
    </style:style>
    <style:style style:name="T178"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79" style:family="text">
      <style:text-properties fo:font-variant="normal" fo:text-transform="none" style:font-name="FreeMono" fo:font-style="italic" style:text-underline-style="none" style:font-style-asian="italic" style:font-style-complex="italic"/>
    </style:style>
    <style:style style:name="T180" style:family="text">
      <style:text-properties fo:font-variant="normal" fo:text-transform="none" fo:language="es" fo:country="ES"/>
    </style:style>
    <style:style style:name="T181" style:family="text">
      <style:text-properties fo:font-variant="normal" fo:text-transform="none" fo:language="es" fo:country="ES" style:text-underline-style="none" fo:font-weight="normal" style:font-weight-asian="normal" style:font-weight-complex="normal"/>
    </style:style>
    <style:style style:name="T182" style:family="text">
      <style:text-properties fo:font-variant="normal" fo:text-transform="none" fo:language="es" fo:country="ES" style:text-underline-style="none" fo:font-weight="normal" officeooo:rsid="00265baa" style:font-weight-asian="normal" style:font-weight-complex="normal"/>
    </style:style>
    <style:style style:name="T183"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84" style:family="text">
      <style:text-properties fo:font-variant="normal" fo:text-transform="none" fo:language="es" fo:country="ES" fo:font-style="italic" style:font-style-asian="italic" style:font-style-complex="italic"/>
    </style:style>
    <style:style style:name="T185"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86"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87"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88"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89"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90"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91" style:family="text">
      <style:text-properties fo:language="es" fo:country="ES"/>
    </style:style>
    <style:style style:name="T192" style:family="text">
      <style:text-properties style:font-name="FreeMono"/>
    </style:style>
    <style:style style:name="T193" style:family="text">
      <style:text-properties style:font-name="FreeMono" fo:language="es" fo:country="ES" fo:font-style="normal" style:text-underline-style="none" style:font-style-asian="normal" style:font-style-complex="normal"/>
    </style:style>
    <style:style style:name="T194" style:family="text">
      <style:text-properties style:font-name="FreeMono" fo:language="es" fo:country="ES" fo:font-style="normal" style:font-style-asian="normal" style:font-style-complex="normal"/>
    </style:style>
    <style:style style:name="T195" style:family="text">
      <style:text-properties style:font-name="FreeMono" fo:language="es" fo:country="ES" fo:font-style="normal" officeooo:rsid="00f020ad" style:font-style-asian="normal" style:font-style-complex="normal"/>
    </style:style>
    <style:style style:name="T196" style:family="text">
      <style:text-properties style:font-name="FreeMono" fo:language="en" fo:country="US" fo:font-style="normal" style:text-underline-style="none" style:font-style-asian="normal" style:font-style-complex="normal"/>
    </style:style>
    <style:style style:name="T197" style:family="text">
      <style:text-properties style:font-name="FreeMono" officeooo:rsid="00773b85"/>
    </style:style>
    <style:style style:name="T198" style:family="text">
      <style:text-properties style:font-name="FreeMono" officeooo:rsid="0078cee6"/>
    </style:style>
    <style:style style:name="T199" style:family="text">
      <style:text-properties style:font-name="FreeMono" officeooo:rsid="007959a0"/>
    </style:style>
    <style:style style:name="T200" style:family="text">
      <style:text-properties style:font-name="FreeMono" fo:font-style="italic" style:font-style-asian="italic" style:font-style-complex="italic"/>
    </style:style>
    <style:style style:name="T201" style:family="text">
      <style:text-properties style:font-name="FreeMono" fo:font-style="italic" officeooo:rsid="007959a0" style:font-style-asian="italic" style:font-style-complex="italic"/>
    </style:style>
    <style:style style:name="T202" style:family="text">
      <style:text-properties style:font-name="FreeMono" fo:font-style="italic" officeooo:rsid="007abc17" style:font-style-asian="italic" style:font-style-complex="italic"/>
    </style:style>
    <style:style style:name="T203" style:family="text">
      <style:text-properties style:font-name="FreeMono" fo:font-style="italic" officeooo:rsid="007b33c3" style:font-style-asian="italic" style:font-style-complex="italic"/>
    </style:style>
    <style:style style:name="T204" style:family="text">
      <style:text-properties style:font-name="FreeMono" fo:font-style="italic" officeooo:rsid="007cfacd" style:font-style-asian="italic" style:font-style-complex="italic"/>
    </style:style>
    <style:style style:name="T205" style:family="text">
      <style:text-properties style:font-name="FreeMono" fo:font-style="italic" officeooo:rsid="00853caa" style:font-style-asian="italic" style:font-style-complex="italic"/>
    </style:style>
    <style:style style:name="T206" style:family="text">
      <style:text-properties style:font-name="FreeMono" fo:font-style="italic" officeooo:rsid="0090f060" style:font-style-asian="italic" style:font-style-complex="italic"/>
    </style:style>
    <style:style style:name="T207" style:family="text">
      <style:text-properties style:font-name="FreeMono" officeooo:rsid="007abc17"/>
    </style:style>
    <style:style style:name="T208" style:family="text">
      <style:text-properties style:font-name="FreeMono" fo:font-style="normal" style:font-style-asian="normal" style:font-style-complex="normal"/>
    </style:style>
    <style:style style:name="T209" style:family="text">
      <style:text-properties style:font-name="FreeMono" fo:font-style="normal" officeooo:rsid="007abc17" style:font-style-asian="normal" style:font-style-complex="normal"/>
    </style:style>
    <style:style style:name="T210" style:family="text">
      <style:text-properties style:font-name="FreeMono" fo:font-style="normal" officeooo:rsid="007b33c3" style:font-style-asian="normal" style:font-style-complex="normal"/>
    </style:style>
    <style:style style:name="T211" style:family="text">
      <style:text-properties style:font-name="FreeMono" fo:font-style="normal" officeooo:rsid="007cfacd" style:font-style-asian="normal" style:font-style-complex="normal"/>
    </style:style>
    <style:style style:name="T212" style:family="text">
      <style:text-properties style:font-name="FreeMono" officeooo:rsid="007b33c3"/>
    </style:style>
    <style:style style:name="T213" style:family="text">
      <style:text-properties style:font-name="FreeMono" officeooo:rsid="007cfacd"/>
    </style:style>
    <style:style style:name="T214" style:family="text">
      <style:text-properties style:font-name="FreeMono" officeooo:rsid="007e251c"/>
    </style:style>
    <style:style style:name="T215" style:family="text">
      <style:text-properties style:font-name="FreeMono" officeooo:rsid="007ed73e"/>
    </style:style>
    <style:style style:name="T216" style:family="text">
      <style:text-properties style:font-name="FreeMono" officeooo:rsid="007f724d"/>
    </style:style>
    <style:style style:name="T217" style:family="text">
      <style:text-properties style:font-name="FreeMono" officeooo:rsid="00853caa"/>
    </style:style>
    <style:style style:name="T218" style:family="text">
      <style:text-properties style:font-name="FreeMono" officeooo:rsid="0085ce3f"/>
    </style:style>
    <style:style style:name="T219" style:family="text">
      <style:text-properties style:font-name="FreeMono" officeooo:rsid="008acda1"/>
    </style:style>
    <style:style style:name="T220" style:family="text">
      <style:text-properties style:font-name="FreeMono" officeooo:rsid="0090f060"/>
    </style:style>
    <style:style style:name="T221" style:family="text">
      <style:text-properties style:font-name="FreeMono" officeooo:rsid="00956ef2"/>
    </style:style>
    <style:style style:name="T222" style:family="text">
      <style:text-properties style:font-name="FreeMono" officeooo:rsid="0090bbc5"/>
    </style:style>
    <style:style style:name="T223" style:family="text">
      <style:text-properties officeooo:rsid="004120b0"/>
    </style:style>
    <style:style style:name="T224" style:family="text">
      <style:text-properties officeooo:rsid="00478d78"/>
    </style:style>
    <style:style style:name="T225" style:family="text">
      <style:text-properties officeooo:rsid="007abc17"/>
    </style:style>
    <style:style style:name="T226" style:family="text">
      <style:text-properties officeooo:rsid="00a8feec"/>
    </style:style>
    <style:style style:name="T227" style:family="text">
      <style:text-properties officeooo:rsid="00aa336e"/>
    </style:style>
    <style:style style:name="T228" style:family="text">
      <style:text-properties officeooo:rsid="00ac1c27"/>
    </style:style>
    <style:style style:name="T229" style:family="text">
      <style:text-properties officeooo:rsid="00affb95"/>
    </style:style>
    <style:style style:name="T230" style:family="text">
      <style:text-properties officeooo:rsid="00dc5443"/>
    </style:style>
    <style:style style:name="T231" style:family="text">
      <style:text-properties officeooo:rsid="00dca0ce"/>
    </style:style>
    <style:style style:name="T232" style:family="text">
      <style:text-properties officeooo:rsid="00e03e19"/>
    </style:style>
    <style:style style:name="T233" style:family="text">
      <style:text-properties officeooo:rsid="00e1f15b"/>
    </style:style>
    <style:style style:name="T234" style:family="text">
      <style:text-properties officeooo:rsid="00f91dbb"/>
    </style:style>
    <style:style style:name="T235" style:family="text">
      <style:text-properties officeooo:rsid="00fa624a"/>
    </style:style>
    <style:style style:name="T236" style:family="text">
      <style:text-properties officeooo:rsid="00fdcafc"/>
    </style:style>
    <style:style style:name="T237" style:family="text">
      <style:text-properties officeooo:rsid="00ffa116"/>
    </style:style>
    <style:style style:name="T238" style:family="text">
      <style:text-properties officeooo:rsid="00ffb117"/>
    </style:style>
    <style:style style:name="T239" style:family="text">
      <style:text-properties officeooo:rsid="01019cce"/>
    </style:style>
    <style:style style:name="T240" style:family="text">
      <style:text-properties officeooo:rsid="0103733b"/>
    </style:style>
    <style:style style:name="T241" style:family="text">
      <style:text-properties officeooo:rsid="010929b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0">Capítulo 2. </text:span>Variables.</text:p>
      <text:p text:style-name="P34"/>
      <text:p text:style-name="P1">Strings</text:p>
      <text:p text:style-name="P34"/>
      <text:p text:style-name="P34">Un <text:span text:style-name="T1">string</text:span> o cadena, es una serie de caracteres. Todo lo que esté entre comillas, <text:span text:style-name="T14">Python</text:span> lo considera una cadena y puedes usar comillas simples o dobles alrededor de cadenas como estas:</text:p>
      <text:p text:style-name="P34"/>
      <text:p text:style-name="P34"><draw:frame draw:style-name="fr3" draw:name="Imagen1" text:anchor-type="char" svg:x="6.013cm" svg:y="0.191cm" svg:width="4.974cm" svg:height="1.429cm" draw:z-index="0"><draw:image xlink:href="Pictures/10000001000000BC000000369CF6BAFA567A42AA.png" xlink:type="simple" xlink:show="embed" xlink:actuate="onLoad" draw:mime-type="image/png"/></draw:frame></text:p>
      <text:p text:style-name="P34"/>
      <text:p text:style-name="P34"/>
      <text:p text:style-name="P34"/>
      <text:p text:style-name="P34"/>
      <text:p text:style-name="P34">Esta flexibilidad nos permite utilizar comillas y apóstrofes dentro de las cadenas:</text:p>
      <text:p text:style-name="P34"/>
      <text:p text:style-name="P34"><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34"/>
      <text:p text:style-name="P2">Modificando cadenas con métodos</text:p>
      <text:p text:style-name="P34"/>
      <text:p text:style-name="P35">Veamos el siguiente ejemplo:</text:p>
      <text:p text:style-name="P35"/>
      <text:p text:style-name="P35"><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34"/>
      <text:p text:style-name="P34"/>
      <text:p text:style-name="P35">El método <text:span text:style-name="T1">title()</text:span> aparece después de la variable en la llamada a la función <text:span text:style-name="T1">print()</text:span><text:span text:style-name="T11">. </text:span><text:span text:style-name="T12">El punto después de </text:span><text:span text:style-name="T2">name</text:span><text:span text:style-name="T12"> en </text:span><text:span text:style-name="T10">name.title()</text:span><text:span text:style-name="T12"> le dice </text:span><text:span text:style-name="T13">Python</text:span><text:span text:style-name="T12"> que haga que el método </text:span><text:span text:style-name="T2">title()</text:span><text:span text:style-name="T12"> actúe sobre la variable name</text:span><text:span text:style-name="T2">.</text:span><text:span text:style-name="T12"> A cada método lo siguen un par de paréntesis porque los métodos suelen necesitar información adicional para hacer su trabajo y esa información se proporciona dentro de los paréntesis.</text:span></text:p>
      <text:p text:style-name="P39"/>
      <text:p text:style-name="P36">Eliminación de espacios en blanco</text:p>
      <text:p text:style-name="P36"/>
      <text:p text:style-name="P36"/>
      <text:p text:style-name="P28">Ejercicios – <text:span text:style-name="T17">try it yourself</text:span></text:p>
      <text:p text:style-name="P37">2-3. Personal message: Utiliza una variable para representar el nombre de una persona e imprime un mensaje a esa persona. Tu mensaje debería ser algo simple como, ¿Qué tal Juan, no tienes cojones de seguir cuando llegas a lo difícil de Python?</text:p>
      <text:p text:style-name="P37">2-4. Name cases: Utiliza una variable para representar el nombre de una persona e imprime el nombre de esa persona en mayúsculas, minúsculas y modo <text:span text:style-name="T1">title()</text:span> (El primer carácter de cada cadena en mayúscula).</text:p>
      <text:p text:style-name="P38">2-5. Famous quote: Encuentra una cita de una persona famosa que admires. Imprime la cita y el nombre de su autor. Tu salida debe parecerse a lo siguiente, incluidas las comillas:</text:p>
      <text:p text:style-name="P38"><text:tab/> </text:p>
      <text:p text:style-name="P38"><text:tab/> <text:span text:style-name="T16">Albert Einstein once said, “A person who never made a</text:span></text:p>
      <text:p text:style-name="P40"><text:tab/> mistake never tried anything new.”</text:p>
      <text:p text:style-name="P46"/>
      <text:p text:style-name="P42">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42"/>
      <text:p text:style-name="P42">2-7. <text:span text:style-name="T18">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18">, </text:span><text:span text:style-name="T3">rstrip()</text:span><text:span text:style-name="T18"> y </text:span><text:span text:style-name="T3">strip()</text:span><text:span text:style-name="T18">.</text:span></text:p>
      <text:p text:style-name="P42"/>
      <text:p text:style-name="P43">2-8. Number eigth: <text:span text:style-name="T19">E</text:span>scribe operaciones de suma, resta, multiplicación y división cuyo resultado de siempre 8. <text:span text:style-name="T19">Asegúrate de incluir las operaciones en una llamada a </text:span><text:span text:style-name="T4">print()</text:span><text:span text:style-name="T19"> para ver los resultados. Podrías crear cuatro líneas que se parezcan a esta:</text:span></text:p>
      <text:p text:style-name="P43"><text:tab/><text:span text:style-name="T4">print(5 + 3)</text:span></text:p>
      <text:p text:style-name="P44">La salida deberían ser simplemente cuatro líneas donde aparezca el número 8 en cada línea.</text:p>
      <text:p text:style-name="P44"/>
      <text:p text:style-name="P44">2-9. Favorite number: Utiliza una variable para representar tu número favorito. Luego, usando esa variable, crea un mensaje que revele tu número favorito. Imprime ese mensaje.</text:p>
      <text:p text:style-name="P5"><text:soft-page-break/>El Zen de Python</text:p>
      <text:p text:style-name="P41">The Zen of Python, by Tim Peters</text:p>
      <text:p text:style-name="P41"/>
      <text:p text:style-name="P41">Beautiful is better than ugly.</text:p>
      <text:p text:style-name="P41">Explicit is better than implicit.</text:p>
      <text:p text:style-name="P41">Simple is better than complex.</text:p>
      <text:p text:style-name="P41">Complex is better than complicated.</text:p>
      <text:p text:style-name="P41">Flat is better than nested.</text:p>
      <text:p text:style-name="P41">Sparse is better than dense.</text:p>
      <text:p text:style-name="P41">Readability counts.</text:p>
      <text:p text:style-name="P41">Special cases aren't special enough to break the rules.</text:p>
      <text:p text:style-name="P41">Although practicality beats purity.</text:p>
      <text:p text:style-name="P41">Errors should never pass silently.</text:p>
      <text:p text:style-name="P41">Unless explicitly silenced.</text:p>
      <text:p text:style-name="P41">In the face of ambiguity, refuse the temptation to guess.</text:p>
      <text:p text:style-name="P41">There should be one-- and preferably only one --obvious way to do it.</text:p>
      <text:p text:style-name="P41">Although that way may not be obvious at first unless you're Dutch.</text:p>
      <text:p text:style-name="P41">Now is better than never.</text:p>
      <text:p text:style-name="P41">Although never is often better than *right* now.</text:p>
      <text:p text:style-name="P41">If the implementation is hard to explain, it's a bad idea.</text:p>
      <text:p text:style-name="P41">If the implementation is easy to explain, it may be a good idea.</text:p>
      <text:p text:style-name="P41">Namespaces are one honking great idea -- let's do more of those!</text:p>
      <text:p text:style-name="P45"/>
      <text:p text:style-name="P45"/>
      <text:p text:style-name="P6">Capítulo 3. Listas.</text:p>
      <text:p text:style-name="P134"/>
      <text:p text:style-name="P7"><text:span text:style-name="T22">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30">cartas</text:span><text:span text:style-name="T22">”, “</text:span><text:span text:style-name="T30">números</text:span><text:span text:style-name="T22">” o “</text:span><text:span text:style-name="T30">nombres</text:span><text:span text:style-name="T22">”.</text:span></text:p>
      <text:p text:style-name="P135"/>
      <text:p text:style-name="P135">En Python los corchetes indican que es una lista y sus elementos individuales están separados por comas. A continuación un simple ejemplo de una lista que contiene tipos de bicicletas:</text:p>
      <text:p text:style-name="P135"><draw:frame draw:style-name="fr3" draw:name="Imagen4" text:anchor-type="char" svg:x="2.092cm" svg:y="0.235cm" svg:width="12.779cm" svg:height="1.799cm" draw:z-index="3"><draw:image xlink:href="Pictures/10000001000001E300000044D09E4C45080F14A6.png" xlink:type="simple" xlink:show="embed" xlink:actuate="onLoad" draw:mime-type="image/png"/></draw:frame></text:p>
      <text:p text:style-name="P135"/>
      <text:p text:style-name="P135"/>
      <text:p text:style-name="P135"/>
      <text:p text:style-name="P135">Si le pides a Python que imprima una lista, Python devolverá la representación de la lista incluyendo los corchetes:</text:p>
      <text:p text:style-name="P135"/>
      <text:p text:style-name="P135"><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35"/>
      <text:p text:style-name="P135"/>
      <text:p text:style-name="P135"/>
      <text:p text:style-name="P135"/>
      <text:p text:style-name="P136">Puesto que esta no es la salida que los usuarios quieren ver, aprendamos cómo acceder a los elementos individuales en una lista.</text:p>
      <text:p text:style-name="P136"/>
      <text:p text:style-name="P136">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36"/>
      <text:p text:style-name="P136"><draw:frame draw:style-name="fr3" draw:name="Imagen6" text:anchor-type="char" svg:x="6.223cm" svg:y="-0.138cm" svg:width="4.101cm" svg:height="0.794cm" draw:z-index="5"><draw:image xlink:href="Pictures/100000010000009B0000001E72F0F3764B21BC6B.png" xlink:type="simple" xlink:show="embed" xlink:actuate="onLoad" draw:mime-type="image/png"/></draw:frame></text:p>
      <text:p text:style-name="P136"/>
      <text:p text:style-name="P136"><draw:frame draw:style-name="fr3" draw:name="Imagen7" text:anchor-type="char" svg:x="5.83cm" svg:y="0cm" svg:width="5.039cm" svg:height="1.312cm" draw:z-index="6"><draw:image xlink:href="Pictures/10000001000001200000004B56C29D53A00FEEAA.png" xlink:type="simple" xlink:show="embed" xlink:actuate="onLoad" draw:mime-type="image/png"/></draw:frame></text:p>
      <text:p text:style-name="P136"/>
      <text:p text:style-name="P8"><text:soft-page-break/><text:span text:style-name="T22">Los índices en una lista comienzan por la posición 0 y no por la posición 1, por lo que hay que tener en cuenta esta circunstancia a la hora de buscar un elemento en una lista. Así pues de la lista anterior, ‘</text:span><text:span text:style-name="T30">trek</text:span><text:span text:style-name="T22">’ estaría en la posición 0, ‘</text:span><text:span text:style-name="T30">cannondale</text:span><text:span text:style-name="T22">’ en la posición uno y así respectivamente.</text:span></text:p>
      <text:p text:style-name="P8"><text:span text:style-name="T22">Si queremos acceder al último elemento de la lista podemos utilizar el índice -1. Supongamos que queremos acceder al elemento <text:s/>‘</text:span><text:span text:style-name="T30">specialized</text:span><text:span text:style-name="T22">’, pues bien podemos hacerlo de varias formas:</text:span></text:p>
      <text:p text:style-name="P8"><text:span text:style-name="T34">bicycles[-1]</text:span><text:span text:style-name="T22"> ó <text:s/></text:span><text:span text:style-name="T34">bicycles[3]</text:span><text:span text:style-name="T22"> ← Puesto que en este caso, el último elemento se encuentra en el índice 3 de la lista.</text:span></text:p>
      <text:p text:style-name="P137"/>
      <text:p text:style-name="P9">Ejercicios – <text:span text:style-name="T17">Try it Yourself</text:span></text:p>
      <text:p text:style-name="P13"/>
      <text:p text:style-name="P76"><text:span text:style-name="T185">3-1. </text:span><text:span text:style-name="T37">Names: Almacena el nombre de unos cuantos amigos en una lista llamada ‘</text:span><text:span text:style-name="T129">names</text:span><text:span text:style-name="T37">’. Imprime el nombre de cada persona accediendo a cada elemento de la lista, uno a la vez.</text:span></text:p>
      <text:p text:style-name="P138">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77"><text:span text:style-name="T38">3-3. Your own list: Piensa en tu modo favorito de transporte, como una motocicleta o un coche y haz una lista que almacene varios ejemplos. Utiliza tu lista para imprimir una serie de frases acerca de esos elementos como “</text:span><text:span text:style-name="T130">Me gustaría tener una moto Honda.</text:span><text:span text:style-name="T38">”</text:span></text:p>
      <text:p text:style-name="P139"/>
      <text:p text:style-name="P308">Modificar elementos de una lista</text:p>
      <text:p text:style-name="P140">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40"/>
      <text:p text:style-name="P140"><draw:frame draw:style-name="fr3" draw:name="Imagen8" text:anchor-type="char" svg:x="3.805cm" svg:y="-0.145cm" svg:width="9.393cm" svg:height="3.149cm" draw:z-index="7"><draw:image xlink:href="Pictures/1000000100000164000000751022656B391F4AFC.png" xlink:type="simple" xlink:show="embed" xlink:actuate="onLoad" draw:mime-type="image/png"/></draw:frame></text:p>
      <text:p text:style-name="P140"/>
      <text:p text:style-name="P140"/>
      <text:p text:style-name="P140"/>
      <text:p text:style-name="P140"/>
      <text:p text:style-name="P140"/>
      <text:p text:style-name="P309"><text:soft-page-break/>Añadir elementos a una lista.</text:p>
      <text:p text:style-name="P385"><text:span text:style-name="T36">La forma más sencilla de añadir elementos a la lista es con el método </text:span><text:span text:style-name="T128">append()</text:span><text:span text:style-name="T36">. Este método añade elementos siempre al final de la lista.</text:span></text:p>
      <text:p text:style-name="P141"/>
      <text:p text:style-name="P385"><text:span text:style-name="T36">El método </text:span><text:span text:style-name="T128">append()</text:span><text:span text:style-name="T36"> facilita la creación dinámica de listas. Por ejemplo, puedes empezar con una lista vacía e ir añadiendo elementos utilizando una serie de llamadas al método </text:span><text:span text:style-name="T128">append()</text:span><text:span text:style-name="T36">.</text:span></text:p>
      <text:p text:style-name="P141"/>
      <text:p text:style-name="P310">Insertar elementos a una lista.</text:p>
      <text:p text:style-name="P142">Se pueden añadir nuevos elementos en cualquier posición de la lista simplemente especificando el índice donde queremos insertar el nuevo elemento y su correspondiente valor, como se muestra a continuación:</text:p>
      <text:p text:style-name="P142"/>
      <text:p text:style-name="P142"><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42"><draw:frame draw:style-name="fr3" draw:name="Imagen9" text:anchor-type="char" svg:x="4.725cm" svg:y="-0.192cm" svg:width="7.514cm" svg:height="1.27cm" draw:z-index="8"><draw:image xlink:href="Pictures/100000010000011C00000030DC2795C98DC6159C.png" xlink:type="simple" xlink:show="embed" xlink:actuate="onLoad" draw:mime-type="image/png"/></draw:frame></text:p>
      <text:p text:style-name="P142"/>
      <text:p text:style-name="P142"/>
      <text:p text:style-name="P142"><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386"><text:span text:style-name="T36">El método </text:span><text:span text:style-name="T128">insert()</text:span><text:span text:style-name="T36"> desplaza cada valor un lugar a la derecha, de tal manera que, como en el ejemplo, el elemento que se encontrara en el índice 2, pasaría ahora a ocupar el índice 3 de la lista y el 2 sería ocupado por el nuevo elemento.</text:span></text:p>
      <text:p text:style-name="P143"/>
      <text:p text:style-name="P311">Eliminar elementos de la lista.</text:p>
      <text:p text:style-name="P143">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43"/>
      <text:p text:style-name="P143">Se pueden eliminar elementos de una lista atendiendo a su posición en la lista o al valor del elemento.</text:p>
      <text:p text:style-name="P143"/>
      <text:p text:style-name="P386"><text:span text:style-name="T36">Si conocemos la posición del elemento que queremos eliminar de la lista podemos utilizar el método </text:span><text:span text:style-name="T128">del</text:span><text:span text:style-name="T36"> en la sentencia en la que deseamos eliminar el elemento:</text:span></text:p>
      <text:p text:style-name="P143"><draw:frame draw:style-name="fr4" draw:name="Imagen12" text:anchor-type="char" svg:width="17cm" svg:height="0.545cm" draw:z-index="11"><draw:image xlink:href="Pictures/100000010000028E00000015F63151581C576934.png" xlink:type="simple" xlink:show="embed" xlink:actuate="onLoad" draw:mime-type="image/png"/></draw:frame><draw:frame draw:style-name="fr3" draw:name="Imagen13" text:anchor-type="char" svg:x="6.486cm" svg:y="0.963cm" svg:width="3.995cm" svg:height="0.741cm" draw:z-index="12"><draw:image xlink:href="Pictures/10000001000000970000001C64C6D43C25428529.png" xlink:type="simple" xlink:show="embed" xlink:actuate="onLoad" draw:mime-type="image/png"/></draw:frame></text:p>
      <text:p text:style-name="P143"><text:soft-page-break/></text:p>
      <text:p text:style-name="P143"><draw:frame draw:style-name="fr3" draw:name="Imagen14" text:anchor-type="char" svg:x="0.762cm" svg:y="-0.046cm" svg:width="15.478cm" svg:height="0.714cm" draw:z-index="13"><draw:image xlink:href="Pictures/10000001000002490000001BD70C6FCB135F45E5.png" xlink:type="simple" xlink:show="embed" xlink:actuate="onLoad" draw:mime-type="image/png"/></draw:frame></text:p>
      <text:p text:style-name="P387"><text:span text:style-name="T36">Como podemos comprobar, la lista antes del método </text:span><text:span text:style-name="T128">del</text:span><text:span text:style-name="T36"> que hemos utilizado para eliminar el elemento ‘</text:span><text:span text:style-name="T128">Hond</text:span><text:span text:style-name="T36">a’ que hay en la posición 5 de la lista, y a continuación se muestra la lista sin el elemento ‘Honda’ que se encontraba en el índice 5 de la lista.</text:span></text:p>
      <text:p text:style-name="P387"><text:span text:style-name="T36">Si queremos eliminar el primer elemento de una lista sea cual sea esta sólo tendremos que indicar el índice 0 en el método </text:span><text:span text:style-name="T128">del</text:span><text:span text:style-name="T36">, por ejemplo:</text:span></text:p>
      <text:p text:style-name="P387"><text:span text:style-name="T128">del motorcycles[0]</text:span><text:span text:style-name="T36">.</text:span></text:p>
      <text:p text:style-name="P144">Una vez que eliminemos un elemento de la lista no podremos volver a recuperarlo.</text:p>
      <text:p text:style-name="P144"/>
      <text:p text:style-name="P312">Eliminar un elemento utilizando el método pop().</text:p>
      <text:p text:style-name="P144">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387"><text:span text:style-name="T36">El método pop() eliminar el último elemento de la lista pero te permite seguir trabajando con él después de eliminarlo. El término <text:s/>pop proviene del concepto de una lista como una pila de elementos </text:span><text:span text:style-name="T39">y sacamos el elemento de la parte superior de la pila. En esta analogía, la parte superior de la pila se corresponde con el final de la lista.</text:span></text:p>
      <text:p text:style-name="P145"/>
      <text:p text:style-name="P147">Popeemos una motocicleta de la lista de motocicletas:</text:p>
      <text:p text:style-name="P146"/>
      <text:p text:style-name="P146"><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45"/>
      <text:p text:style-name="P144"/>
      <text:p text:style-name="P143"><draw:frame draw:style-name="fr3" draw:name="Imagen16" text:anchor-type="char" svg:x="1.743cm" svg:y="0.3cm" svg:width="13.441cm" svg:height="1.296cm" draw:z-index="15"><draw:image xlink:href="Pictures/10000001000001FC000000310085806344B55BE7.png" xlink:type="simple" xlink:show="embed" xlink:actuate="onLoad" draw:mime-type="image/png"/></draw:frame></text:p>
      <text:p text:style-name="P388"><text:span text:style-name="T36">Como podemos comprobar, hemos almacenado el valor del elemento borrado en la variable </text:span><text:span text:style-name="T128">popped_motorcycle</text:span><text:span text:style-name="T36"> y podemos seguir trabajando con ese valor, como por ejemplo así:</text:span></text:p>
      <text:p text:style-name="P146"><draw:frame draw:style-name="fr3"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43"><draw:frame draw:style-name="fr3" draw:name="Imagen18" text:anchor-type="char" svg:x="3.949cm" svg:y="0.945cm" svg:width="9.102cm" svg:height="0.661cm" draw:z-index="17"><draw:image xlink:href="Pictures/100000010000015800000019D8940E417FC623B7.png" xlink:type="simple" xlink:show="embed" xlink:actuate="onLoad" draw:mime-type="image/png"/></draw:frame></text:p>
      <text:p text:style-name="P143"/>
      <text:p text:style-name="P143"/>
      <text:p text:style-name="P313">Popeando elementos de cualquier posición de la lista.</text:p>
      <text:p text:style-name="P389"><text:span text:style-name="T36">Puedes utilizar </text:span><text:span text:style-name="T128">pop()</text:span><text:span text:style-name="T36"> para eliminar un elemento desde cualquier posición de la lista incluyendo el índice del elemento que quieres eliminar entre paréntesis.</text:span></text:p>
      <text:p text:style-name="P148"><draw:frame draw:style-name="fr3" draw:name="Imagen19" text:anchor-type="char" svg:x="1.318cm" svg:y="0.388cm" svg:width="14.552cm" svg:height="1.614cm" draw:z-index="18"><draw:image xlink:href="Pictures/10000001000002260000003D77B94221B4933ECE.png" xlink:type="simple" xlink:show="embed" xlink:actuate="onLoad" draw:mime-type="image/png"/></draw:frame></text:p>
      <text:p text:style-name="P389"><text:span text:style-name="T36">Recuerda que cada vez que utilizas </text:span><text:span text:style-name="T128">pop()</text:span><text:span text:style-name="T36"> el elemento con el que lo hagas no volverá a estar almacenado en la lista.</text:span></text:p>
      <text:p text:style-name="P389"><text:span text:style-name="T36">Si no estás seguro de utilizar la sentencia </text:span><text:span text:style-name="T128">del</text:span><text:span text:style-name="T36"> o el método </text:span><text:span text:style-name="T128">pop(</text:span><text:span text:style-name="T36">), existe una forma muy sencilla de decidirlo: cuando quieras eliminar un elemento de una lista y no lo vayas a volver a necesitar utiliza la sentencia </text:span><text:span text:style-name="T128">del</text:span><text:span text:style-name="T36">, si quieres poder volver a utilizarlos después de eliminarlo, utiliza el método </text:span><text:span text:style-name="T128">pop()</text:span><text:span text:style-name="T36">.</text:span></text:p>
      <text:p text:style-name="P148"/>
      <text:p text:style-name="P314">Eliminar un elemento por su valor.</text:p>
      <text:p text:style-name="P78"><text:span text:style-name="T40">A veces no conocemos la posición del elemento que queremos eliminar de la lista. Si sólo conocemos el valor del elemento que queremos eliminar podemos utilizar el método </text:span><text:span text:style-name="T131">remove()</text:span><text:span text:style-name="T40">.</text:span></text:p>
      <text:p text:style-name="P149"/>
      <text:p text:style-name="P149">Por ejemplo, supongamos que queremos eliminar el valor ‘Yamaha’ de la lista de motocicletas:</text:p>
      <text:p text:style-name="P149"><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49"/>
      <text:p text:style-name="P149"/>
      <text:p text:style-name="P149"><text:soft-page-break/></text:p>
      <text:p text:style-name="P149"><draw:frame draw:style-name="fr3" draw:name="Imagen21" text:anchor-type="char" svg:x="2.799cm" svg:y="-0.185cm" svg:width="11.404cm" svg:height="1.27cm" draw:z-index="20"><draw:image xlink:href="Pictures/10000001000001AF000000309EF657A7A6A8EB7A.png" xlink:type="simple" xlink:show="embed" xlink:actuate="onLoad" draw:mime-type="image/png"/></draw:frame></text:p>
      <text:p text:style-name="P149"/>
      <text:p text:style-name="P149"/>
      <text:p text:style-name="P149">El código anterior le dice a Python dónde aparece ‘Yamaha’ en la lista y elimina ese elemento.</text:p>
      <text:p text:style-name="P149">También puedes utilizar el método remove() para trabajar con el valor eliminado. Vamos a eliminar ‘Ducati’ e imprimir la razón por la que hemos decidido eliminarla:</text:p>
      <text:p text:style-name="P149"/>
      <text:p text:style-name="P149"><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79"><text:span text:style-name="T41">El método </text:span><text:span text:style-name="T132">removes()</text:span><text:span text:style-name="T41"> sólo elimina la primera coincidencia del valor indicado. Si hubiera más de un elemento con el mismo valor en la lista necesitarías utilizar un bucle para asegurarte de eliminar todas las coincidencias.</text:span></text:p>
      <text:p text:style-name="P150"/>
      <text:p text:style-name="P23"><text:span text:style-name="T191">Ejercicios</text:span> – Try it yourself.</text:p>
      <text:p text:style-name="P365"/>
      <text:p text:style-name="P24"><text:span text:style-name="T22">3-4. Guest List: </text:span><text:span text:style-name="T181">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51">3-5. Changing Guest List: Has oído que uno de tus invitados no puede venir a cenar así que necesitas preparar otro conjunto de invitaciones. Tendrás que pensar en otra persona a quien invitar.</text:p>
      <text:list xml:id="list1205077852" text:style-name="L1">
        <text:list-item>
          <text:p text:style-name="P475"><text:span text:style-name="T181">Empieza con tu programa desde el ejercicio 3-4. Añade una llamada a </text:span><text:span text:style-name="T183">print()</text:span><text:span text:style-name="T181"> al final de tu programa indicando el nombre del invitado que no va a poder asistir.</text:span></text:p>
        </text:list-item>
        <text:list-item>
          <text:p text:style-name="P492">Modifica la lista reemplazando el nombre de la persona que no puede asistir por el de la nueva persona que has invitado.</text:p>
        </text:list-item>
        <text:list-item>
          <text:p text:style-name="P492">Imprime un segundo conjunto de mensajes de invitación, uno por cada persona que todavía está en tu lista.</text:p>
        </text:list-item>
      </text:list>
      <text:p text:style-name="P400"><text:span text:style-name="T42">3-</text:span><text:span text:style-name="T36">6. More Guests: Acabas de encontrar una mesa más grande para cenar, así que ahora dispones de más espacio. Piensa en tres invitados más para invitarlos a cenar.</text:span></text:p>
      <text:p text:style-name="P152"/>
      <text:list xml:id="list3239252468" text:style-name="L2">
        <text:list-item>
          <text:p text:style-name="P476"><text:soft-page-break/><text:span text:style-name="T181">Empieza con tu programa desde el ejercicio 3-4. Añade una llamada a </text:span><text:span text:style-name="T183">print()</text:span><text:span text:style-name="T181"> al final de tu programa </text:span><text:span text:style-name="T182">informando a la gente de que has encontrado una mesa más grande para la cena.</text:span></text:p>
        </text:list-item>
        <text:list-item>
          <text:p text:style-name="P493">Utiliza insert() para añadir un nuevo invitado al principio de tu lista.</text:p>
        </text:list-item>
        <text:list-item>
          <text:p text:style-name="P493">Utiliza insert() para añadir un nuevo invitado en medio de la lista.</text:p>
        </text:list-item>
        <text:list-item>
          <text:p text:style-name="P493">Utiliza append() para añadir un nuevo invitado al final de la lista.</text:p>
        </text:list-item>
        <text:list-item>
          <text:p text:style-name="P493">Imprime un nuevo conjunto de invitaciones para cada persona de tu lista.</text:p>
        </text:list-item>
      </text:list>
      <text:p text:style-name="P152"/>
      <text:p text:style-name="P153">3-7. Shrinking Guest List: Te acabas de enterar de que tu nueva mesa no estará a tiempo para la cena y que sólo tiene espacio para dos invitados.</text:p>
      <text:list xml:id="list4106898350" text:style-name="L3">
        <text:list-header>
          <text:p text:style-name="P494"/>
        </text:list-header>
        <text:list-item>
          <text:p text:style-name="P494">Empieza con tu programa del ejercicio 3-6. Añade una nueva línea que imprima un mensaje diciendo que sólo puedes invitar a dos personas a cenar.</text:p>
        </text:list-item>
        <text:list-item>
          <text:p text:style-name="P507"><text:span text:style-name="T43">Utiliza </text:span><text:span text:style-name="T133">pop()</text:span><text:span text:style-name="T43"> para eliminar invitados de tu lista de uno en uno hasta que sólo queden dos nombres en tu lista. </text:span><text:span text:style-name="T44">Cada vez que popees un nombre de tu lista imprime un mensaje a esa persona haciéndole saber que sientes mucho no poder invitarla a cenar.</text:span></text:p>
        </text:list-item>
        <text:list-item>
          <text:p text:style-name="P495">Imprime un mensaje a cada una de las dos personas que aún están en tu lista diciéndoles que permanecen invitadas.</text:p>
        </text:list-item>
        <text:list-item>
          <text:p text:style-name="P514"><text:span text:style-name="T36">Utiliza </text:span><text:span text:style-name="T128">del</text:span><text:span text:style-name="T36"> para eliminar los dos últimos nombres de tu lista, así que tienes una lista vacía. Imprime tu lista para asegurarte de que actualmente tienes una lista vacía al final de tu programa.</text:span></text:p>
        </text:list-item>
      </text:list>
      <text:p text:style-name="P154"/>
      <text:p text:style-name="P10">Organizar una lista.</text:p>
      <text:p text:style-name="P10"/>
      <text:p text:style-name="P401"><text:span text:style-name="T36">Con frecuencia las listas se crean con un orden impredecible porque no siempre puedes controlar el orden en que tus usuarios te van a proporcionar los datos. </text:span><text:span text:style-name="T45">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45">Python proporciona diferentes maneras de organizar tus listas dependiendo de la situación.</text:span></text:p>
      <text:p text:style-name="P155"/>
      <text:p text:style-name="P390"><text:span text:style-name="T121">Ordenar una lista de forma permanente con el método </text:span><text:span text:style-name="T170">sort()</text:span><text:span text:style-name="T121">.</text:span></text:p>
      <text:p text:style-name="P156"/>
      <text:p text:style-name="P390"><text:span text:style-name="T36">El método </text:span><text:span text:style-name="T128">sort()</text:span><text:span text:style-name="T36">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56"><draw:frame draw:style-name="fr3" draw:name="Imagen23" text:anchor-type="char" svg:x="3.911cm" svg:y="0.393cm" svg:width="9.181cm" svg:height="1.799cm" draw:z-index="22"><draw:image xlink:href="Pictures/100000010000015B00000044D817DEBF167D8F3E.png" xlink:type="simple" xlink:show="embed" xlink:actuate="onLoad" draw:mime-type="image/png"/></draw:frame></text:p>
      <text:p text:style-name="P156"/>
      <text:p text:style-name="P156"/>
      <text:p text:style-name="P156"/>
      <text:p text:style-name="P156"/>
      <text:p text:style-name="P156"><draw:frame draw:style-name="fr3" draw:name="Imagen24" text:anchor-type="char" svg:x="4.701cm" svg:y="-0.169cm" svg:width="7.673cm" svg:height="1.799cm" draw:z-index="23"><draw:image xlink:href="Pictures/10000001000001220000004487BB514DD18BEDD1.png" xlink:type="simple" xlink:show="embed" xlink:actuate="onLoad" draw:mime-type="image/png"/></draw:frame></text:p>
      <text:p text:style-name="P156"/>
      <text:p text:style-name="P156"/>
      <text:p text:style-name="P156"/>
      <text:p text:style-name="P315">Ordenar una lista de forma temporal con la función sorted().</text:p>
      <text:p text:style-name="P157">Podemos utilizar la función sorted() cuando queremos mantener el orden original de una lista pero queremos presentarla de forma ordenada. La función sorted() te permite mostrar tu lista en un orden determinado pero que no afecta al orden actual.</text:p>
      <text:p text:style-name="P157">Probemos esta función con la lista de coches:</text:p>
      <text:p text:style-name="P157"/>
      <text:p text:style-name="P157"><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57"/>
      <text:p text:style-name="P157"/>
      <text:p text:style-name="P157"/>
      <text:p text:style-name="P157"/>
      <text:p text:style-name="P157"/>
      <text:p text:style-name="P157"/>
      <text:p text:style-name="P157"/>
      <text:p text:style-name="P157"/>
      <text:p text:style-name="P157"/>
      <text:p text:style-name="P157"/>
      <text:p text:style-name="P157"><draw:frame draw:style-name="fr3" draw:name="Imagen26" text:anchor-type="char" svg:x="4.625cm" svg:y="0.224cm" svg:width="7.752cm" svg:height="6.138cm" draw:z-index="25"><draw:image xlink:href="Pictures/1000000100000125000000E86AAE480D7E0B06CB.png" xlink:type="simple" xlink:show="embed" xlink:actuate="onLoad" draw:mime-type="image/png"/></draw:frame></text:p>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8">Primero imprimimos la lista original ordenada alfabéticamente, después mostramos la lista con el nuevo orden y por último mostramos que la lista aún está almacenada en su orden original.</text:p>
      <text:p text:style-name="P158">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58"/>
      <text:p text:style-name="P158">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58"/>
      <text:p text:style-name="P316">Encontrar la longitud de una lista.</text:p>
      <text:p text:style-name="P158">Puedes encontrar fácilmente la longitud de una lista utilizando la función len(). La lista de este ejemplo tiene cuatro elementos por lo que su longitud es 4.</text:p>
      <text:p text:style-name="P158"><draw:frame draw:style-name="fr3" draw:name="Imagen27" text:anchor-type="char" svg:x="6.595cm" svg:y="0cm" svg:width="3.81cm" svg:height="0.714cm" draw:z-index="26"><draw:image xlink:href="Pictures/10000001000000900000001B71DB58634F37AF05.png" xlink:type="simple" xlink:show="embed" xlink:actuate="onLoad" draw:mime-type="image/png"/></draw:frame></text:p>
      <text:p text:style-name="P158"/>
      <text:p text:style-name="P158"><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58"/>
      <text:p text:style-name="P158"/>
      <text:p text:style-name="P158"/>
      <text:p text:style-name="P158"/>
      <text:p text:style-name="P158"/>
      <text:p text:style-name="P159">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59"/>
      <text:p text:style-name="P159">NOTA: Python cuenta los elementos de una lista empezando por el uno, así que no deberías encontrarte con ningún error off-by-one determinando la longitud de la lista.</text:p>
      <text:p text:style-name="P159"/>
      <text:p text:style-name="P14">Ejercicios – Try it Yourself.</text:p>
      <text:p text:style-name="P32"><text:span text:style-name="T121">3-8. Seeing the world: </text:span><text:bookmark-start text:name="__DdeLink__783_161892456"/><text:span text:style-name="T121">Piensa al menos cinco lugares en el mundo que te gustaría visitar</text:span><text:bookmark-end text:name="__DdeLink__783_161892456"/><text:span text:style-name="T121">:</text:span></text:p>
      <text:p text:style-name="P160"/>
      <text:list xml:id="list413315478" text:style-name="L4">
        <text:list-item>
          <text:p text:style-name="P496"><text:bookmark-start text:name="__DdeLink__785_161892456"/>Almacena la localización en una lista. Asegúrate de que la lista no está en orden alfabético.<text:bookmark-end text:name="__DdeLink__785_161892456"/></text:p>
        </text:list-item>
        <text:list-item>
          <text:p text:style-name="P496"><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489"><text:bookmark-start text:name="__DdeLink__789_161892456"/><text:span text:style-name="T121">Utiliza </text:span><text:span text:style-name="T170">sorted()</text:span><text:span text:style-name="T121"> para imprimir tu lista en orden alfabético sin modificar la lista actual.</text:span><text:bookmark-end text:name="__DdeLink__789_161892456"/></text:p>
        </text:list-item>
        <text:list-item>
          <text:p text:style-name="P496"><text:bookmark-start text:name="__DdeLink__791_161892456"/>Muestra que tu lista permanece en su orden original imprimiéndola.<text:bookmark-end text:name="__DdeLink__791_161892456"/></text:p>
        </text:list-item>
        <text:list-item>
          <text:p text:style-name="P496"><text:bookmark-start text:name="__DdeLink__793_161892456"/>Utiliza sorted para imprimir tu lista en orden alfabético inverso sin cambiar la ordenación de la lista original.<text:bookmark-end text:name="__DdeLink__793_161892456"/></text:p>
        </text:list-item>
        <text:list-item>
          <text:p text:style-name="P496"><text:bookmark-start text:name="__DdeLink__795_161892456"/>Muestra que tu lista todavía se encuentra en el orden original imprimiéndola.<text:bookmark-end text:name="__DdeLink__795_161892456"/></text:p>
        </text:list-item>
        <text:list-item>
          <text:p text:style-name="P489"><text:bookmark-start text:name="__DdeLink__797_161892456"/><text:span text:style-name="T121">Utiliza </text:span><text:span text:style-name="T170">reverse()</text:span><text:span text:style-name="T121"> para cambiar el orden de tu lista. Imprímela para mostrar que el orden ha cambiado.</text:span><text:bookmark-end text:name="__DdeLink__797_161892456"/></text:p>
        </text:list-item>
        <text:list-item>
          <text:p text:style-name="P489"><text:bookmark-start text:name="__DdeLink__799_161892456"/><text:span text:style-name="T121">Utiliza </text:span><text:span text:style-name="T170">reverse()</text:span><text:span text:style-name="T121"> para cambiar de nuevo el orden de la lista. Imprime la lista para mostrar que ha vuelto a su orden original.</text:span><text:bookmark-end text:name="__DdeLink__799_161892456"/></text:p>
        </text:list-item>
        <text:list-item>
          <text:p text:style-name="P489"><text:bookmark-start text:name="__DdeLink__801_161892456"/><text:span text:style-name="T121">Utiliza </text:span><text:span text:style-name="T170">sort()</text:span><text:span text:style-name="T121"> para cambiar la lista que está almacenada en orden alfabético. Imprime la lista para mostrar que el orden ha cambiado.</text:span><text:bookmark-end text:name="__DdeLink__801_161892456"/></text:p>
        </text:list-item>
        <text:list-item>
          <text:p text:style-name="P489"><text:bookmark-start text:name="__DdeLink__803_161892456"/><text:span text:style-name="T121">Utiliza </text:span><text:span text:style-name="T170">sort()</text:span><text:span text:style-name="T121"> para cambiar la lista y almacenarla en orden alfabético inverso. Imprime la lista para mostrar que el orden ha cambiado.</text:span><text:bookmark-end text:name="__DdeLink__803_161892456"/></text:p>
        </text:list-item>
      </text:list>
      <text:p text:style-name="P160"/>
      <text:p text:style-name="P160"/>
      <text:p text:style-name="P161">3-9. Dinner Guests: trabajando con uno de los programas desde los ejercicios 3-4 hasta el 3-7(página 42), utiliza len() para <text:soft-page-break/>imprimir el mensaje indicando la cantidad de gente a la que has invitado a comer.</text:p>
      <text:p text:style-name="P161"/>
      <text:p text:style-name="P402"><text:span text:style-name="T46">3-</text:span><text:span text:style-name="T36">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62"/>
      <text:p text:style-name="P403"><text:span text:style-name="T47">F</text:span><text:span text:style-name="T36">unciones utilizadas:</text:span></text:p>
      <text:p text:style-name="P163"/>
      <text:p text:style-name="P163"><text:bookmark-start text:name="__DdeLink__805_161892456"/>print()</text:p>
      <text:p text:style-name="P163">indice[]</text:p>
      <text:p text:style-name="P163">title()</text:p>
      <text:p text:style-name="P163">indice[-1] – Último elemento</text:p>
      <text:p text:style-name="P163">indice[i] = ‘loquesea’ – Modifcar elementos</text:p>
      <text:p text:style-name="P163">list.append() - Añadir al final</text:p>
      <text:p text:style-name="P163">list.insert(posicion, ‘elemento’)</text:p>
      <text:p text:style-name="P163">del list[i] – Eliminar elemento de la lista en la posición i</text:p>
      <text:p text:style-name="P163">lista.pop() - Eliminar usando el valor eliminado</text:p>
      <text:p text:style-name="P163">list.remove[‘nombreDeElemento’]</text:p>
      <text:p text:style-name="P164">list.sort() - ordenar permanentemente</text:p>
      <text:p text:style-name="P164">reverse=True – ordenar a la inversa</text:p>
      <text:p text:style-name="P404"><text:span text:style-name="T46">s</text:span><text:span text:style-name="T36">orted(list) – ordenar temporalemente</text:span></text:p>
      <text:p text:style-name="P164">list.reverse() - ordenar a la inversa permanentemente</text:p>
      <text:p text:style-name="P164">len(list) – longitud de la lista<text:bookmark-end text:name="__DdeLink__805_161892456"/></text:p>
      <text:p text:style-name="P164"/>
      <text:p text:style-name="P317">Evitar errores de índices al trabajar con lìstas.</text:p>
      <text:p text:style-name="P165">Es uno de los errores más comunes cuando se trabaja con listas. Supongamos que tienes una lista de tres elementos y preguntamos por el cuarto.</text:p>
      <text:p text:style-name="P391"><text:span text:style-name="T36">Tendríamos un </text:span><text:span text:style-name="T128">index error</text:span><text:span text:style-name="T36"> o error de índice.</text:span></text:p>
      <text:p text:style-name="P165">Si tienes un index error intenta ajustar el índice por el que estás preguntando. Ejecuta de nuevo el programa y para ver que los resultados son correctos.</text:p>
      <text:p text:style-name="P405"><text:span text:style-name="T36">Ten en cuenta que siempre que quieras acceder al último elemento de la lista hazlo usando índice -1. Esto siempre funciona, incluso si tu lista ha cambiado de tamaño desde la última vez que accediste a ella. </text:span><text:span text:style-name="T48">La única vez que te puede dar error utilizar -1 es si lo utilizas con una lista vacía: </text:span><text:span text:style-name="T134">list[]</text:span><text:span text:style-name="T48">.</text:span></text:p>
      <text:p text:style-name="P166"><text:soft-page-break/></text:p>
      <text:p text:style-name="P406"><text:span text:style-name="T36">NOTA. Si se produce un </text:span><text:span text:style-name="T128">index error</text:span><text:span text:style-name="T36">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67"/>
      <text:p text:style-name="P30"><text:span text:style-name="T193">Ejercicios – </text:span><text:span text:style-name="T196">Try it Yourself</text:span><text:span text:style-name="T193">.</text:span></text:p>
      <text:p text:style-name="P406"><text:span text:style-name="T36">3-11. </text:span><text:span text:style-name="T174">Intentional</text:span><text:span text:style-name="T36"> Error: </text:span><text:span text:style-name="T49">Si todavía no has recibido un index error en tu programa, intenta provocarlo. Cambia un índice en uno de tus programas para que produzca un error. Asegúrate de corregir el error antes de cerrar tu programa.</text:span></text:p>
      <text:p text:style-name="P165"/>
      <text:p text:style-name="P80"><text:span text:style-name="T188">Capítulo </text:span><text:span text:style-name="T189">4</text:span><text:span text:style-name="T188">. </text:span><text:span text:style-name="T189">Trabajar con listas</text:span><text:span text:style-name="T190">.</text:span></text:p>
      <text:p text:style-name="P407"><text:span text:style-name="T176">A</text:span><text:span text:style-name="T175">prenderemos hacer un bucle para recorrer todos los elementos de la lista con apenas unas pocas líneas de código.</text:span></text:p>
      <text:p text:style-name="P366">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366"/>
      <text:p text:style-name="P366">Supongamos que tenemos una lista de nombres de magos y queremos imprimir cada nombre de la lista. Podríamos mostrar cada nombre de forma individual pero este comportamiento podría causarnos serios problemas.</text:p>
      <text:p text:style-name="P366">Usemos un bucle para imprimir cada nombre de la lista de magos.</text:p>
      <text:p text:style-name="P366"><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366"/>
      <text:p text:style-name="P366"/>
      <text:p text:style-name="P366"/>
      <text:p text:style-name="P366"/>
      <text:p text:style-name="P408"><text:span text:style-name="T175">Este bucle </text:span><text:span text:style-name="T178">for</text:span><text:span text:style-name="T175"> le dice a Python que extraiga un nombre de la lista <text:s/>y lo asocie a la variable </text:span><text:span text:style-name="T178">magician</text:span><text:span text:style-name="T175">.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367"><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367"/>
      <text:p text:style-name="P367"/>
      <text:p text:style-name="P367"/>
      <text:p text:style-name="P367"/>
      <text:p text:style-name="P367"/>
      <text:p text:style-name="P373">Mirando el bucle de cerca.</text:p>
      <text:p text:style-name="P367">El concepto de bucle es importante porque is una de las formas más comunes que tiene una computadora de automatizar tareas repetitivas. Python inicialmente lee la primera línea del bucle:</text:p>
      <text:p text:style-name="P367"><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367"/>
      <text:p text:style-name="P392"><text:span text:style-name="T175">Esta línea le dice a Python que recupere el primer valor de la lista de magos y lo asocie a la variable </text:span><text:span text:style-name="T178">magician</text:span><text:span text:style-name="T175">. El primer valor es ‘</text:span><text:span text:style-name="T179">alice</text:span><text:span text:style-name="T175">’. Entonces Python lee la siguiente línea:</text:span></text:p>
      <text:p text:style-name="P367"><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367"/>
      <text:p text:style-name="P392"><text:span text:style-name="T175">Python imprime el valor actual de </text:span><text:span text:style-name="T178">magician</text:span><text:span text:style-name="T175">, que aún es ‘</text:span><text:span text:style-name="T179">alice</text:span><text:span text:style-name="T175">’. </text:span><text:span text:style-name="T177">Puesto que la lista contiene más valores, Python devuelve la primera línea del bucle:</text:span></text:p>
      <text:p text:style-name="P368"><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367"/>
      <text:p text:style-name="P393"><text:span text:style-name="T175">Python recupera el siguiente nombre de la lista, ‘</text:span><text:span text:style-name="T179">david</text:span><text:span text:style-name="T175">’ y asocia ese valor con la variable </text:span><text:span text:style-name="T178">magician</text:span><text:span text:style-name="T175">. Python entonces, ejecuta la linea: </text:span></text:p>
      <text:p text:style-name="P369"><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369"/>
      <text:p text:style-name="P369"/>
      <text:p text:style-name="P370">Python imprime de nuevo el valor actual de <text:span text:style-name="T1">magician</text:span><text:span text:style-name="T11">,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374">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374"><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374"/>
      <text:p text:style-name="P374"><draw:frame draw:style-name="fr3" draw:name="Imagen35" text:anchor-type="char" svg:x="5.468cm" svg:y="-0.152cm" svg:width="5.953cm" svg:height="2.011cm" draw:z-index="34"><draw:image xlink:href="Pictures/10000001000000E10000004C3D398FE5B2AD02A6.png" xlink:type="simple" xlink:show="embed" xlink:actuate="onLoad" draw:mime-type="image/png"/></draw:frame></text:p>
      <text:p text:style-name="P374"/>
      <text:p text:style-name="P374"/>
      <text:p text:style-name="P374"/>
      <text:p text:style-name="P375">Estas convenciones de nomenclatura te pueden ayudar a seguir la acción que está realizando cada elemento dentro de un bucle for.</text:p>
      <text:p text:style-name="P375"/>
      <text:p text:style-name="P381">Utilizar una lista de números.</text:p>
      <text:p text:style-name="P371"><text:span text:style-name="T11">Si quieres hacer una lista de números, puedes convertir el resultado de </text:span><text:span text:style-name="T1">range()</text:span><text:span text:style-name="T11"> directamente en una lista utilizando la función </text:span><text:span text:style-name="T1">list[]</text:span><text:span text:style-name="T11">.</text:span></text:p>
      <text:p text:style-name="P371"><text:span text:style-name="T11">Cuando encapsulas list[] en una llamada a la función </text:span><text:span text:style-name="T1">range()</text:span><text:span text:style-name="T11">, la salida que obtienes es una lista de números.</text:span></text:p>
      <text:p text:style-name="P376"><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376"/>
      <text:p text:style-name="P376"/>
      <text:p text:style-name="P374"/>
      <text:p text:style-name="P371"><text:span text:style-name="T11">También podemos utilizar la función range() para decirle a Python que salte números en un rango dado. Si le pasamos un tercer argumento a </text:span><text:span text:style-name="T1">range()</text:span><text:span text:style-name="T11">, Python utilizará ese valor como tamaño de paso cuando genere los números.</text:span></text:p>
      <text:p text:style-name="P372"><text:span text:style-name="T11">Puedes crear casi cualquier conjunto de números que quieras utilizando la función </text:span><text:span text:style-name="T1">range()</text:span><text:span text:style-name="T11">.</text:span></text:p>
      <text:p text:style-name="P377"/>
      <text:p text:style-name="P377"/>
      <text:p text:style-name="P377"/>
      <text:p text:style-name="P377"/>
      <text:p text:style-name="P377"/>
      <text:p text:style-name="P377"/>
      <text:p text:style-name="P377">Por ejemplo, vamos a considerar calcular los cuadrados de los 10 primeros números.</text:p>
      <text:p text:style-name="P377"><draw:frame draw:style-name="fr3"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377"/>
      <text:p text:style-name="P377"/>
      <text:p text:style-name="P377"/>
      <text:p text:style-name="P377"/>
      <text:p text:style-name="P377"/>
      <text:p text:style-name="P377"/>
      <text:p text:style-name="P377"/>
      <text:p text:style-name="P382">Estadísticas simples con listas de números.</text:p>
      <text:p text:style-name="P377">Unas pocas funciones de Python nos ayudarán cuando trabajemos con listas de números. Por ejemplo, puedes encontrar fácilmente el mínimo, máximo y la suma de una lista de números.</text:p>
      <text:p text:style-name="P378"/>
      <text:p text:style-name="P383">List Comprehension.</text:p>
      <text:p text:style-name="P378">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378"/>
      <text:p text:style-name="P378">El siguiente ejemplo construye la misma lista de cuadrados de números que hemos visto antes, pero utilizando <text:span text:style-name="T1">list comprehension.</text:span></text:p>
      <text:p text:style-name="P384"/>
      <text:p text:style-name="P384"><draw:frame draw:style-name="fr3" draw:name="Imagen38" text:anchor-type="char" svg:x="3.355cm" svg:y="-0.196cm" svg:width="10.292cm" svg:height="1.984cm" draw:z-index="37"><draw:image xlink:href="Pictures/10000001000001850000004BA65CC34902889B99.png" xlink:type="simple" xlink:show="embed" xlink:actuate="onLoad" draw:mime-type="image/png"/></draw:frame></text:p>
      <text:p text:style-name="P384"/>
      <text:p text:style-name="P384"/>
      <text:p text:style-name="P384"/>
      <text:p text:style-name="P379">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9">value**2</text:span>, que eleva el valor a segunda potencia. Luego escribe un bucle for para generar los números que quieres <text:span text:style-name="T223">introducir en la expresión y cierra los corchetes.</text:span></text:p>
      <text:p text:style-name="P380">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380"/>
      <text:p text:style-name="P25"><text:span text:style-name="T191">Ejercicios – </text:span><text:span text:style-name="T15">Try it Yourself</text:span><text:span text:style-name="T191">.</text:span></text:p>
      <text:p text:style-name="P26"><text:span text:style-name="T191">4-3. </text:span><text:span text:style-name="T180">Counting to Twenty: Utiliza un bucle para imprimir los números del 1 al 20 ambos inclusive.</text:span></text:p>
      <text:p text:style-name="P27"><text:span text:style-name="T180">4-4. One Million: Haz una lista de números de uno a un millón y luego utiliza un bucle para imprimir los números. (Si la salida es demasiado larga, páusala presionando </text:span><text:span text:style-name="T184">Ctrl + C</text:span><text:span text:style-name="T180"> o cerrando la ventana.</text:span></text:p>
      <text:p text:style-name="P168">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69">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69">4-7. Threes: <text:bookmark-start text:name="__DdeLink__1441_3306627097"/>Haz una lista de múltiplos de 3 desde el 3 hasta el 30. Utiliza un bucle para imprimir los números de tu lista.<text:bookmark-end text:name="__DdeLink__1441_3306627097"/></text:p>
      <text:p text:style-name="P169">4-8.Cubes: Un número elevado a la tercera potencia se llama cubo. Por ejemplo, el cubo de 2 se escribe como 2**3 en Python. <text:bookmark-start text:name="__DdeLink__1443_3306627097"/>Haz una lista de <text:span text:style-name="T224">los </text:span>primeros 10 cubos (eso es, el cubo de cada entero desde 1 hasta 10) y utiliza un bucle para imprimir el valor de cada cubo.<text:bookmark-end text:name="__DdeLink__1443_3306627097"/></text:p>
      <text:p text:style-name="P170">4-9. Cube Comprehension: <text:bookmark-start text:name="__DdeLink__1445_3306627097"/>Utiliza una list comprehension para generar una lista de los diez primeros cubos.<text:bookmark-end text:name="__DdeLink__1445_3306627097"/></text:p>
      <text:p text:style-name="P169"/>
      <text:p text:style-name="P318">Trabajar con partes de una lista.</text:p>
      <text:p text:style-name="P81"><text:span text:style-name="T50">En el capítulo 3 aprendimos a acceder elementos individuales en una lista y ahora aprenderemos como trabajar con todos los elementos de la lista. También puedes trabajar con un grupo específico de elementos de la lista que Python llama </text:span><text:span text:style-name="T135">slice</text:span><text:span text:style-name="T50">.</text:span></text:p>
      <text:p text:style-name="P171"/>
      <text:p text:style-name="P318">Devanar una lista.</text:p>
      <text:p text:style-name="P409"><text:span text:style-name="T36">Para hacer una devanado tienes que especificar el primer y el último elemento con los que quieres trabajar. </text:span><text:bookmark-start text:name="__DdeLink__1447_3306627097"/><text:span text:style-name="T36">Como con la función range(), Python se detiene un elemento antes del segundo índice que especifiquemos, es decir, si introducimos el rango lista[1:5], </text:span><text:soft-page-break/><text:span text:style-name="T36">podremos trabajar con los elementos que se encuentren en las posiciones 1, 2, 3 y 4.</text:span><text:bookmark-end text:name="__DdeLink__1447_3306627097"/></text:p>
      <text:p text:style-name="P172">Si se omite el primer índice del devanado, Python comenzará a trabajar desde el principio de la lista.</text:p>
      <text:p text:style-name="P172">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72"/>
      <text:p text:style-name="P410"><text:span text:style-name="T36">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28">lista[-3:]</text:span></text:p>
      <text:p text:style-name="P360"/>
      <text:p text:style-name="P360"><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360"/>
      <text:p text:style-name="P173"/>
      <text:p text:style-name="P173"><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173"/>
      <text:p text:style-name="P173"/>
      <text:p text:style-name="P173"/>
      <text:p text:style-name="P173">Esto imprimiría los nombres de los tres últimos jugadores y podría continuar funcionando a medida que la lista de jugadores cambie de tamaño.</text:p>
      <text:p text:style-name="P173"/>
      <text:p text:style-name="P173">NOTA: <text:s/>Puedes incluir un tercer valor en los corchetes. Si lo haces, le dirás a Python cuántos elementos saltar entre los elementos especificados en el rango.</text:p>
      <text:p text:style-name="P173"/>
      <text:p text:style-name="P319">Bucle a través del devanado.</text:p>
      <text:p text:style-name="P173">Puedes utilizar el devanado en un bucle for si quieres recorrer un subconjunto de elementos en una lista. En el siguiente ejemplo recorreremos los tres primeros jugadores e imprimiremos sus nombres como parte de una lista más pequeña.</text:p>
      <text:p text:style-name="P173"/>
      <text:p text:style-name="P173"/>
      <text:p text:style-name="P173"><draw:frame draw:style-name="fr3"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73"><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173"/>
      <text:p text:style-name="P173"/>
      <text:p text:style-name="P173"/>
      <text:p text:style-name="P173"/>
      <text:p text:style-name="P173"/>
      <text:p text:style-name="P173"/>
      <text:p text:style-name="P411"><text:span text:style-name="T36">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28">slices</text:span><text:span text:style-name="T36"> para procesar tus datos en porciones de un tamaño específico. O cuando estás construyendo una aplicación web, puedes utilizar </text:span><text:span text:style-name="T128">slices</text:span><text:span text:style-name="T36"> para mostrar información de una serie de páginas con una cantidad apropiada de información en cada página.</text:span></text:p>
      <text:p text:style-name="P174"/>
      <text:p text:style-name="P320">Copiar una lista.</text:p>
      <text:p text:style-name="P174">Con frecuencia querrás empezar con una lista existente y hacer una lista completamente nueva basada en la primera. Exploremos como funciona el copiado de listas y examinemos una situación en la que copiar una lista es útil.</text:p>
      <text:p text:style-name="P174"/>
      <text:p text:style-name="P411"><text:span text:style-name="T36">Para copiar una lista podemos hacer un devanado que incluya toda la lista original omitiendo el primer y segundo índices </text:span><text:span text:style-name="T128">([:])</text:span><text:span text:style-name="T36">. Esto le dice a Python que haga un devanado que empiece en el primer elemento y termine con el último, produciendo una copia de toda la lista.</text:span></text:p>
      <text:p text:style-name="P174"/>
      <text:p text:style-name="P82"><text:span text:style-name="T51">Por ejemplo, imagina que tenemos una lista de nuestras comidas favoritas y queremos </text:span><text:span text:style-name="T52">hacer una lista separada de las comidas que le gustan a un amigo. A este amigo le gusta todo lo que hay en nuestra lista hasta ahora, así que podemos crear su lista copiando la nuestra:</text:span></text:p>
      <text:p text:style-name="P175"><draw:frame draw:style-name="fr2" draw:name="Imagen43" text:anchor-type="char" svg:width="10.001cm" svg:height="4.815cm" draw:z-index="42"><draw:image xlink:href="Pictures/100000010000017A000000B6313347FCBC6C9AFA.png" xlink:type="simple" xlink:show="embed" xlink:actuate="onLoad" draw:mime-type="image/png"/></draw:frame></text:p>
      <text:p text:style-name="P175"/>
      <text:p text:style-name="P175"/>
      <text:p text:style-name="P175"><text:soft-page-break/></text:p>
      <text:p text:style-name="P175"/>
      <text:p text:style-name="P175"/>
      <text:p text:style-name="P175"/>
      <text:p text:style-name="P175"/>
      <text:p text:style-name="P175"/>
      <text:p text:style-name="P175"><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175"/>
      <text:p text:style-name="P175"/>
      <text:p text:style-name="P175"/>
      <text:p text:style-name="P175"/>
      <text:p text:style-name="P175"/>
      <text:p text:style-name="P175"/>
      <text:p text:style-name="P175"/>
      <text:p text:style-name="P412"><text:span text:style-name="T52">P</text:span><text:span text:style-name="T36">ara probar que tenemos dos listas separadas, añadiremos una nueva comida a cada lista y mostraremos que cada lista contiene las comidas favoritas de las personas correspondientes.</text:span></text:p>
      <text:p text:style-name="P176"><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176"/>
      <text:p text:style-name="P176"/>
      <text:p text:style-name="P176"/>
      <text:p text:style-name="P176"/>
      <text:p text:style-name="P176"/>
      <text:p text:style-name="P176"/>
      <text:p text:style-name="P176"/>
      <text:p text:style-name="P176"/>
      <text:p text:style-name="P176"><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176"/>
      <text:p text:style-name="P176"/>
      <text:p text:style-name="P176"/>
      <text:p text:style-name="P176"/>
      <text:p text:style-name="P176"/>
      <text:p text:style-name="P176"/>
      <text:p text:style-name="P176"/>
      <text:p text:style-name="P177">Si simplemente hubiéramos establecido friend_foods como my_foods, no produciría dos listas separadas. Por ejemplo aquí está lo que sucedería si intentamos copiar una lista sin utilizar el devanado:</text:p>
      <text:p text:style-name="P177"><draw:frame draw:style-name="fr2" draw:name="Imagen47" text:anchor-type="char" svg:width="9.604cm" svg:height="4.763cm" draw:z-index="46"><draw:image xlink:href="Pictures/100000010000016B000000B421F04D3922737FE1.png" xlink:type="simple" xlink:show="embed" xlink:actuate="onLoad" draw:mime-type="image/png"/></draw:frame><text:soft-page-break/></text:p>
      <text:p text:style-name="P177"/>
      <text:p text:style-name="P177"/>
      <text:p text:style-name="P177"/>
      <text:p text:style-name="P177"/>
      <text:p text:style-name="P177"/>
      <text:p text:style-name="P177"/>
      <text:p text:style-name="P177"/>
      <text:p text:style-name="P177"><draw:frame draw:style-name="fr3" draw:name="Imagen48" text:anchor-type="char" svg:x="0.88cm" svg:y="0.224cm" svg:width="15.24cm" svg:height="2.699cm" draw:z-index="47"><draw:image xlink:href="Pictures/100000010000024000000066E61F1D3ED573A4B4.png" xlink:type="simple" xlink:show="embed" xlink:actuate="onLoad" draw:mime-type="image/png"/></draw:frame></text:p>
      <text:p text:style-name="P177">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77">La salida muestra que ambas listas son la misma lista, y no es lo que estábamos buscando.</text:p>
      <text:p text:style-name="P177"/>
      <text:p text:style-name="P177">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77"/>
      <text:p text:style-name="P177"/>
      <text:p text:style-name="P177"/>
      <text:p text:style-name="P177"/>
      <text:p text:style-name="P177"/>
      <text:p text:style-name="P177"/>
      <text:p text:style-name="P15"/>
      <text:p text:style-name="P15"/>
      <text:p text:style-name="P15"/>
      <text:p text:style-name="P15">Ejercicios – Try it yourself.</text:p>
      <text:p text:style-name="P177"/>
      <text:p text:style-name="P31"><text:soft-page-break/><text:span text:style-name="T36">4-10. Slices: </text:span><text:bookmark-start text:name="__DdeLink__1450_3306627097"/><text:span text:style-name="T36">Utilizando uno de los programas escritos en este capítulo, añade más líneas al final del programa que hagan lo siguiente:</text:span><text:bookmark-end text:name="__DdeLink__1450_3306627097"/></text:p>
      <text:p text:style-name="P177"/>
      <text:list xml:id="list3576373622" text:style-name="L5">
        <text:list-item>
          <text:p text:style-name="P490"><text:bookmark-start text:name="__DdeLink__1452_3306627097"/><text:span text:style-name="T36">Imprime el mensaje ‘</text:span><text:span text:style-name="T128">Los primeros tres elementos de la lista son: </text:span><text:span text:style-name="T36">’. Luego utiliza un slice para imprimir los tres primeros elementos de la lista de ese programa.</text:span><text:bookmark-end text:name="__DdeLink__1452_3306627097"/></text:p>
        </text:list-item>
        <text:list-item>
          <text:p text:style-name="P490"><text:bookmark-start text:name="__DdeLink__1454_3306627097"/><text:span text:style-name="T36">Imprime el mensaje ‘</text:span><text:span text:style-name="T128">Los elementos que se encuentran en medio de la lista son: </text:span><text:span text:style-name="T36">’. Luego utiliza un slice para imprimir los elementos que se encuentran en medio de la lista de ese programa.</text:span><text:bookmark-end text:name="__DdeLink__1454_3306627097"/></text:p>
        </text:list-item>
        <text:list-item>
          <text:p text:style-name="P508"><text:bookmark-start text:name="__DdeLink__1456_3306627097"/><text:span text:style-name="T53">Imprime el mensaje ‘</text:span><text:span text:style-name="T136">Los últimos tres elementos de la lista son: </text:span><text:span text:style-name="T53">’. Luego utiliza un slice para imprimir los tres últimos elementos de la lista de ese programa.</text:span><text:bookmark-end text:name="__DdeLink__1456_3306627097"/></text:p>
        </text:list-item>
      </text:list>
      <text:p text:style-name="P177"/>
      <text:p text:style-name="P83"><text:span text:style-name="T53">4-</text:span><text:span text:style-name="T54">11. My Pizzas, Your Pizzas: Empieza con tu programa del ejercicio 4-1. Haz una copia de la lista de pizzas a llámala friend_pizzas. Luego haz lo siguiente:</text:span></text:p>
      <text:p text:style-name="P178"/>
      <text:list xml:id="list1336548700" text:style-name="L6">
        <text:list-item>
          <text:p text:style-name="P497"><text:bookmark-start text:name="__DdeLink__1458_3306627097"/>Añade una nueva pizza a la lista original.<text:bookmark-end text:name="__DdeLink__1458_3306627097"/></text:p>
        </text:list-item>
        <text:list-item>
          <text:p text:style-name="P515"><text:bookmark-start text:name="__DdeLink__1460_3306627097"/><text:span text:style-name="T36">Añade una pizza diferente a la lista </text:span><text:span text:style-name="T128">friend_pizzas</text:span><text:span text:style-name="T36">.</text:span><text:bookmark-end text:name="__DdeLink__1460_3306627097"/></text:p>
        </text:list-item>
        <text:list-item>
          <text:p text:style-name="P509"><text:bookmark-start text:name="__DdeLink__1462_3306627097"/><text:span text:style-name="T54">Comprueba que tienes dos listas separadas. Imprime el mensaje ‘</text:span><text:span text:style-name="T137">Mis pizzas favoritas son: </text:span><text:span text:style-name="T54">‘, y luego utiliza un bucle </text:span><text:span text:style-name="T137">for</text:span><text:span text:style-name="T54"> para imprimir la primera lista. Imprime el mensaje ‘</text:span><text:span text:style-name="T137">Las pizzas favoritas de mi amigo son: </text:span><text:span text:style-name="T54">‘ y luego utiliza un bucle </text:span><text:span text:style-name="T137">for</text:span><text:span text:style-name="T54"> para imprimir la segunda lista. Asegúrate de que cada nueva pizza se almacena en la lista apropiada.</text:span><text:bookmark-end text:name="__DdeLink__1462_3306627097"/></text:p>
        </text:list-item>
      </text:list>
      <text:p text:style-name="P178"/>
      <text:p text:style-name="P84"><text:span text:style-name="T55">4-12. More Loops: todas las versiones de </text:span><text:span text:style-name="T138">foods.py</text:span><text:span text:style-name="T55"> en esta sección ha evitado utilizar bucles </text:span><text:span text:style-name="T138">for</text:span><text:span text:style-name="T55"> para ahorrar espacio. </text:span><text:bookmark-start text:name="__DdeLink__1464_3306627097"/><text:span text:style-name="T55">Escoge una versión de </text:span><text:span text:style-name="T138">foods.py</text:span><text:span text:style-name="T55"> y escribe dos bucles </text:span><text:span text:style-name="T138">for</text:span><text:span text:style-name="T55"> para imprimir cada lista de </text:span><text:span text:style-name="T56">alimentos</text:span><text:span text:style-name="T55">.</text:span><text:bookmark-end text:name="__DdeLink__1464_3306627097"/></text:p>
      <text:p text:style-name="P179"/>
      <text:p text:style-name="P394"><text:span text:style-name="T122">T</text:span><text:span text:style-name="T121">uplas.</text:span></text:p>
      <text:p text:style-name="P413"><text:span text:style-name="T36">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36">tuplas te permiten hacer justo eso. Python se refiere a los valores que no pueden cambiar como inmutables y una lista inmutable se llama tupla.</text:span></text:p>
      <text:p text:style-name="P180"/>
      <text:p text:style-name="P321">Definir una tupla.</text:p>
      <text:p text:style-name="P413"><text:span text:style-name="T36">Una tupla se parece a una lista salvo porque usa paréntesis en lugar de corchetes. Una ve que defines una tupla, puedes acceder a los elementos individualmente utilizando el índice de cada uno de ellos, </text:span><text:span text:style-name="T57">como lo harías con una lista.</text:span></text:p>
      <text:p text:style-name="P181">Por ejemplo, si tenemos un rectángulo que debe tener siempre un tamaño determinado, podemos asegurarnos de que ese tamaño no va a cambiar poniendo las dimensiones en una tupla:</text:p>
      <text:p text:style-name="P181"><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181"/>
      <text:p text:style-name="P181"/>
      <text:p text:style-name="P181"/>
      <text:p text:style-name="P181"/>
      <text:p text:style-name="P181">Utilizamos la misma sintaxis que hemos estado utilizando para acceder a los elementos en una lista para imprimir cada elemento de la tupla individualmente:</text:p>
      <text:p text:style-name="P181"><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181"/>
      <text:p text:style-name="P181"/>
      <text:p text:style-name="P181"/>
      <text:p text:style-name="P181"/>
      <text:p text:style-name="P181">Veamos qué ocurre si intento cambiar uno de los elementos de la tupla dimensions:</text:p>
      <text:p text:style-name="P181"><draw:frame draw:style-name="fr3" draw:name="Imagen51" text:anchor-type="char" svg:x="6.092cm" svg:y="0.247cm" svg:width="4.551cm" svg:height="1.191cm" draw:z-index="50"><draw:image xlink:href="Pictures/10000001000000AC0000002D4B226B0D2C8EEDD8.png" xlink:type="simple" xlink:show="embed" xlink:actuate="onLoad" draw:mime-type="image/png"/></draw:frame></text:p>
      <text:p text:style-name="P181"/>
      <text:p text:style-name="P181"/>
      <text:p text:style-name="P414"><text:span text:style-name="T36">El código intenta cambiar el valor de la primera posición pero Python devuelve un </text:span><text:span text:style-name="T128">Type Error</text:span><text:span text:style-name="T36">. Básicamente porque estamos intentando cambiar el valor a una tupla y no se puede hacer con ese tipo de objetos. Python nos dice que no podemos asignar un nuevo valor a un elemento en una tupla:</text:span></text:p>
      <text:p text:style-name="P181"><draw:frame draw:style-name="fr3" draw:name="Imagen52" text:anchor-type="char" svg:x="-0.019cm" svg:y="0.337cm" svg:width="17cm" svg:height="2.028cm" draw:z-index="51"><draw:image xlink:href="Pictures/100000010000034E000000651307BB8217BA0420.png" xlink:type="simple" xlink:show="embed" xlink:actuate="onLoad" draw:mime-type="image/png"/></draw:frame></text:p>
      <text:p text:style-name="P182"><text:soft-page-break/>Esto es beneficioso porque queremos que Python genere un error cuando una línea de código intente cambiar las dimensiones del triángulo.</text:p>
      <text:p text:style-name="P182"/>
      <text:p text:style-name="P182">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82"/>
      <text:p text:style-name="P182">Recorrer todos los valores de una tupla.</text:p>
      <text:p text:style-name="P182">Puedes recorrer todos los valores de una tupla utilizando un bucle for, como hiciste con la lista:</text:p>
      <text:p text:style-name="P182"><draw:frame draw:style-name="fr3" draw:name="Imagen53" text:anchor-type="char" svg:x="5.325cm" svg:y="0cm" svg:width="6.35cm" svg:height="1.693cm" draw:z-index="52"><draw:image xlink:href="Pictures/10000001000000F0000000402B95CD24FE0E6BD6.png" xlink:type="simple" xlink:show="embed" xlink:actuate="onLoad" draw:mime-type="image/png"/></draw:frame></text:p>
      <text:p text:style-name="P182"/>
      <text:p text:style-name="P182"/>
      <text:p text:style-name="P183">Python devuelve todos los elementos de una tupla tal como lo haría con una lista:</text:p>
      <text:p text:style-name="P183"><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183"/>
      <text:p text:style-name="P183"/>
      <text:p text:style-name="P183"><text:s/></text:p>
      <text:p text:style-name="P183"/>
      <text:p text:style-name="P183"/>
      <text:p text:style-name="P322"/>
      <text:p text:style-name="P322"/>
      <text:p text:style-name="P322">Escribiendo sobre una tupla.</text:p>
      <text:p text:style-name="P183"/>
      <text:p text:style-name="P183">A pesar de que una tupla no se puede modificar, puedes asignar un nuevo valor a una variable que represente a una tupla. Así que si queremos cambiar nuestras dimensiones podemos redefinir toda la tupla:</text:p>
      <text:p text:style-name="P183"><draw:frame draw:style-name="fr2" draw:name="Imagen55" text:anchor-type="char" svg:width="7.62cm" svg:height="4.736cm" draw:z-index="54"><draw:image xlink:href="Pictures/1000000100000120000000B3B6071AFE63282080.png" xlink:type="simple" xlink:show="embed" xlink:actuate="onLoad" draw:mime-type="image/png"/></draw:frame></text:p>
      <text:p text:style-name="P183"/>
      <text:p text:style-name="P183"/>
      <text:p text:style-name="P183"/>
      <text:p text:style-name="P183"/>
      <text:p text:style-name="P183"/>
      <text:p text:style-name="P183"/>
      <text:p text:style-name="P183"><text:soft-page-break/></text:p>
      <text:p text:style-name="P183"/>
      <text:p text:style-name="P85"><text:span text:style-name="T58">Asociamos una nueva tupla con la variable </text:span><text:span text:style-name="T139">dimensions</text:span><text:span text:style-name="T58"> e imprimimos las nuevas dimensiones. Python no genera ningún error esta vez porque reasignar una variable es válido:</text:span></text:p>
      <text:p text:style-name="P183"><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183"/>
      <text:p text:style-name="P183"/>
      <text:p text:style-name="P183"/>
      <text:p text:style-name="P183"/>
      <text:p text:style-name="P183"/>
      <text:p text:style-name="P183"/>
      <text:p text:style-name="P183"/>
      <text:p text:style-name="P183"/>
      <text:p text:style-name="P184">En comparación con las listas, las tuplas son estructuras de datos simples. Úsalas cuando quieras almacenar un conjunto de valores que podría no ser cambiado durante la vida de un programa.</text:p>
      <text:p text:style-name="P183"/>
      <text:p text:style-name="P16">Ejercicios – Try it Yourself.</text:p>
      <text:p text:style-name="P184"/>
      <text:p text:style-name="P184">4-13. Buffet: Un restaurante estilo buffet sólo tiene cinco comidas básicas. Piensa en cinco comidas simples y almacénalas en una tupla.</text:p>
      <text:p text:style-name="P184"/>
      <text:list xml:id="list3783223711" text:style-name="L7">
        <text:list-item>
          <text:p text:style-name="P498"><text:bookmark-start text:name="__DdeLink__1466_3306627097"/>Utiliza un bucle para imprimir cada comida que ofrece el restaurante.<text:bookmark-end text:name="__DdeLink__1466_3306627097"/></text:p>
        </text:list-item>
        <text:list-item>
          <text:p text:style-name="P498"><text:bookmark-start text:name="__DdeLink__1468_3306627097"/>Intenta modificar uno de los elementos, y asegúrate de que Python rechace el cambio.<text:bookmark-end text:name="__DdeLink__1468_3306627097"/></text:p>
        </text:list-item>
        <text:list-item>
          <text:p text:style-name="P516"><text:bookmark-start text:name="__DdeLink__1470_3306627097"/><text:span text:style-name="T36">El restaurante cambia su menú, reemplaza dos elementos con comida diferente. Añade una línea que reescriba la tupla y utiliza un bucle </text:span><text:span text:style-name="T128">for</text:span><text:span text:style-name="T36"> para imprimir cada uno de los elementos del menú revisado.</text:span><text:bookmark-end text:name="__DdeLink__1470_3306627097"/></text:p>
        </text:list-item>
      </text:list>
      <text:p text:style-name="P323">Estilo de tu código.</text:p>
      <text:p text:style-name="P185"/>
      <text:p text:style-name="P185">Ahora que estás escribiendo programas más largos, vale la pena conocer ideas sobre cómo diseñar tu código.</text:p>
      <text:p text:style-name="P185">Tómate tiempo para hacer tu código tan fácil de leer como sea posible. Escribir código fácil de leer (Easy-to-read) te ayuda a realizar un seguimiento de lo que hace tu programa y ayuda a otros a entender tu código también.</text:p>
      <text:p text:style-name="P86"><text:soft-page-break/><text:span text:style-name="T59">Los programadores de Python han acordado una serie de convenciones de estilo para garantizar que el código de todos está estructurado aproximadamente de la misma manera. Una vez que has aprendido a escribir código Python limpio, </text:span><text:span text:style-name="T60">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86"/>
      <text:p text:style-name="P324">La guía de estilo.</text:p>
      <text:p text:style-name="P187"/>
      <text:p text:style-name="P415"><text:span text:style-name="T36">Cuando alguien quiere hacer un cambio en el lenguaje Python, escriben un </text:span><text:span text:style-name="T125">PEP</text:span><text:span text:style-name="T36"> (</text:span><text:span text:style-name="T171">Python Enhancement Proposal</text:span><text:span text:style-name="T36">) o propuesta de mejora de Python. Uno de los PEP’s más antiguos es </text:span><text:span text:style-name="T125">PEP 8</text:span><text:span text:style-name="T36">, que instruye a los programadores de Python sobre cómo diseñar su código. </text:span><text:span text:style-name="T125">PEP 8</text:span><text:span text:style-name="T36"> es bastante largo, pero se relaciona con estructuras de código más complejas de lo que has visto hasta ahora.</text:span></text:p>
      <text:p text:style-name="P415"><text:span text:style-name="T36">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61">Cuando compartas tu código con otros programadores, ellos también lo leerán.</text:span></text:p>
      <text:p text:style-name="P188">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88"/>
      <text:p text:style-name="P188"/>
      <text:p text:style-name="P354">Indentación.</text:p>
      <text:p text:style-name="P188"/>
      <text:p text:style-name="P188">PEP 8 recomienda que uses cuatro espacios de indentación por nivel. Utilizando cuatro espacios mejoras la legibilidad y dejas espacio para múltiples niveles de indentación en cada línea.</text:p>
      <text:p text:style-name="P87"><text:span text:style-name="T61">En un documento de un procesador de texto, las personas usan el tabulador en lugar del espacio para indentar. <text:s/>Esto funciona bien para </text:span><text:span text:style-name="T62">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189">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189"/>
      <text:p text:style-name="P325">Longitud de línea.</text:p>
      <text:p text:style-name="P189"/>
      <text:p text:style-name="P88"><text:span text:style-name="T62">Muchos programadores de Python recomiendan que cada línea sea inferior a 80 caracteres. </text:span><text:span text:style-name="T63">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89"><text:span text:style-name="T63">Las pautas de PEP 8 para la longitud de línea no son inamovibles y algunos equipos prefieren limitar los caracteres a 99. No te </text:span><text:soft-page-break/><text:span text:style-name="T63">preocupes demasiado por la longitud de líneas de tu código mientras estás aprendiendo, </text:span><text:span text:style-name="T64">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190"><draw:line text:anchor-type="paragraph" draw:z-index="57" draw:name="Forma1" draw:style-name="gr1" draw:text-style-name="P532"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191">NOTA: El apéndice B te muestra cómo configurar tu editor de texto para que siempre introduzca cuatro espacios cada vez que pulses la tecla TAB y te muestre una guía vertical para ayudarte a seguir el límite de 79 caracteres.</text:p>
      <text:p text:style-name="P190"/>
      <text:p text:style-name="P326">Líneas en blanco.</text:p>
      <text:p text:style-name="P191"/>
      <text:p text:style-name="P90"><text:span text:style-name="T64">Para agrupar visualmente partes de tu programa, utiliza líneas en blanco. Deberías usar líneas en blanco para organizar tus ficheros, pero no abuses. </text:span><text:span text:style-name="T65">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91"><text:span text:style-name="T64">L</text:span><text:span text:style-name="T65">as líneas en blanco no afectan al comportamiento de tu código, pero sí a la legibilidad. El intérprete de Python utiliza indentación horizontal para interpretar el significado de tu código, pero no tiene en cuenta el espaciado vertical.</text:span></text:p>
      <text:p text:style-name="P192"/>
      <text:p text:style-name="P327"/>
      <text:p text:style-name="P327"><text:soft-page-break/>Otras pautas de estilo.</text:p>
      <text:p text:style-name="P192"/>
      <text:p text:style-name="P192">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192"/>
      <text:p text:style-name="P17">Ejercicios – Try it Yourself.</text:p>
      <text:p text:style-name="P192"/>
      <text:p text:style-name="P416"><text:span text:style-name="T36">4-14. PEP 8: </text:span><text:span text:style-name="T66">Consulta la guía de estilo original PEP 8 en ‘</text:span><text:a xlink:type="simple" xlink:href="https://python.org/dev/peps/pep-0008/" text:style-name="Internet_20_link" text:visited-style-name="Visited_20_Internet_20_Link"><text:span text:style-name="T140">https://python.org/dev/peps/pep-0008/</text:span></text:a><text:span text:style-name="T66">’ No utilizarás mucho de ella ahora mismo, pero puede ser interesante ojearla.</text:span></text:p>
      <text:p text:style-name="P193"/>
      <text:p text:style-name="P193">4-15. Code Review: Escoge tres de los programas que has escrito en este capítulo y modifícalos para cumplir con el PEP 8.</text:p>
      <text:p text:style-name="P193"/>
      <text:p text:style-name="P11">Capítulo 5. Sentencias If.</text:p>
      <text:p text:style-name="P194"/>
      <text:p text:style-name="P194">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194"/>
      <text:p text:style-name="P194">Un ejemplo sencillo.</text:p>
      <text:p text:style-name="P92"><text:span text:style-name="T67">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68">recorre una lista de nombres de automóviles y busca el valor ‘bmw’. Siempre que el valor sea ‘bmw’, se imprime con todas las letras en mayúsculas, en lugar de poner sólo en mayúsculas la primera letra.</text:span></text:p>
      <text:p text:style-name="P196"/>
      <text:p text:style-name="P196"/>
      <text:p text:style-name="P196"/>
      <text:p text:style-name="P196"><draw:frame draw:style-name="fr3"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196"/>
      <text:p text:style-name="P196"/>
      <text:p text:style-name="P196"/>
      <text:p text:style-name="P196"/>
      <text:p text:style-name="P196"/>
      <text:p text:style-name="P196"><draw:frame draw:style-name="fr3" draw:name="Imagen59" text:anchor-type="char" svg:x="4.796cm" svg:y="0.102cm" svg:width="7.408cm" svg:height="3.625cm" draw:z-index="59"><draw:image xlink:href="Pictures/10000001000001180000008940A633F48746844E.png" xlink:type="simple" xlink:show="embed" xlink:actuate="onLoad" draw:mime-type="image/png"/></draw:frame></text:p>
      <text:p text:style-name="P196"/>
      <text:p text:style-name="P196"/>
      <text:p text:style-name="P196"/>
      <text:p text:style-name="P196"/>
      <text:p text:style-name="P196"/>
      <text:p text:style-name="P196"/>
      <text:p text:style-name="P417"><text:span text:style-name="T36">El bucle de este ejemplo, primero comprueba si el valor actual de car es ‘bmw’. Si lo es, lo imprime en </text:span><text:span text:style-name="T128">uppercase</text:span><text:span text:style-name="T36">. Si el valor de car es cualquier otro que no sea ‘bmw’, se imprime en </text:span><text:span text:style-name="T128">title case</text:span><text:span text:style-name="T36">.</text:span></text:p>
      <text:p text:style-name="P197"/>
      <text:p text:style-name="P328">Pruebas condicionales.</text:p>
      <text:p text:style-name="P93"><text:span text:style-name="T68">En el corazón de cada sentencia </text:span><text:span text:style-name="T141">if</text:span><text:span text:style-name="T68">, hay una expresión que puede ser evaluada como </text:span><text:span text:style-name="T141">True</text:span><text:span text:style-name="T68"> o </text:span><text:span text:style-name="T141">False</text:span><text:span text:style-name="T68"> y se llama Prueba Condicional (</text:span><text:span text:style-name="T141">Conditional Test</text:span><text:span text:style-name="T68">). Python utiliza los valores True y False para decidir si se debe ejecutar el código de una instrucción </text:span><text:span text:style-name="T141">if</text:span><text:span text:style-name="T68">. Si la prueba se evalúa como False, Python ignora el código a continuación de la sentencia </text:span><text:span text:style-name="T141">if</text:span><text:span text:style-name="T68">.</text:span></text:p>
      <text:p text:style-name="P197"/>
      <text:p text:style-name="P418"><text:span text:style-name="T68">I</text:span><text:span text:style-name="T36">gnorar las mayúsculas cuando se comprueba la igualdad.</text:span></text:p>
      <text:p text:style-name="P198">Probemos la igualdad en mayúsculas/minúsculas en Python. Pro ejemplo, dos valores con diferente capitalización no se consideran iguales:</text:p>
      <text:p text:style-name="P198"><draw:frame draw:style-name="fr3" draw:name="Imagen60" text:anchor-type="char" svg:x="6.198cm" svg:y="0cm" svg:width="4.604cm" svg:height="1.429cm" draw:z-index="60"><draw:image xlink:href="Pictures/10000001000000B60000003575DC0BA2FFF5D301.png" xlink:type="simple" xlink:show="embed" xlink:actuate="onLoad" draw:mime-type="image/png"/></draw:frame></text:p>
      <text:p text:style-name="P198"/>
      <text:p text:style-name="P198"/>
      <text:p text:style-name="P198"><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198"/>
      <text:p text:style-name="P198"/>
      <text:p text:style-name="P198"/>
      <text:p text:style-name="P418"><text:span text:style-name="T36">Si necesitas comparar mayúsculas y minúsculas, este comportamiento es ventajoso para nosotros, pero si no necesitamos o no queremos tener en cuenta la capitalización de las letras, podemos convertir </text:span><text:soft-page-break/><text:span text:style-name="T36">los valores de las variables a minúsculas antes de realizar la comparación.</text:span></text:p>
      <text:p text:style-name="P198"><draw:frame draw:style-name="fr3" draw:name="Imagen62" text:anchor-type="char" svg:x="5.366cm" svg:y="0cm" svg:width="6.271cm" svg:height="1.244cm" draw:z-index="62"><draw:image xlink:href="Pictures/10000001000000ED0000002FE3E4385699EC72A4.png" xlink:type="simple" xlink:show="embed" xlink:actuate="onLoad" draw:mime-type="image/png"/></draw:frame></text:p>
      <text:p text:style-name="P198"/>
      <text:p text:style-name="P198"/>
      <text:p text:style-name="P198"><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198"/>
      <text:p text:style-name="P198"/>
      <text:p text:style-name="P198"/>
      <text:p text:style-name="P420"><text:span text:style-name="T36">Esta prueba devolvería True sin importar cómo esté formateado el valor ‘Audi’ porque la prueba no distingue entre mayúsculas y minúsculas. La función </text:span><text:span text:style-name="T128">lower()</text:span><text:span text:style-name="T36"> no cambia el valor original almacenado en car, por lo que puedes hacer cualquier tipo de comparación sin que afecte a la variable original.</text:span></text:p>
      <text:p text:style-name="P418"><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419"/>
      <text:p text:style-name="P418"/>
      <text:p text:style-name="P199"><draw:frame draw:style-name="fr3" draw:name="Imagen65" text:anchor-type="char" svg:x="4.69cm" svg:y="0.169cm" svg:width="7.62cm" svg:height="2.461cm" draw:z-index="65"><draw:image xlink:href="Pictures/10000001000001200000005D91BAFA31888338A8.png" xlink:type="simple" xlink:show="embed" xlink:actuate="onLoad" draw:mime-type="image/png"/></draw:frame></text:p>
      <text:p text:style-name="P199"/>
      <text:p text:style-name="P199"/>
      <text:p text:style-name="P199"/>
      <text:p text:style-name="P199"/>
      <text:p text:style-name="P200">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00"/>
      <text:p text:style-name="P329">Comprobar la no igualdad.</text:p>
      <text:p text:style-name="P201">Cuando queremos determinar si dos valores no son iguales, podemos combinar un signo de exclamación y un signo igual (!=). El signo de exclamación representa no, como en mucho lenguajes de programación.</text:p>
      <text:p text:style-name="P201">Utilicemos otra sentencia if para examinar cómo utilizar el operador de no igualdad. Almacenaremos los ingredientes de la <text:soft-page-break/>pizza que hemos pedido y luego imprimiremos un mensaje si la persona no pidió anchoas.</text:p>
      <text:p text:style-name="P201"><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01"/>
      <text:p text:style-name="P201"/>
      <text:p text:style-name="P201"/>
      <text:p text:style-name="P201"/>
      <text:p text:style-name="P201"><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01"/>
      <text:p text:style-name="P201"/>
      <text:p text:style-name="P201"/>
      <text:p text:style-name="P201">La mayoría de las expresiones condicionales que escribamos tratarán de probar la igualdad, pero a veces resultará más eficiente probar la no igualdad. </text:p>
      <text:p text:style-name="P201"/>
      <text:p text:style-name="P329">Comparaciones numéricas.</text:p>
      <text:p text:style-name="P421"><text:span text:style-name="T36">Probar valores numéricos es bastante sencillo. </text:span><text:span text:style-name="T70">Por ejemplo, el siguiente código comprueba si una persona es mayor de 18 años:</text:span></text:p>
      <text:p text:style-name="P202"><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02"/>
      <text:p text:style-name="P202"/>
      <text:p text:style-name="P202"><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02"/>
      <text:p text:style-name="P202"/>
      <text:p text:style-name="P202"/>
      <text:p text:style-name="P422"><text:span text:style-name="T36">También puedes comprobar si dos números no son iguales. Por ejemplo, </text:span><text:bookmark-start text:name="__DdeLink__2601_1472598537"/><text:span text:style-name="T36">el siguiente código imprime un mensaje si la respuesta dad no es correcta:</text:span><text:bookmark-end text:name="__DdeLink__2601_1472598537"/></text:p>
      <text:p text:style-name="P203"><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03"><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422"><text:span text:style-name="T36">Puedes incluir varias comparaciones matemáticas en tu sentencia condicional como menor que </text:span><text:span text:style-name="T128">&lt;</text:span><text:span text:style-name="T36">, menor o igual que </text:span><text:span text:style-name="T128">&lt;=</text:span><text:span text:style-name="T36">, mayor que </text:span><text:span text:style-name="T128">&gt;</text:span><text:span text:style-name="T36">, mayor o igual que </text:span><text:span text:style-name="T128">&gt;=</text:span><text:span text:style-name="T36">, etc.</text:span></text:p>
      <text:p text:style-name="P422"><text:soft-page-break/><text:span text:style-name="T36">Cada comparación matemática se puede utilizar como parte de una sentencia </text:span><text:span text:style-name="T128">if</text:span><text:span text:style-name="T36"> que puede ayudarte a detectar las condiciones exactas que te interesen.</text:span></text:p>
      <text:p text:style-name="P203"/>
      <text:p text:style-name="P330">Comprobar condiciones múltiples.</text:p>
      <text:p text:style-name="P422"><text:span text:style-name="T36">Podrías querer comprobar múltiples condiciones al mismo tiempo. </text:span><text:span text:style-name="T71">Por ejemplo, a veces podrías necesitar que dos condiciones sean verdaderas para tomar una decisión, otras veces podría ser suficiente con que sólo una de las condiciones lo sea. Las palabras clave </text:span><text:span text:style-name="T142">and</text:span><text:span text:style-name="T71"> y </text:span><text:span text:style-name="T142">or</text:span><text:span text:style-name="T71"> pueden ayudarte en estos casos.</text:span></text:p>
      <text:p text:style-name="P204"/>
      <text:p text:style-name="P204">Utilizar y comprobar condiciones múltiples.</text:p>
      <text:p text:style-name="P94"><text:span text:style-name="T71">Para comprobar que dos condiciones son verdaderas simultáneamente utilizamos la palabra clave </text:span><text:span text:style-name="T142">and</text:span><text:span text:style-name="T71">, combinada con dos pruebas condicionales. Si alguna de las pruebas falla o lo hacen ambas la expresión se evaluará como </text:span><text:span text:style-name="T142">False</text:span><text:span text:style-name="T71">.</text:span></text:p>
      <text:p text:style-name="P204">Por ejemplo, quieres comprobar si dos personas son mayores de 21 años utilizando el siguiente test:</text:p>
      <text:p text:style-name="P204"><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04"/>
      <text:p text:style-name="P204"/>
      <text:p text:style-name="P204"/>
      <text:p text:style-name="P204"><draw:frame draw:style-name="fr3" draw:name="Imagen73" text:anchor-type="char" svg:x="4.796cm" svg:y="0.175cm" svg:width="7.408cm" svg:height="1.905cm" draw:z-index="73"><draw:image xlink:href="Pictures/100000010000011800000048485E33D3E5FF7C14.png" xlink:type="simple" xlink:show="embed" xlink:actuate="onLoad" draw:mime-type="image/png"/></draw:frame></text:p>
      <text:p text:style-name="P204"/>
      <text:p text:style-name="P204"/>
      <text:p text:style-name="P203"/>
      <text:p text:style-name="P204">Para mejorar la legibilidad se pueden usar paréntesis alrededor de las pruebas individuales, pero no son obligatorios. En caso de usarlos las pruebas quedarían así:</text:p>
      <text:p text:style-name="P361">(edad_0 &gt;= 21) and (edad_1 &gt;= 21)</text:p>
      <text:p text:style-name="P203"/>
      <text:p text:style-name="P204">Uso o comprobación de condiciones múltiples.</text:p>
      <text:p text:style-name="P95"><text:span text:style-name="T72">La palabra clave </text:span><text:span text:style-name="T143">or</text:span><text:span text:style-name="T72"> también te permite comprobar condiciones múltiples, pero pasa cuando alguna o ambas pruebas individuales pasan. Un expresión </text:span><text:span text:style-name="T143">or</text:span><text:span text:style-name="T72"> falla sólo cuando ambas pruebas individuales fallan. Es decir, False or True == True, True or False == True, True or True == True y False or False == False.</text:span></text:p>
      <text:p text:style-name="P205">Consideremos de nuevo dos edades, pero esta vez busquemos que sólo una de ellas sea mayor de 21:</text:p>
      <text:p text:style-name="P205"><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05"><text:soft-page-break/></text:p>
      <text:p text:style-name="P205"/>
      <text:p text:style-name="P205"><draw:frame draw:style-name="fr3" draw:name="Imagen75" text:anchor-type="char" svg:x="4.837cm" svg:y="0.099cm" svg:width="7.329cm" svg:height="1.931cm" draw:z-index="75"><draw:image xlink:href="Pictures/100000010000011500000049AE56D5C8F6900BD7.png" xlink:type="simple" xlink:show="embed" xlink:actuate="onLoad" draw:mime-type="image/png"/></draw:frame></text:p>
      <text:p text:style-name="P205"/>
      <text:p text:style-name="P205"/>
      <text:p text:style-name="P205"/>
      <text:p text:style-name="P205">El siguiente ejemplo, ambas condiciones son falsas:</text:p>
      <text:p text:style-name="P205"><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05"/>
      <text:p text:style-name="P205"><draw:frame draw:style-name="fr3" draw:name="Imagen77" text:anchor-type="char" svg:x="4.784cm" svg:y="0.402cm" svg:width="7.435cm" svg:height="1.958cm" draw:z-index="77"><draw:image xlink:href="Pictures/10000001000001190000004A88B1EEF668709B0B.png" xlink:type="simple" xlink:show="embed" xlink:actuate="onLoad" draw:mime-type="image/png"/></draw:frame></text:p>
      <text:p text:style-name="P205"/>
      <text:p text:style-name="P205"/>
      <text:p text:style-name="P205"/>
      <text:p text:style-name="P205"/>
      <text:p text:style-name="P331">Comprobar si un valor está en una lista.</text:p>
      <text:p text:style-name="P423"><text:span text:style-name="T36">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73">En un proyecto de mapeado, puedes querer comprobar si la localización enviada ya existe en la lista de localizaciones conocidas.</text:span></text:p>
      <text:p text:style-name="P96"><text:span text:style-name="T73">Para encontrar si un valor en concreto existe en una lista, utilizaremos la palabra clave </text:span><text:span text:style-name="T144">in</text:span><text:span text:style-name="T73">. Consideremos algún código que puedas escribir para una pizzería. Haremos una lista de ingredientes pedidos por un cliente para una pizza y luego comprobaremos si determinados ingredientes están en la lista.</text:span></text:p>
      <text:p text:style-name="P205"><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05"/>
      <text:p text:style-name="P205"/>
      <text:p text:style-name="P205"/>
      <text:p text:style-name="P205"><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05"/>
      <text:p text:style-name="P205"/>
      <text:p text:style-name="P205"/>
      <text:p text:style-name="P205"/>
      <text:p text:style-name="P332">Comprobar si un valor No está en una lista.</text:p>
      <text:p text:style-name="P96"><text:span text:style-name="T73">Otras veces es importante saber si un valor no aparece en una lista. Puedes utilizar la palabra clave </text:span><text:span text:style-name="T144">not in</text:span><text:span text:style-name="T73"> en esta situación. Por ejemplo, consideremos una lista de usuarios que tienen </text:span><text:soft-page-break/><text:span text:style-name="T73">prohibido comentar en un foro. Puedes comprobar si un usuario ha sido baneado antes de permitir que esa persona envíe un comentario.</text:span></text:p>
      <text:p text:style-name="P206"><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3" draw:name="Imagen81" text:anchor-type="char" svg:x="3.09cm" svg:y="3.706cm" svg:width="10.821cm" svg:height="1.773cm" draw:z-index="81"><draw:image xlink:href="Pictures/100000010000019900000043D4F42D6B905D4E56.png" xlink:type="simple" xlink:show="embed" xlink:actuate="onLoad" draw:mime-type="image/png"/></draw:frame></text:p>
      <text:p text:style-name="P206"/>
      <text:p text:style-name="P206"/>
      <text:p text:style-name="P206"/>
      <text:p text:style-name="P206"/>
      <text:p text:style-name="P424"><text:span text:style-name="T73">E</text:span><text:span text:style-name="T36">xpresiones booleanas.</text:span></text:p>
      <text:p text:style-name="P424"><text:span text:style-name="T36">A medida que aprendas más acerca de la programación, escucharás el termino ‘</text:span><text:span text:style-name="T128">expresiones booleanas</text:span><text:span text:style-name="T36">’ en algún momento. Una expresión booleana es sólo otro nombre para probar los condicionales. Un valor booleano puede ser True o False, al igual que el valor de una expresión condicional después de ser evaluada.</text:span></text:p>
      <text:p text:style-name="P207">Los valores booleanos se suelen utilizar para hacer un seguimiento de determinadas condiciones tales como que un juego se esté ejecutando o que un usuario pueda editar cierto contenido en un sitio web:</text:p>
      <text:p text:style-name="P362">game_active = True</text:p>
      <text:p text:style-name="P362">can_edit = False</text:p>
      <text:p text:style-name="P207">Los valores booleanos te proporcionan una forma eficiente de hacer un seguimiento del estado de un programa o de una condición en particular que es importante en tu programa.</text:p>
      <text:p text:style-name="P207"/>
      <text:p text:style-name="P18">Ejercicios – Try It Yourself.</text:p>
      <text:p text:style-name="P207"/>
      <text:p text:style-name="P97"><text:span text:style-name="T75">5-1. Conditional Tests: Escribe una serie de test condicionales. </text:span><text:bookmark-start text:name="__DdeLink__2603_1472598537"/><text:span text:style-name="T75">Imprime un frase describiendo cada test y tu predicción para el resultado de cada test</text:span><text:bookmark-end text:name="__DdeLink__2603_1472598537"/><text:span text:style-name="T75">. Tu código </text:span><text:span text:style-name="T74">debería parecerse</text:span><text:span text:style-name="T75"> a este:</text:span></text:p>
      <text:p text:style-name="P206"/>
      <text:list xml:id="list2851924808" text:style-name="L8">
        <text:list-item>
          <text:p text:style-name="P517"><text:span text:style-name="T36">Mira de cerca tus resultados y asegúrate de que comprendes por qué cada línea se evalúa a </text:span><text:span text:style-name="T128">True</text:span><text:span text:style-name="T36"> o </text:span><text:span text:style-name="T128">False</text:span><text:span text:style-name="T36">.</text:span></text:p>
        </text:list-item>
        <text:list-item>
          <text:p text:style-name="P499">Crea al menos diez test que tengan al menos cinco pruebas evaluadas a True y otras cinco a False.</text:p>
        </text:list-item>
      </text:list>
      <text:p text:style-name="P208"/>
      <text:p text:style-name="P425"><text:soft-page-break/><text:span text:style-name="T36">5-2. More Conditional Tests: No tienes que limitar el número de test que has creado a sólo diez. Si quieres probar más comparaciones escribe más test y añádelos a </text:span><text:span text:style-name="T128">conditional_tests.py</text:span><text:span text:style-name="T36">. Ten al menos un resultado True y otro False para cada uno de los siguientes:</text:span></text:p>
      <text:list xml:id="list3750611848" text:style-name="L9">
        <text:list-item>
          <text:p text:style-name="P500"><text:bookmark-start text:name="__DdeLink__2605_1472598537"/>Un test de igualdad y no igualdad con cadenas.<text:bookmark-end text:name="__DdeLink__2605_1472598537"/></text:p>
        </text:list-item>
        <text:list-item>
          <text:p text:style-name="P518"><text:bookmark-start text:name="__DdeLink__2607_1472598537"/><text:span text:style-name="T36">Un test utilizando el método </text:span><text:span text:style-name="T128">lower()</text:span><text:span text:style-name="T36">.</text:span><text:bookmark-end text:name="__DdeLink__2607_1472598537"/></text:p>
        </text:list-item>
        <text:list-item>
          <text:p text:style-name="P500"><text:bookmark-start text:name="__DdeLink__2609_1472598537"/>Test numéricos que incluyan igualdad y no igualdad, mayor que, mayor o igual que y menor que y menor o igual que.<text:bookmark-end text:name="__DdeLink__2609_1472598537"/></text:p>
        </text:list-item>
        <text:list-item>
          <text:p text:style-name="P518"><text:bookmark-start text:name="__DdeLink__2611_1472598537"/><text:span text:style-name="T36">Test utilizando las palabras clave </text:span><text:span text:style-name="T128">and</text:span><text:span text:style-name="T36"> y </text:span><text:span text:style-name="T128">or</text:span><text:span text:style-name="T36">.</text:span><text:bookmark-end text:name="__DdeLink__2611_1472598537"/></text:p>
        </text:list-item>
        <text:list-item>
          <text:p text:style-name="P500"><text:bookmark-start text:name="__DdeLink__2613_1472598537"/>Test si un elemento está en una lista.<text:bookmark-end text:name="__DdeLink__2613_1472598537"/></text:p>
        </text:list-item>
        <text:list-item>
          <text:p text:style-name="P500"><text:bookmark-start text:name="__DdeLink__2615_1472598537"/>Test si un elemento no está en una lista.<text:bookmark-end text:name="__DdeLink__2615_1472598537"/></text:p>
        </text:list-item>
      </text:list>
      <text:p text:style-name="P209"/>
      <text:p text:style-name="P333">Sentencias if.</text:p>
      <text:p text:style-name="P98"><text:span text:style-name="T76">Cuando comprendas las pruebas condicionales puedes empezar a escribir sentencias </text:span><text:span text:style-name="T145">if</text:span><text:span text:style-name="T76">. Existen varios tipos diferentes de instrucciones </text:span><text:span text:style-name="T145">if</text:span><text:span text:style-name="T73"> </text:span><text:span text:style-name="T76">y tu elección de cuál usar, depende del número de condiciones que necesites testear. Hemos visto varios ejemplos de instrucciones if en el tema acerca de las pruebas, pero ahora profundicemos en el tema.</text:span></text:p>
      <text:p text:style-name="P210"/>
      <text:p text:style-name="P210"/>
      <text:p text:style-name="P333">Instrucciones if sencillas.</text:p>
      <text:p text:style-name="P210">El tipo más sencillo de instrucción if tiene una sola prueba y una sola acción:</text:p>
      <text:p text:style-name="P363">if conditional_test:</text:p>
      <text:p text:style-name="P363"><text:tab/>do somenthing</text:p>
      <text:p text:style-name="P210">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10">Supongamos que tenemos una variable que representa la edad de una persona y queremos saber si esta persona es mayor para votar. El siguiente código comprueba si esa persona puede votar:</text:p>
      <text:p text:style-name="P210"><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10"/>
      <text:p text:style-name="P210"/>
      <text:p text:style-name="P210"/>
      <text:p text:style-name="P210"><text:soft-page-break/></text:p>
      <text:p text:style-name="P210"><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10"/>
      <text:p text:style-name="P206"/>
      <text:p text:style-name="P205"/>
      <text:p text:style-name="P426"><text:span text:style-name="T36">La indentación desempeña el mismo papel en las instrucciones </text:span><text:span text:style-name="T128">if</text:span><text:span text:style-name="T36"> que en los bucles </text:span><text:span text:style-name="T128">for</text:span><text:span text:style-name="T36">.</text:span></text:p>
      <text:p text:style-name="P211">Todas las líneas indentadas después de la instrucción if se ejecutarán si se ha pasado el test y todo el bloque de las líneas indentadas se ignorará si no se pasa el test.</text:p>
      <text:p text:style-name="P211">Puedes tener tantas líneas de código como quieras en el bloque siguiente a la instrucción if. Añadamos otra línea a la salida si la persona es lo suficientemente mayor para votar preguntando si la persona ya se ha registrado para votar.</text:p>
      <text:p text:style-name="P211"/>
      <text:p text:style-name="P211"><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11"/>
      <text:p text:style-name="P211"/>
      <text:p text:style-name="P211"/>
      <text:p text:style-name="P426"><text:span text:style-name="T36">El test condicional ha pasado y ambas llamadas a </text:span><text:span text:style-name="T128">print()</text:span><text:span text:style-name="T36"> están indentadas, así que se imprimen ambas líneas.</text:span></text:p>
      <text:p text:style-name="P205"/>
      <text:p text:style-name="P202"><draw:frame draw:style-name="fr3" draw:name="Imagen85" text:anchor-type="char" svg:x="4.249cm" svg:y="-0.148cm" svg:width="8.916cm" svg:height="2.355cm" draw:z-index="85"><draw:image xlink:href="Pictures/100000010000015100000059D6A3A3236AC596D0.png" xlink:type="simple" xlink:show="embed" xlink:actuate="onLoad" draw:mime-type="image/png"/></draw:frame></text:p>
      <text:p text:style-name="P201"/>
      <text:p text:style-name="P201"/>
      <text:p text:style-name="P201"/>
      <text:p text:style-name="P426"><text:span text:style-name="T69">S</text:span><text:span text:style-name="T36">i el valor de </text:span><text:span text:style-name="T128">age</text:span><text:span text:style-name="T36"> es menor que 18 este programa no produciría ninguna salida.</text:span></text:p>
      <text:p text:style-name="P211"/>
      <text:p text:style-name="P334"/>
      <text:p text:style-name="P334"/>
      <text:p text:style-name="P334"/>
      <text:p text:style-name="P334">Instrucciones if-else.</text:p>
      <text:p text:style-name="P211"/>
      <text:p text:style-name="P427"><text:span text:style-name="T36">Con frecuencia querrás realizar una acción cuando un test condicional pase y otra acción diferente en todos los demás casos. La sintaxis de Python </text:span><text:span text:style-name="T128">if-else</text:span><text:span text:style-name="T36"> lo hace posible.</text:span></text:p>
      <text:p text:style-name="P427"><text:span text:style-name="T36">Un bloque </text:span><text:span text:style-name="T128">if-else</text:span><text:span text:style-name="T36"> es parecido a una instrucción if sencilla, pero la sentencia </text:span><text:span text:style-name="T128">else</text:span><text:span text:style-name="T36"> te permite definir una acción o un conjunto de acciones que serán ejecutadas cuando el test condicional falle.</text:span></text:p>
      <text:p text:style-name="P212"><text:soft-page-break/>Mostraremos el mismo mensaje que teníamos previamente, si la persona es suficientemente mayor para votar, pero esta vez añadiremos un mensaje para quien no es lo suficiente mayor para votar.</text:p>
      <text:p text:style-name="P213"/>
      <text:p text:style-name="P213"><draw:frame draw:style-name="fr3"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13"><draw:frame draw:style-name="fr3" draw:name="Imagen87" text:anchor-type="char" svg:x="1.455cm" svg:y="-0.182cm" svg:width="14.129cm" svg:height="2.355cm" draw:z-index="87"><draw:image xlink:href="Pictures/1000000100000216000000591FB5E7D3607CAB47.png" xlink:type="simple" xlink:show="embed" xlink:actuate="onLoad" draw:mime-type="image/png"/></draw:frame></text:p>
      <text:p text:style-name="P428"><text:span text:style-name="T36">Este código funciona porque sólo tiene dos posibles situaciones para evaluar: una persona es mayor para votar o no lo es. La estructura </text:span><text:span text:style-name="T128">if-else</text:span><text:span text:style-name="T36"> funciona bien en situaciones en las que quieres que Python siempre ejecute una de las dos acciones. </text:span><text:span text:style-name="T77">En una cadena de </text:span><text:span text:style-name="T146">if-else</text:span><text:span text:style-name="T77"> simple como esta, una de las dos acciones será ejecutada.</text:span></text:p>
      <text:p text:style-name="P214"/>
      <text:p text:style-name="P395"><text:span text:style-name="T123">L</text:span><text:span text:style-name="T121">a cadena i</text:span><text:span text:style-name="T170">f-elif-else</text:span><text:span text:style-name="T121">.</text:span></text:p>
      <text:p text:style-name="P99"><text:span text:style-name="T78">Con frecuencia necesitarás comprobar más de dos situaciones posibles y para evaluarlas puedes usar la sintaxis de Python </text:span><text:span text:style-name="T147">if-elif-else</text:span><text:span text:style-name="T78">.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15">Muchas situaciones del mundo real implican más de dos condiciones posibles. Por ejemplo, consideremos un parque de atracciones que cobra diferentes tarifas por diferentes grupos de edad:</text:p>
      <text:p text:style-name="P215"/>
      <text:list xml:id="list2711179466" text:style-name="L10">
        <text:list-item>
          <text:p text:style-name="P501">Menores de 4 años: gratis.</text:p>
        </text:list-item>
        <text:list-item>
          <text:p text:style-name="P501">Entre 4 y 18 años: 25 euros.</text:p>
        </text:list-item>
        <text:list-item>
          <text:p text:style-name="P501">18 o mayores de 18: 40 euros.</text:p>
        </text:list-item>
      </text:list>
      <text:p text:style-name="P429"><text:span text:style-name="T36">¿Cómo podemos determinar la tasa para aplicar a una persona con una sentencia </text:span><text:span text:style-name="T128">if</text:span><text:span text:style-name="T36">? El siguiente código comprueba el grupo de edad </text:span><text:soft-page-break/><text:span text:style-name="T36">de una persona y luego imprime un mensaje con el precio de admisión.</text:span></text:p>
      <text:p text:style-name="P216"/>
      <text:p text:style-name="P429"><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16"/>
      <text:p text:style-name="P216"/>
      <text:p text:style-name="P216"/>
      <text:p text:style-name="P216"/>
      <text:p text:style-name="P216"/>
      <text:p text:style-name="P216"/>
      <text:p text:style-name="P216"/>
      <text:p text:style-name="P216"><draw:frame draw:style-name="fr3" draw:name="Imagen89" text:anchor-type="char" svg:x="4.175cm" svg:y="0.005cm" svg:width="8.652cm" svg:height="1.931cm" draw:z-index="89"><draw:image xlink:href="Pictures/1000000100000147000000494680831CA9B1CAFC.png" xlink:type="simple" xlink:show="embed" xlink:actuate="onLoad" draw:mime-type="image/png"/></draw:frame></text:p>
      <text:p text:style-name="P216"/>
      <text:p text:style-name="P216"/>
      <text:p text:style-name="P216"/>
      <text:p text:style-name="P429"><text:span text:style-name="T36">Pero en lugar de imprimir el precio de admisión dentro del bloque </text:span><text:span text:style-name="T128">if-elif-else</text:span><text:span text:style-name="T36">, sería más concreto establecer sólo el precio dentro del </text:span><text:span text:style-name="T128">if-elif-else</text:span><text:span text:style-name="T36"> y luego hacer una simple llamada a </text:span><text:span text:style-name="T128">print()</text:span><text:span text:style-name="T36"> que se ejecute después de que la cadena haya sido evaluada:</text:span></text:p>
      <text:p text:style-name="P216"/>
      <text:p text:style-name="P216"><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428"/>
      <text:p text:style-name="P428"/>
      <text:p text:style-name="P428"/>
      <text:p text:style-name="P428"/>
      <text:p text:style-name="P428"/>
      <text:p text:style-name="P428"/>
      <text:p text:style-name="P428"/>
      <text:p text:style-name="P428"/>
      <text:p text:style-name="P47"><draw:frame draw:style-name="fr3" draw:name="Imagen91" text:anchor-type="char" svg:x="4.805cm" svg:y="-0.012cm" svg:width="7.355cm" svg:height="1.931cm" draw:z-index="91"><draw:image xlink:href="Pictures/100000010000011600000049BB4D484EAB8A608C.png" xlink:type="simple" xlink:show="embed" xlink:actuate="onLoad" draw:mime-type="image/png"/></draw:frame></text:p>
      <text:p text:style-name="P47"/>
      <text:p text:style-name="P47"/>
      <text:p text:style-name="P47"/>
      <text:p text:style-name="P100"><text:span text:style-name="T197">Este código produce el mismo resultado que el ejemplo anterior, pero </text:span><text:span text:style-name="T198">en este caso, el propósito de la cadena if-elif-else es más concreto. En lugar de determinar un precio y mostrar un mensaje, simplemente se determina el precio de admisión. Además de ser más eficiente, este código revisado </text:span><text:span text:style-name="T199">es más fácil de modificar que el enfoque original. Para cambiar el texto del mensaje de salida, </text:span><text:soft-page-break/><text:span text:style-name="T199">necesitarías cambiar solamente una llamada a </text:span><text:span text:style-name="T201">print()</text:span><text:span text:style-name="T199"> en lugar de tres llamadas por separado.</text:span></text:p>
      <text:p text:style-name="P48"/>
      <text:p text:style-name="P49">Utilizar múltiples bloques <text:span text:style-name="T1">elif</text:span>.</text:p>
      <text:p text:style-name="P48">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48"><draw:frame draw:style-name="fr3" draw:name="Imagen92" text:anchor-type="char" svg:x="3.911cm" svg:y="0.39cm" svg:width="9.181cm" svg:height="7.038cm" draw:z-index="92"><draw:image xlink:href="Pictures/100000010000015B0000010A06887D1C7864EF8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La mayoría del código no ha cambiado, el segundo bloque <text:span text:style-name="T1">elif</text:span> ahora comprueba para asegurarse de que una persona es menor de 65 años antes de asignarle el precio de la entrada a 40 Euros. <text:span text:style-name="T225">Ten en cuenta que el valor asignado en el bloque </text:span><text:span text:style-name="T5">else</text:span><text:span text:style-name="T225">, debe cambiarse a 20 euros porque las únicas edades que llegan a este bloque son personas de 65 años o más.</text:span></text:p>
      <text:p text:style-name="P48"/>
      <text:p text:style-name="P50">Omitir el bloque <text:span text:style-name="T1">else</text:span>.</text:p>
      <text:p text:style-name="P58"/>
      <text:p text:style-name="P56">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56"/>
      <text:p text:style-name="P56"/>
      <text:p text:style-name="P56"><draw:frame draw:style-name="fr3"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01"><text:span text:style-name="T207">El bloque </text:span><text:span text:style-name="T202">else</text:span><text:span text:style-name="T207"> es una declaración general. Coincide con cualquier condición que no haya sido compatible con una comprobación específica </text:span><text:span text:style-name="T202">if</text:span><text:span text:style-name="T207"> o </text:span><text:span text:style-name="T202">elif</text:span><text:span text:style-name="T209"> y eso a veces puede incluir datos no válidos o incluso maliciosos. Si tiene una especificación final de una condición que estás probando, considera utilizar un bloque final </text:span><text:span text:style-name="T202">elif</text:span><text:span text:style-name="T209"> y omitir el bloque </text:span><text:span text:style-name="T202">else</text:span><text:span text:style-name="T209">. Como resultado, </text:span><text:span text:style-name="T210">te asegurarás </text:span><text:span text:style-name="T209">de que </text:span><text:span text:style-name="T210">tu</text:span><text:span text:style-name="T209"> código se ejecutará solo en las condiciones correctas.</text:span></text:p>
      <text:p text:style-name="P57"/>
      <text:p text:style-name="P51">Prueba de múltiples condiciones.</text:p>
      <text:p text:style-name="P57">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02"><text:span text:style-name="T212">Sin embargo, a veces es necesario comprobar todas las condiciones de interés. En este caso podrías usar una serie de sentencias </text:span><text:span text:style-name="T203">if</text:span><text:span text:style-name="T212"> simples sin bloques </text:span><text:span text:style-name="T203">elif</text:span><text:span text:style-name="T212">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57"/>
      <text:p text:style-name="P57"/>
      <text:p text:style-name="P57"/>
      <text:p text:style-name="P57"/>
      <text:p text:style-name="P57"><draw:frame draw:style-name="fr3" draw:name="Imagen94" text:anchor-type="char" svg:x="2.706cm" svg:y="0.22cm" svg:width="11.589cm" svg:height="5.98cm" draw:z-index="94"><draw:image xlink:href="Pictures/10000001000001B6000000E2EC34157C92ECF80B.png" xlink:type="simple" xlink:show="embed" xlink:actuate="onLoad" draw:mime-type="image/png"/></draw:frame></text:p>
      <text:p text:style-name="P57"><text:soft-page-break/></text:p>
      <text:p text:style-name="P57"/>
      <text:p text:style-name="P57"/>
      <text:p text:style-name="P57"/>
      <text:p text:style-name="P57"/>
      <text:p text:style-name="P57"/>
      <text:p text:style-name="P57"/>
      <text:p text:style-name="P57"/>
      <text:p text:style-name="P57"/>
      <text:p text:style-name="P57">Debido a que cada condición de este ejemplo ha sido evaluada, ambos ingredientes (‘champiñones’ y ‘extra de queso’)se han añadido a la pizza.</text:p>
      <text:p text:style-name="P57"><draw:frame draw:style-name="fr3" draw:name="Imagen95" text:anchor-type="char" svg:x="4.509cm" svg:y="0.173cm" svg:width="7.567cm" svg:height="3.519cm" draw:z-index="95"><draw:image xlink:href="Pictures/100000010000011E0000008557A7DFD18BA1E98E.png" xlink:type="simple" xlink:show="embed" xlink:actuate="onLoad" draw:mime-type="image/png"/></draw:frame></text:p>
      <text:p text:style-name="P57"/>
      <text:p text:style-name="P57"/>
      <text:p text:style-name="P57"/>
      <text:p text:style-name="P57"/>
      <text:p text:style-name="P57"/>
      <text:p text:style-name="P430"><text:span text:style-name="T192">Este código podría no funcionar adecuadamente si utilizamos un bloque </text:span><text:span text:style-name="T200">if-elif-else</text:span><text:span text:style-name="T192">, porque el código podría detenerse después de la primera comprobación verdadera. Este es el ejemplo:</text:span></text:p>
      <text:p text:style-name="P57"><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431"><text:span text:style-name="T212">E</text:span><text:span text:style-name="T192">ste sería el resultado de ejecutar este código:</text:span></text:p>
      <text:p text:style-name="P59"><draw:frame draw:style-name="fr3" draw:name="Imagen97" text:anchor-type="char" svg:x="4.463cm" svg:y="0.199cm" svg:width="7.62cm" svg:height="2.91cm" draw:z-index="97"><draw:image xlink:href="Pictures/10000001000001200000006E47E0FF27AA448459.png" xlink:type="simple" xlink:show="embed" xlink:actuate="onLoad" draw:mime-type="image/png"/></draw:frame></text:p>
      <text:p text:style-name="P59"/>
      <text:p text:style-name="P59"/>
      <text:p text:style-name="P59"/>
      <text:p text:style-name="P59"/>
      <text:p text:style-name="P59"/>
      <text:p text:style-name="P103"><text:span text:style-name="T213">Como podemos comprobar, no se añade el ingrediente ‘extra de queso’ debido a que Python, una vez</text:span><text:span text:style-name="T204"> </text:span><text:span text:style-name="T211">que</text:span><text:span text:style-name="T213"> encuentra una condición </text:span><text:soft-page-break/><text:span text:style-name="T213">verdadera en el bloque </text:span><text:span text:style-name="T204">if-elif-else</text:span><text:span text:style-name="T213">, ignora el código a continuación y no continuará buscando ninguna comprobación más.</text:span></text:p>
      <text:p text:style-name="P431"><text:span text:style-name="T192">En resumen, si sólo quieres ejecutar un bloque de código, utiliza la cadena </text:span><text:span text:style-name="T200">if-elif-else</text:span><text:span text:style-name="T192">. Si necesitas ejecutar más de un bloque utiliza una serie de sentencias </text:span><text:span text:style-name="T200">if</text:span><text:span text:style-name="T192"> independientes.</text:span></text:p>
      <text:p text:style-name="P59"/>
      <text:p text:style-name="P3">Ejercicios – Try it yourself.</text:p>
      <text:p text:style-name="P59"/>
      <text:p text:style-name="P103"><text:span text:style-name="T213">5-3. Alien Color</text:span><text:span text:style-name="T214">s</text:span><text:span text:style-name="T213"> #1:I</text:span><text:bookmark-start text:name="__DdeLink__3017_4194005639"/><text:span text:style-name="T213">magina un alien que acaba de ser eliminado en un juego. Crea una variable llamada alien_color y asígnale un valor de ‘green’, ‘yellow’ o ‘red’.</text:span><text:bookmark-end text:name="__DdeLink__3017_4194005639"/></text:p>
      <text:p text:style-name="P59"/>
      <text:list xml:id="list1967689254" text:style-name="L11">
        <text:list-item>
          <text:p text:style-name="P519"><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528"><text:bookmark-start text:name="__DdeLink__3021_4194005639"/><text:span text:style-name="T192">Escribe una versión de este programa que pase una prueba </text:span><text:span text:style-name="T200">if</text:span><text:span text:style-name="T192"> y otra que no lo haga (la versión que falle no tendrá salida).</text:span><text:bookmark-end text:name="__DdeLink__3021_4194005639"/></text:p>
        </text:list-item>
      </text:list>
      <text:p text:style-name="P60"/>
      <text:p text:style-name="P432"><text:span text:style-name="T192">5-4. Alien Colors #2: </text:span><text:bookmark-start text:name="__DdeLink__3023_4194005639"/><text:span text:style-name="T192">Escoge un color para un alien como hiciste en el ejercicio 5-3 y escribe una cadena </text:span><text:span text:style-name="T200">if-else</text:span><text:span text:style-name="T192">.</text:span><text:bookmark-end text:name="__DdeLink__3023_4194005639"/></text:p>
      <text:p text:style-name="P60"/>
      <text:list xml:id="list3576690653" text:style-name="L12">
        <text:list-item>
          <text:p text:style-name="P520"><text:bookmark-start text:name="__DdeLink__3025_4194005639"/>Si el color del alien es verde, imprime una frase que indique que el jugador acaba de ganar 5 puntos por disparar al alien.<text:bookmark-end text:name="__DdeLink__3025_4194005639"/></text:p>
        </text:list-item>
        <text:list-item>
          <text:p text:style-name="P520"><text:bookmark-start text:name="__DdeLink__3027_4194005639"/>Si el color del alien no es verde, imprime una frase que indique que el jugador acaba de ganar 10 puntos.<text:bookmark-end text:name="__DdeLink__3027_4194005639"/></text:p>
        </text:list-item>
        <text:list-item>
          <text:p text:style-name="P529"><text:bookmark-start text:name="__DdeLink__3029_4194005639"/><text:span text:style-name="T192">Escribe una versión de este programa que ejecute un bloque </text:span><text:span text:style-name="T200">if</text:span><text:span text:style-name="T192"> y otra que ejecute un bloque </text:span><text:span text:style-name="T200">else</text:span><text:span text:style-name="T192">.</text:span><text:bookmark-end text:name="__DdeLink__3029_4194005639"/></text:p>
        </text:list-item>
      </text:list>
      <text:p text:style-name="P60"/>
      <text:p text:style-name="P432"><text:span text:style-name="T192">5-5. Alien Colors #3: </text:span><text:bookmark-start text:name="__DdeLink__3031_4194005639"/><text:span text:style-name="T192">Convierte la cadena </text:span><text:span text:style-name="T200">if-else</text:span><text:span text:style-name="T192"> del ejercicio 5-4 en una cadena </text:span><text:span text:style-name="T200">if-elif-else</text:span><text:span text:style-name="T192">.</text:span><text:bookmark-end text:name="__DdeLink__3031_4194005639"/></text:p>
      <text:p text:style-name="P60"/>
      <text:list xml:id="list2808314576" text:style-name="L13">
        <text:list-item>
          <text:p text:style-name="P521"><text:bookmark-start text:name="__DdeLink__3033_4194005639"/>Si el alien es verde, imprime un mensaje que indique que el jugador ha ganado 5 puntos.<text:bookmark-end text:name="__DdeLink__3033_4194005639"/></text:p>
        </text:list-item>
        <text:list-item>
          <text:p text:style-name="P521"><text:bookmark-start text:name="__DdeLink__3035_4194005639"/>Si el alien es amarillo, imprime un mensaje que indique que el jugador ha ganado 10 puntos.<text:bookmark-end text:name="__DdeLink__3035_4194005639"/></text:p>
        </text:list-item>
        <text:list-item>
          <text:p text:style-name="P521"><text:bookmark-start text:name="__DdeLink__3037_4194005639"/>Si el alien es rojo, imprime un mensaje que indique que el jugador ha ganado 15 puntos.<text:bookmark-end text:name="__DdeLink__3037_4194005639"/></text:p>
        </text:list-item>
      </text:list>
      <text:p text:style-name="P61">Escribe tres versiones de este programa. Asegúrate de que cada mensaje se imprime para el color adecuado del alien.</text:p>
      <text:p text:style-name="P61"/>
      <text:p text:style-name="P433"><text:soft-page-break/><text:span text:style-name="T192">5-6. Stages of Life: </text:span><text:bookmark-start text:name="__DdeLink__3039_4194005639"/><text:span text:style-name="T192">Escribe una cadena if-elif-else que determine la etapa de la vida de una persona. Establece una variable para la edad y luego:</text:span><text:bookmark-end text:name="__DdeLink__3039_4194005639"/></text:p>
      <text:p text:style-name="P61"/>
      <text:list xml:id="list1616064467" text:style-name="L14">
        <text:list-item>
          <text:p text:style-name="P522"><text:bookmark-start text:name="__DdeLink__3041_4194005639"/>Si la persona es menor de 2 años, imprime un mensaje que indique que esa persona es un bebé.<text:bookmark-end text:name="__DdeLink__3041_4194005639"/></text:p>
        </text:list-item>
        <text:list-item>
          <text:p text:style-name="P522"><text:bookmark-start text:name="__DdeLink__3043_4194005639"/>Si la persona tiene al menos 2 años pero menos de 4, imprime un mensaje que indique que esa persona es un niño pequeño.<text:bookmark-end text:name="__DdeLink__3043_4194005639"/></text:p>
        </text:list-item>
        <text:list-item>
          <text:p text:style-name="P522"><text:bookmark-start text:name="__DdeLink__3045_4194005639"/>Si la persona tiene al menos 4 años pero menos de 13, imprime un mensaje que indique que esa persona es un chico.<text:bookmark-end text:name="__DdeLink__3045_4194005639"/></text:p>
        </text:list-item>
        <text:list-item>
          <text:p text:style-name="P522"><text:bookmark-start text:name="__DdeLink__3047_4194005639"/>Si la persona tiene al menos 13 años pero menos de 20, imprime un mensaje que indique que esa persona es un adolescente.<text:bookmark-end text:name="__DdeLink__3047_4194005639"/></text:p>
        </text:list-item>
        <text:list-item>
          <text:p text:style-name="P522"><text:bookmark-start text:name="__DdeLink__3049_4194005639"/>Si la persona tiene al menos 20 años pero menos de 65, imprime un mensaje que indique que esa persona es un adulto.<text:bookmark-end text:name="__DdeLink__3049_4194005639"/></text:p>
        </text:list-item>
        <text:list-item>
          <text:p text:style-name="P510"><text:bookmark-start text:name="__DdeLink__3051_4194005639"/><text:span text:style-name="T215">Si la persona tiene 65 año</text:span><text:span text:style-name="T216">s o más</text:span><text:span text:style-name="T215">, imprime un mensaje que indique que esa persona es </text:span><text:span text:style-name="T216">mayor</text:span><text:span text:style-name="T215">.</text:span><text:bookmark-end text:name="__DdeLink__3051_4194005639"/></text:p>
        </text:list-item>
      </text:list>
      <text:p text:style-name="P61"/>
      <text:p text:style-name="P104"><text:span text:style-name="T215">5-</text:span><text:span text:style-name="T216">7. Favorite Fruit: </text:span><text:bookmark-start text:name="__DdeLink__3693_3168532103"/><text:span text:style-name="T216">Haz una lista de tus frutas favoritas y luego escribe una serie de sentencias if para buscar ciertas frutas en tu lista.</text:span><text:bookmark-end text:name="__DdeLink__3693_3168532103"/></text:p>
      <text:list xml:id="list762464487" text:style-name="L15">
        <text:list-item>
          <text:p text:style-name="P523"><text:bookmark-start text:name="__DdeLink__3695_3168532103"/>Haz una lista de tus tres frutas favoritas y llámala <text:span text:style-name="T1">favorite_fruits</text:span>.<text:bookmark-end text:name="__DdeLink__3695_3168532103"/></text:p>
        </text:list-item>
        <text:list-item>
          <text:p text:style-name="P523"><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62"/>
      <text:p text:style-name="P52">Usar instrucciones if con listas.</text:p>
      <text:p text:style-name="P63"/>
      <text:p text:style-name="P105"><text:span text:style-name="T217">Puedes hacer un trabajo interesante cuando combinas sentencias </text:span><text:span text:style-name="T205">if</text:span><text:span text:style-name="T217"> con listas. Puedes observar los valores especiales que necesitan ser tratados de distinta manera a otros valores de la lista. </text:span><text:span text:style-name="T218">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64"/>
      <text:p text:style-name="P65"/>
      <text:p text:style-name="P65"/>
      <text:p text:style-name="P53"><text:soft-page-break/>Comprobar elementos especiales.</text:p>
      <text:p text:style-name="P65"/>
      <text:p text:style-name="P66">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434"><text:span text:style-name="T192">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92">haciendo una lista de </text:span><text:span text:style-name="T219">los</text:span><text:span text:style-name="T192"> ingredientes </text:span><text:span text:style-name="T219">que ha pedido el cliente y usar un bucle para informar de cada ingrediente añadido a la pizza.</text:span><text:bookmark-end text:name="__DdeLink__3618_2961249886"/></text:p>
      <text:p text:style-name="P67"/>
      <text:p text:style-name="P67"><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68">Pero ¿qué pasaría si la pizzería se queda sin pimientos verdes? Una sentencia if dentro del bucle puede ayudara a manejar adecuadamente esta situación:</text:p>
      <text:p text:style-name="P68"/>
      <text:p text:style-name="P68"><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68"/>
      <text:p text:style-name="P69">La salida muestra cómo se ha manejado adecuadamente cada ingrediente solicitado:</text:p>
      <text:p text:style-name="P68"/>
      <text:p text:style-name="P68"><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68"/>
      <text:p text:style-name="P68"/>
      <text:p text:style-name="P68"/>
      <text:p text:style-name="P68"/>
      <text:p text:style-name="P68"/>
      <text:p text:style-name="P68"/>
      <text:p text:style-name="P68"/>
      <text:p text:style-name="P55">Comprobar que una lista no esté vacía.</text:p>
      <text:p text:style-name="P435"><text:span text:style-name="T219">H</text:span><text:span text:style-name="T192">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70">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70"/>
      <text:p text:style-name="P70"><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70"/>
      <text:p text:style-name="P70"/>
      <text:p text:style-name="P70"/>
      <text:p text:style-name="P70"/>
      <text:p text:style-name="P70"/>
      <text:p text:style-name="P70"/>
      <text:p text:style-name="P70"/>
      <text:p text:style-name="P70">Como la lista está vacía, la salida pregunta al usuario si realmente no quiere ingredientes:</text:p>
      <text:p text:style-name="P70"/>
      <text:p text:style-name="P70"><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70"/>
      <text:p text:style-name="P70"/>
      <text:p text:style-name="P70"/>
      <text:p text:style-name="P70"><text:soft-page-break/>En caso de que no lo estuviera, se irían añadiendo los ingredientes de la lista de ingredientes a la pizza, ojo, no a la lista, sino a la pizza.</text:p>
      <text:p text:style-name="P70"/>
      <text:p text:style-name="P54">Utilizar múltiples listas.</text:p>
      <text:p text:style-name="P70">¿Que pasaría si un cliente quiere patatas fritas en su pizza? Podemos usar listas y sentencias if para asegurarnos de esa entrada de datos antes de continuar ejecutando el programa.</text:p>
      <text:p text:style-name="P71">Hay que tener mucho cuidado con las peticiones inusuales. En el siguiente ejemplo se definen dos listas, la primera es una lista de ingredientes disponibles en la pizzería, la segunda es la lista de ingredientes que el usuario ha solicitado:</text:p>
      <text:p text:style-name="P71"><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71">Primero definimos una lista de ingredientes disponibles, que podría ser una tupla en el caso de que la pizzería tuviera una selección fija de ingredientes que no cambiara.</text:p>
      <text:p text:style-name="P71">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71"/>
      <text:p text:style-name="P71"><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71"/>
      <text:p text:style-name="P71"/>
      <text:p text:style-name="P71"/>
      <text:p text:style-name="P71"/>
      <text:p text:style-name="P71"/>
      <text:p text:style-name="P71"/>
      <text:p text:style-name="P436"><text:soft-page-break/><text:span text:style-name="T219">E</text:span><text:span text:style-name="T192">n unas pocas líneas de código hemos manejado una situación del mundo real de forma muy <text:s/>efectiva.</text:span></text:p>
      <text:p text:style-name="P72"/>
      <text:p text:style-name="P4">Ejercicios – Try it yourself.</text:p>
      <text:p text:style-name="P72"/>
      <text:p text:style-name="P436"><text:span text:style-name="T192">5-8. Hello Admin: </text:span><text:bookmark-start text:name="__DdeLink__3620_2961249886"/><text:span text:style-name="T192">Haz una lista de cinco o más usuarios, incluyendo el nombre ‘</text:span><text:span text:style-name="T200">admin</text:span><text:span text:style-name="T192">’.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72"/>
      <text:list xml:id="list1162663847" text:style-name="L16">
        <text:list-item>
          <text:p text:style-name="P530"><text:bookmark-start text:name="__DdeLink__3622_2961249886"/><text:span text:style-name="T192">Si el usuario es ‘</text:span><text:span text:style-name="T200">admin</text:span><text:span text:style-name="T192">’, imprime un saludo especial como ‘</text:span><text:span text:style-name="T200">Hola admin, ¿te gustaría ver un informe de estado?</text:span><text:span text:style-name="T208">’</text:span><text:bookmark-end text:name="__DdeLink__3622_2961249886"/></text:p>
        </text:list-item>
        <text:list-item>
          <text:p text:style-name="P530"><text:bookmark-start text:name="__DdeLink__3624_2961249886"/><text:span text:style-name="T192">De lo contrario imprime un saludo genérico como ‘</text:span><text:span text:style-name="T200">Hola Jaden, gracias por iniciar sesión nuevamente.</text:span><text:span text:style-name="T192">’</text:span><text:bookmark-end text:name="__DdeLink__3624_2961249886"/></text:p>
        </text:list-item>
      </text:list>
      <text:p text:style-name="P72"/>
      <text:p text:style-name="P436"><text:span text:style-name="T192">5-9. No Users: </text:span><text:bookmark-start text:name="__DdeLink__3626_2961249886"/><text:span text:style-name="T192">Añade una comprobación if a hello_admin.py para asegurarte de que la lista de usuarios no está vacía.</text:span><text:bookmark-end text:name="__DdeLink__3626_2961249886"/></text:p>
      <text:p text:style-name="P72"/>
      <text:list xml:id="list3079581710" text:style-name="L17">
        <text:list-item>
          <text:p text:style-name="P524"><text:bookmark-start text:name="__DdeLink__3628_2961249886"/>Si lo está, imprime el mensaje ‘Necesitamos encontrar algunos usuarios!’.<text:bookmark-end text:name="__DdeLink__3628_2961249886"/></text:p>
        </text:list-item>
        <text:list-item>
          <text:p text:style-name="P524"><text:bookmark-start text:name="__DdeLink__3630_2961249886"/>Elimina todos los nombres de usuario de tu lista y asegúrate de que el mensaje se imprime correctamente.<text:bookmark-end text:name="__DdeLink__3630_2961249886"/></text:p>
        </text:list-item>
      </text:list>
      <text:p text:style-name="P72"/>
      <text:p text:style-name="P436"><text:span text:style-name="T192">5-10. Cheking Usernames: </text:span><text:bookmark-start text:name="__DdeLink__3632_2961249886"/><text:span text:style-name="T192">Haz lo siguiente para crear un programa que simule como un sitio web comprueba que cada uno tiene un nombre de usuario único.</text:span><text:bookmark-end text:name="__DdeLink__3632_2961249886"/></text:p>
      <text:p text:style-name="P72"/>
      <text:list xml:id="list4039943085" text:style-name="L18">
        <text:list-item>
          <text:p text:style-name="P525"><text:bookmark-start text:name="__DdeLink__3634_2961249886"/>Haz una lista de cinco o más usuarios llamada current_users.<text:bookmark-end text:name="__DdeLink__3634_2961249886"/></text:p>
        </text:list-item>
        <text:list-item>
          <text:p text:style-name="P511"><text:bookmark-start text:name="__DdeLink__3636_2961249886"/><text:span text:style-name="T222">Haz otra lista de cinco nombres de usuario llamada new_users. Asegúrate de que uno o dos nombres de usuario también están en la lista current_</text:span><text:span text:style-name="T221">users</text:span><text:span text:style-name="T222">.</text:span><text:bookmark-end text:name="__DdeLink__3636_2961249886"/></text:p>
        </text:list-item>
        <text:list-item>
          <text:p text:style-name="P526"><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512"><text:bookmark-start text:name="__DdeLink__3640_2961249886"/><text:span text:style-name="T220">Asegúrate de que tu comparación no distingue entre mayúsculas y minúsculas. Si ‘</text:span><text:span text:style-name="T206">John</text:span><text:span text:style-name="T220">’ ya está en uso, ‘</text:span><text:span text:style-name="T206">JOHN</text:span><text:span text:style-name="T220">’ no es un nombre válido. (Para hacer esto necesitas hacer una copia de </text:span><text:soft-page-break/><text:span text:style-name="T220">current_users que contenga una versión en minúsculas de todos los nombres de usuario existentes.)</text:span><text:bookmark-end text:name="__DdeLink__3640_2961249886"/></text:p>
          <text:p text:style-name="P526"/>
        </text:list-item>
      </text:list>
      <text:p text:style-name="P106"><text:span text:style-name="T220">5-11. Ordinal Numbers: </text:span><text:bookmark-start text:name="__DdeLink__3642_2961249886"/><text:span text:style-name="T220">Los números ordinales indican su posición en una lista como primero o segundo. La mayoría de los números ordinales terminan en th, excepto 1, 2 y 3 (first, second, third).</text:span><text:bookmark-end text:name="__DdeLink__3642_2961249886"/></text:p>
      <text:p text:style-name="P73"/>
      <text:list xml:id="list1909517386" text:style-name="L19">
        <text:list-item>
          <text:p text:style-name="P527"><text:bookmark-start text:name="__DdeLink__3644_2961249886"/>Almacena números del 1 al 9 en una lista.<text:bookmark-end text:name="__DdeLink__3644_2961249886"/></text:p>
        </text:list-item>
        <text:list-item>
          <text:p text:style-name="P527"><text:bookmark-start text:name="__DdeLink__3646_2961249886"/>Recorre la lista.<text:bookmark-end text:name="__DdeLink__3646_2961249886"/></text:p>
        </text:list-item>
        <text:list-item>
          <text:p text:style-name="P513"><text:bookmark-start text:name="__DdeLink__3648_2961249886"/><text:span text:style-name="T220">Utiliza una cadena </text:span><text:span text:style-name="T206">if-elif-else</text:span><text:span text:style-name="T220">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73"/>
      <text:p text:style-name="P437"><text:span text:style-name="T220">A</text:span><text:span text:style-name="T192">plicar estilo a las instrucciones </text:span><text:span text:style-name="T200">if</text:span><text:span text:style-name="T192">.</text:span></text:p>
      <text:p text:style-name="P74"/>
      <text:p text:style-name="P75">En cada ejemplo de este capítulo hemos visto buenos hábitos de estilo. La única recomendación que proporciona PEP8 para las pruebas condicionales es usar un sólo espacio alrededor de los operadores de comparación como ==, &gt;=, &lt;=. Por ejemplo:</text:p>
      <text:p text:style-name="P75"/>
      <text:p text:style-name="P75"><draw:frame draw:style-name="fr3"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75"/>
      <text:p text:style-name="P75"/>
      <text:p text:style-name="P75">Es mejor que esto:</text:p>
      <text:p text:style-name="P75"><draw:frame draw:style-name="fr3"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75"/>
      <text:p text:style-name="P75">Ese espacio no afecta a la forma en la que Python interpreta el código, simplemente hace que este sea más fácil de leer tanto para uno mismo como para otras personas.</text:p>
      <text:p text:style-name="P75"/>
      <text:p text:style-name="P107"><text:span text:style-name="T186">Capítulo </text:span><text:span text:style-name="T187">6</text:span><text:span text:style-name="T186">. </text:span><text:span text:style-name="T187">Diccionarios</text:span><text:span text:style-name="T186">.</text:span></text:p>
      <text:p text:style-name="P195"/>
      <text:p text:style-name="P438"><text:span text:style-name="T67">E</text:span><text:span text:style-name="T36">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17"><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17"/>
      <text:p text:style-name="P218">Un diccionario sencillo.</text:p>
      <text:p text:style-name="P218">Imagina un juego de alienígenas que tenga diferentes colores y puntuaciones. Este sencillo diccionario almacena información acerca de un alien en particular.</text:p>
      <text:p text:style-name="P218"/>
      <text:p text:style-name="P218"><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18"/>
      <text:p text:style-name="P218"/>
      <text:p text:style-name="P218"/>
      <text:p text:style-name="P218"/>
      <text:p text:style-name="P218">El diccionario almacena el color y la puntuación del alien. Las dos últimas líneas acceden y muestran esa información, como se muestra a continuación:</text:p>
      <text:p text:style-name="P218"><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18"/>
      <text:p text:style-name="P220"/>
      <text:p text:style-name="P220">Al igual que con la mayoría de conceptos nuevos de programación, el uso de diccionarios requiere práctica.</text:p>
      <text:p text:style-name="P219"/>
      <text:p text:style-name="P335">Trabajar con diccionarios.</text:p>
      <text:p text:style-name="P335"/>
      <text:p text:style-name="P220">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20">En Python, un diccionario se delimita por llaves, con una serie de pares clave-valor dentro de las llaves como se muestra en el ejemplo anterior.</text:p>
      <text:p text:style-name="P439"><text:soft-page-break/><text:span text:style-name="T36">Un par clave-valor es un conjunto de valores asociados entre sí. Cuando proporcionas una clave, Python devuelve el valor asociado a esa clave. Cada clave está conectada a su valor por </text:span><text:span text:style-name="T79">los dos puntos y cada par clave-valor esta separado por comas. Puedes almacenar tantos pares clave-valor como quieras en un diccionario.</text:span></text:p>
      <text:p text:style-name="P108"><text:span text:style-name="T79">El diccionario más simple tiene exactamente un par clave-valor como se muestra en esta versión modificada del diccionario </text:span><text:span text:style-name="T148">alien_0</text:span><text:span text:style-name="T79">:</text:span></text:p>
      <text:p text:style-name="P221"><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21"/>
      <text:p text:style-name="P108"><text:span text:style-name="T79">Este diccionario almacena una parte de información acerca del </text:span><text:span text:style-name="T148">alien_0</text:span><text:span text:style-name="T79">, llamada color del alien. La cadena ‘</text:span><text:span text:style-name="T148">color</text:span><text:span text:style-name="T79">’ es una clave en este diccionario y su valor asociado es ‘</text:span><text:span text:style-name="T148">green</text:span><text:span text:style-name="T79">’.</text:span></text:p>
      <text:p text:style-name="P221"/>
      <text:p text:style-name="P336">Acceso a valores en un diccionario.</text:p>
      <text:p text:style-name="P221">Para obtener el valor asociado a una clave, asigna el nombre del diccionario y luego coloca la clave dentro de un conjunto de corchetes como se muestra a continuación.</text:p>
      <text:p text:style-name="P221"/>
      <text:p text:style-name="P221"><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21"/>
      <text:p text:style-name="P221"/>
      <text:p text:style-name="P440"><text:span text:style-name="T36">Esto devuelve el valor asociado a la clave ‘</text:span><text:span text:style-name="T128">color</text:span><text:span text:style-name="T36">’ desde el diccionario </text:span><text:span text:style-name="T128">alien_0</text:span><text:span text:style-name="T36">.</text:span></text:p>
      <text:p text:style-name="P221"><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21"/>
      <text:p text:style-name="P441"><text:span text:style-name="T79">P</text:span><text:span text:style-name="T36">uedes tener un número ilimitado de pares clave-valor en un diccionario. Por ejemplo, este el diccionario original </text:span><text:span text:style-name="T128">alien_0</text:span><text:span text:style-name="T36"> con dos pares clave-valor:</text:span></text:p>
      <text:p text:style-name="P222"><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22"/>
      <text:p text:style-name="P441"><text:span text:style-name="T36">Ahora puedes acceder al color o a la puntuación de </text:span><text:span text:style-name="T128">alien_0</text:span><text:span text:style-name="T36">. Si un jugador elimina este alien, puedes buscar cuántos puntos deberías ganar usando un código como este:</text:span></text:p>
      <text:p text:style-name="P222"/>
      <text:p text:style-name="P222"><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22"/>
      <text:p text:style-name="P222"/>
      <text:p text:style-name="P222"/>
      <text:p text:style-name="P222"/>
      <text:p text:style-name="P109"><text:soft-page-break/><text:span text:style-name="T80">Una vez que hemos definido el diccionario, almacenamos en la variable </text:span><text:span text:style-name="T149">new_points</text:span><text:span text:style-name="T80"> el valor asociado a la clave ‘</text:span><text:span text:style-name="T149">points</text:span><text:span text:style-name="T80">’ de nuestro diccionario, de la manera que se muestra en la imagen anterior.</text:span><text:span text:style-name="T79"> </text:span><text:span text:style-name="T80">A continuación imprimimos una frase acerca de cuántos puntos acaba de ganar el jugador:</text:span></text:p>
      <text:p text:style-name="P222"/>
      <text:p text:style-name="P222"><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22"/>
      <text:p text:style-name="P222"/>
      <text:p text:style-name="P222"/>
      <text:p text:style-name="P222">Añadir nuevos pares clave-valor.</text:p>
      <text:p text:style-name="P441"><text:span text:style-name="T36">Los diccionarios son estructuras dinámicas y puedes añadir nuevos pares clave-valor en cualquier momento. Por ejemplo, para añadir un nuevo par clave-valor </text:span><text:span text:style-name="T81">hay que proporcionar el nombre del diccionario seguido del nuevo valor de la clave encerrada entre corchetes.</text:span></text:p>
      <text:p text:style-name="P110"><text:span text:style-name="T81">Añadamos dos nuevas piezas de información al diccionario <text:s/></text:span><text:span text:style-name="T149">alien_</text:span><text:span text:style-name="T150">0</text:span><text:span text:style-name="T80">: </text:span><text:span text:style-name="T81">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82">estableciendo la coordenada y en 25 positivos tal y como se muestra a continuación:</text:span><text:span text:style-name="T81"> </text:span></text:p>
      <text:p text:style-name="P223"/>
      <text:p text:style-name="P224"><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24"/>
      <text:p text:style-name="P224"/>
      <text:p text:style-name="P224"/>
      <text:p text:style-name="P224"/>
      <text:p text:style-name="P224"/>
      <text:p text:style-name="P225"/>
      <text:p text:style-name="P442"><text:span text:style-name="T81">C</text:span><text:span text:style-name="T36">omenzamos definiendo el mismo diccionario con el que hemos estado <text:s/>trabajando. Cuando lo imprimimos, mostramos una instantánea de su información. Luego añadimos un nuevo par clave-valor al diccionario: clave ‘</text:span><text:span text:style-name="T128">x_position</text:span><text:span text:style-name="T36">’ y valor ‘</text:span><text:span text:style-name="T128">0</text:span><text:span text:style-name="T36">’ y hacemos lo mismo para la clave ‘</text:span><text:span text:style-name="T128">y_position</text:span><text:span text:style-name="T36">’. Al imprimir el diccionario modificado podemos ver dos pares clave-valor adicionales.</text:span></text:p>
      <text:p text:style-name="P224"><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442"><text:span text:style-name="T81">L</text:span><text:span text:style-name="T36">a <text:s/>versión final del diccionario contiene cuatro pares clave-valor. Los dos originales que especifican el color y la puntuación y dos más que especifican la posición del alien.</text:span></text:p>
      <text:p text:style-name="P226"/>
      <text:p text:style-name="P442"><text:span text:style-name="T125">NOTA:</text:span><text:span text:style-name="T36"> A partir de Python 3.7 los diccionarios conservan el orden en que fueron definidos. Cuando imprimes un diccionario o lo recorres a través de sus elementos, verás esos elementos en el mismo orden en que fueron añadidos al diccionario.</text:span></text:p>
      <text:p text:style-name="P226"/>
      <text:p text:style-name="P337">Empezando con un diccionario vacío.</text:p>
      <text:p text:style-name="P442"><text:span text:style-name="T36">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28">alien_</text:span><text:span text:style-name="T151">0</text:span><text:span text:style-name="T36"> siguiendo este </text:span><text:span text:style-name="T83">enfoque:</text:span></text:p>
      <text:p text:style-name="P227"/>
      <text:p text:style-name="P227"><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24"/>
      <text:p text:style-name="P221"/>
      <text:p text:style-name="P221"/>
      <text:p text:style-name="P221"/>
      <text:p text:style-name="P221"/>
      <text:p text:style-name="P228">Aquí hemos definido un diccionario vacío y luego le hemos añadido el color y la puntuación. El resultado es el diccionario que hemos estado usando en los ejemplos anteriores:</text:p>
      <text:p text:style-name="P228"><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28"/>
      <text:p text:style-name="P228"/>
      <text:p text:style-name="P228"/>
      <text:p text:style-name="P228">Normalmente usarás diccionarios vacíos cuando almacenes datos proporcionados por el usuario o cuando escribas código que genere un gran número de pares clave-valor que se emparejen automáticamente.</text:p>
      <text:p text:style-name="P338"/>
      <text:p text:style-name="P338">Modificar valores de un diccionario.</text:p>
      <text:p text:style-name="P228"/>
      <text:p text:style-name="P111"><text:soft-page-break/><text:span text:style-name="T83">Para modificar un valor en un diccionario, se da el nombre del diccionario con la clave entre corchetes y luego el nuevo valor que quieras asociar con esa clave. Por ejemplo, consideremos que un alien cambia de verde a amarillo </text:span><text:span text:style-name="T84">a medida que avanzas</text:span><text:span text:style-name="T83"> en el juego:</text:span></text:p>
      <text:p text:style-name="P228"/>
      <text:p text:style-name="P228"><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28"/>
      <text:p text:style-name="P228"/>
      <text:p text:style-name="P228"/>
      <text:p text:style-name="P228"/>
      <text:p text:style-name="P229">La salida muestra que, en efecto, el alien ha cambiado de verde a amarillo.</text:p>
      <text:p text:style-name="P229"/>
      <text:p text:style-name="P443"><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29"/>
      <text:p text:style-name="P229"/>
      <text:p text:style-name="P229"/>
      <text:p text:style-name="P229"/>
      <text:p text:style-name="P112"><text:span text:style-name="T84">Para un ejemplo más interesante, </text:span><text:bookmark-start text:name="__DdeLink__3653_2961249886"/><text:span text:style-name="T84">vamos a rastrear la posición de un alien que puede moverse a diferentes velocidades</text:span><text:bookmark-end text:name="__DdeLink__3653_2961249886"/><text:span text:style-name="T84">. Almacenaremos un valor que represente la velocidad actual del alien y luego lo utilizaremos para determinar lo lejos que se puede desplazar a la derecha:</text:span></text:p>
      <text:p text:style-name="P229"><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29"><text:soft-page-break/></text:p>
      <text:p text:style-name="P229"/>
      <text:p text:style-name="P229"/>
      <text:p text:style-name="P229"/>
      <text:p text:style-name="P229"/>
      <text:p text:style-name="P229"/>
      <text:p text:style-name="P229"/>
      <text:p text:style-name="P229"/>
      <text:p text:style-name="P229"/>
      <text:p text:style-name="P228"/>
      <text:p text:style-name="P228"/>
      <text:p text:style-name="P228"/>
      <text:p text:style-name="P228"/>
      <text:p text:style-name="P228"/>
      <text:p text:style-name="P221"/>
      <text:p text:style-name="P230">Debido a que esta es una velocidad de alien media, su posición se desplazará dos unidades a la derecha.</text:p>
      <text:p text:style-name="P230"/>
      <text:p text:style-name="P230"><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30"/>
      <text:p text:style-name="P230"/>
      <text:p text:style-name="P230"/>
      <text:p text:style-name="P231"/>
      <text:p text:style-name="P231">Esta técnica es bastante genial: cambiando un valor en el diccionario del alien puedes cambiar todo el comportamiento del alien. Por ejemplo, para cambiar la velocidad media del alien a una velocidad rápida puede añadir la línea: </text:p>
      <text:p text:style-name="P231"/>
      <text:p text:style-name="P231"><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30"/>
      <text:p text:style-name="P444"><text:span text:style-name="T36">El bloque </text:span><text:span text:style-name="T128">if-elif-else</text:span><text:span text:style-name="T36"> asignaría un valor mayor a </text:span><text:span text:style-name="T128">x_increment</text:span><text:span text:style-name="T36"> la próxima vez que se ejecute el código.</text:span></text:p>
      <text:p text:style-name="P231"/>
      <text:p text:style-name="P339"><text:bookmark-start text:name="__DdeLink__4402_1861359639"/>Eliminar pares clave-valor.<text:bookmark-end text:name="__DdeLink__4402_1861359639"/></text:p>
      <text:p text:style-name="P445"><text:span text:style-name="T36">Cuando ya no necesites una parte de la información almacenada en un diccionario puedes utilizar la sentencia </text:span><text:span text:style-name="T171">del</text:span><text:span text:style-name="T36"> para eliminar completamente un par clave-valor. Todo lo que </text:span><text:span text:style-name="T171">del</text:span><text:span text:style-name="T36"> necesita es el nombre del diccionario y la clave que quieras eliminar.</text:span></text:p>
      <text:p text:style-name="P445"><text:span text:style-name="T36">P</text:span><text:span text:style-name="T85">o</text:span><text:span text:style-name="T36">r ejemplo, eliminemos la clave ‘</text:span><text:span text:style-name="T128">points</text:span><text:span text:style-name="T36">’ del diccionario ‘alien₀’ </text:span><text:span text:style-name="T85">junto con su valor.</text:span></text:p>
      <text:p text:style-name="P232"><text:soft-page-break/></text:p>
      <text:p text:style-name="P232"><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32"/>
      <text:p text:style-name="P232"/>
      <text:p text:style-name="P232"/>
      <text:p text:style-name="P232"/>
      <text:p text:style-name="P232"/>
      <text:p text:style-name="P233">En este ejemplo, hemos eliminado la clave ‘points’ del diccionario ‘alien_0’ y hemos eliminado también el valor asociado a esa clave. La salida muestra que la calve ‘points’ y el valor 5 se han eliminado pero el resto del diccionario no ha sido afectado.</text:p>
      <text:p text:style-name="P233"/>
      <text:p text:style-name="P232"><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32"/>
      <text:p text:style-name="P232"/>
      <text:p text:style-name="P232"/>
      <text:p text:style-name="P232"/>
      <text:p text:style-name="P233"><text:span text:style-name="T14">NOTA:</text:span> Hay que ser cuidadosos, ya que los pares clave-valor se eliminarán de forma permanente.</text:p>
      <text:p text:style-name="P233"/>
      <text:p text:style-name="P234">Diccionario de objetos similares.</text:p>
      <text:p text:style-name="P234">El ejemplo previo implicaba almacenar diferentes tipos de información acerca de un objeto, un alien en un juego. También puedes utilizar un diccionario para almacenar un tipo de información sobre varios objetos. <text:span text:style-name="T226">Por ejemplo, supongamos que quiere encuestar a varias personas y preguntarles cuál es su lenguaje de programación favorito. Un diccionario es lo más útil para almacenar los resultados de una simple encuesta, como esta:</text:span></text:p>
      <text:p text:style-name="P234"/>
      <text:p text:style-name="P234"><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34"/>
      <text:p text:style-name="P234"/>
      <text:p text:style-name="P234"/>
      <text:p text:style-name="P234"/>
      <text:p text:style-name="P234"/>
      <text:p text:style-name="P234"/>
      <text:p text:style-name="P235">Como puedes ver, hemos dividido un diccionario más grande en varias líneas. <text:span text:style-name="T227">Cada clave es el nombre de una persona que ha respondido a la encuesta y cada valor es su elección de lenguaje. Cuando sepas que vas a necesitar más de una línea para definir un </text:span><text:soft-page-break/><text:span text:style-name="T227">diccionario, presiona </text:span><text:span text:style-name="T6">ENTER</text:span><text:span text:style-name="T227"> después de la llave de apertura. Luego indenta la siguiente línea un nivel (4 espacios) y escribe el primer par clave-valor seguido de una coma. Desde este punto en adelante, cuando pulses </text:span><text:span text:style-name="T6">ENTER</text:span><text:span text:style-name="T227"> tu editor indentará automáticamente los siguientes pares clave-valor para que coincidan con el primero.</text:span></text:p>
      <text:p text:style-name="P235"/>
      <text:p text:style-name="P236">Una vez que has terminado de definir el diccionario, añade un cierre de llave en una nueva línea después del último par clave-valor e indéntala un nivel para alinearla con las claves del diccionario. <text:span text:style-name="T228">Se considera una buena práctica incluir una coma después del último par clave-valor, así estás preparado para añadir un nuevo par en la línea siguiente.</text:span></text:p>
      <text:p text:style-name="P236"/>
      <text:p text:style-name="P113"><text:span text:style-name="T126">NOTA:</text:span><text:span text:style-name="T86">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37"/>
      <text:p text:style-name="P237"/>
      <text:p text:style-name="P237">Para usar este diccionario, proporciona el nombre de una persona que haya realizado la encuesta, puedes ver fácilmente cuál es su lenguaje favorito. Para ver el lenguaje favorito de Sarah:</text:p>
      <text:p text:style-name="P237"/>
      <text:p text:style-name="P237"><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37"/>
      <text:p text:style-name="P232"/>
      <text:p text:style-name="P232"/>
      <text:p text:style-name="P232"/>
      <text:p text:style-name="P232"/>
      <text:p text:style-name="P232"/>
      <text:p text:style-name="P232"/>
      <text:p text:style-name="P232"/>
      <text:p text:style-name="P237"/>
      <text:p text:style-name="P237">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37"/>
      <text:p text:style-name="P237"><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37"/>
      <text:p text:style-name="P237"/>
      <text:p text:style-name="P237"/>
      <text:p text:style-name="P238">Puedes utilizar esta misma sintaxis con cualquier individuo representado en el diccionario.</text:p>
      <text:p text:style-name="P238"/>
      <text:p text:style-name="P238">Utilizar get() para acceder a los valores.</text:p>
      <text:p text:style-name="P238">Utilizar claves entre corchetes para recuperar el valor que te interesa de un diccionario puede causar un problema potencial: si la clave que buscas no existe obtendrás un error.</text:p>
      <text:p text:style-name="P238"><text:bookmark-start text:name="__DdeLink__4451_93294791"/>Veamos qué ocurre cuando buscamos la puntuación de un alien que no tienen configurada dicha puntuación.<text:bookmark-end text:name="__DdeLink__4451_93294791"/></text:p>
      <text:p text:style-name="P238"/>
      <text:p text:style-name="P238"><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38"/>
      <text:p text:style-name="P238"/>
      <text:p text:style-name="P238"/>
      <text:p text:style-name="P238"/>
      <text:p text:style-name="P238"/>
      <text:p text:style-name="P238"/>
      <text:p text:style-name="P238">Esto da como resultado un rastreo que muestra un <text:span text:style-name="T1">KeyError</text:span>:</text:p>
      <text:p text:style-name="P238"/>
      <text:p text:style-name="P238"><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38">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38">El método get() requiere una clave como primer argumento. Como segundo argumento opcional, puedes pasar el valor a devolver si la clave no existe:</text:p>
      <text:p text:style-name="P238"/>
      <text:p text:style-name="P238"><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39">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39"/>
      <text:p text:style-name="P239"><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37"/>
      <text:p text:style-name="P237"/>
      <text:p text:style-name="P237"/>
      <text:p text:style-name="P114"><text:span text:style-name="T87">Si hay la posibilidad de que la clave que buscas no exista, considera utilizar el método </text:span><text:span text:style-name="T152">get()</text:span><text:span text:style-name="T87"> en lugar de una notación de corchetes.</text:span></text:p>
      <text:p text:style-name="P239"/>
      <text:p text:style-name="P446"><text:span text:style-name="T125">NOTA:</text:span><text:span text:style-name="T36"> Si no defines el segundo argumento en la llamada a get() y la clave no existe, Python devolverá el valor </text:span><text:span text:style-name="T128">None</text:span><text:span text:style-name="T36">. El valor especial </text:span><text:span text:style-name="T128">None</text:span><text:span text:style-name="T36"> significa que “no existe el valor”. Esto no es un error: es un valor especial que quiere indicar la ausencia de un valor. Veremos más usos de None en el capítulo 8.</text:span></text:p>
      <text:p text:style-name="P232"/>
      <text:p text:style-name="P232"/>
      <text:p text:style-name="P19">Ejercicios – Try it yourself.</text:p>
      <text:p text:style-name="P239"/>
      <text:p text:style-name="P239">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39"/>
      <text:p text:style-name="P240">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29">sondea algunos amigos y obtén datos reales para tu programa.</text:span><text:bookmark-end text:name="__DdeLink__4455_93294791"/></text:p>
      <text:p text:style-name="P240"/>
      <text:p text:style-name="P241">6-3. Glosario: <text:bookmark-start text:name="__DdeLink__4457_93294791"/>Un diccionario Python se puede usar para modelar un diccionario actual, sin embargo, para evitar confusión, llamémosle glosario.<text:bookmark-end text:name="__DdeLink__4457_93294791"/></text:p>
      <text:p text:style-name="P241"/>
      <text:list xml:id="list3534941398" text:style-name="L20">
        <text:list-item>
          <text:p text:style-name="P502"><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502"/>
        </text:list-item>
        <text:list-item>
          <text:p text:style-name="P502"><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41"/>
      <text:p text:style-name="P340">Recorrer en bucle un diccionario.</text:p>
      <text:p text:style-name="P242"/>
      <text:p text:style-name="P242">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340">Recorrer con un bucle todos los pares clave-valor.</text:p>
      <text:p text:style-name="P340"/>
      <text:p text:style-name="P242">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42"/>
      <text:p text:style-name="P242"><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42"/>
      <text:p text:style-name="P242"/>
      <text:p text:style-name="P242"/>
      <text:p text:style-name="P242"/>
      <text:p text:style-name="P242"/>
      <text:p text:style-name="P242">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42"/>
      <text:p text:style-name="P242"><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42"/>
      <text:p text:style-name="P242"/>
      <text:p text:style-name="P242"/>
      <text:p text:style-name="P242"/>
      <text:p text:style-name="P242"/>
      <text:p text:style-name="P242"/>
      <text:p text:style-name="P242"/>
      <text:p text:style-name="P242"/>
      <text:p text:style-name="P242"/>
      <text:p text:style-name="P242">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364"/>
      <text:p text:style-name="P364">for k, v in user_0.items()</text:p>
      <text:p text:style-name="P242"/>
      <text:p text:style-name="P244">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43"/>
      <text:p text:style-name="P243"/>
      <text:p text:style-name="P243"><draw:frame draw:style-name="fr3"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115"><text:span text:style-name="T88">Recorrer con un bucle todos los pares clave-valor funciona particularmente bien para diccionarios como el de ejemplo de </text:span><text:span text:style-name="T153">lenguajes_favoritos.py</text:span><text:span text:style-name="T88">, que almacenan el mismo tipo de información para muchas claves diferentes. Si recorres a través de un bucle el diccionario <text:s/></text:span><text:span text:style-name="T153">lenguajes_favoritos.py</text:span><text:span text:style-name="T88"> obtendrás el nombre de cada persona y su lenguaje de programación favorito. Debido a que las claves siempre se refieren al nombre de una persona y el valor siempre se refiere al lenguaje, usaremos las variables </text:span><text:span text:style-name="T153">name</text:span><text:span text:style-name="T88"> y </text:span><text:span text:style-name="T153">language</text:span><text:span text:style-name="T88"> en el bucle en lugar de </text:span><text:span text:style-name="T153">key</text:span><text:span text:style-name="T88"> y </text:span><text:span text:style-name="T153">value</text:span><text:span text:style-name="T88">. Esto hará más fácil seguir lo que está ocurriendo dentro del bucle.</text:span></text:p>
      <text:p text:style-name="P243"/>
      <text:p text:style-name="P243"><draw:frame draw:style-name="fr3"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45"/>
      <text:p text:style-name="P447"><text:soft-page-break/><text:span text:style-name="T88">E</text:span><text:span text:style-name="T36">l resultado se muestra de una forma bastante clara:</text:span></text:p>
      <text:p text:style-name="P247"/>
      <text:p text:style-name="P247"><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47"/>
      <text:p text:style-name="P247"/>
      <text:p text:style-name="P247"/>
      <text:p text:style-name="P247"/>
      <text:p text:style-name="P247"/>
      <text:p text:style-name="P247"/>
      <text:p text:style-name="P247">Este tipo de bucles funcionaría igual de bien si nuestro diccionario almacenara el resultado de encuestar a mil o incluso a un millón de personas.</text:p>
      <text:p text:style-name="P247"/>
      <text:p text:style-name="P341">Recorrer todas las claves de un diccionario.</text:p>
      <text:p text:style-name="P447"><text:span text:style-name="T36">El método </text:span><text:span text:style-name="T128">keys()</text:span><text:span text:style-name="T36"> se utiliza cuando no necesitas trabajar con todos los valores de un diccionario. Recorramos a través de un bucle el diccionario </text:span><text:span text:style-name="T128">favorite_languages</text:span><text:span text:style-name="T36"> e imprimamos los nombres de cada persona que ha realizado la encuesta:</text:span></text:p>
      <text:p text:style-name="P247"/>
      <text:p text:style-name="P247"><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47"/>
      <text:p text:style-name="P247"/>
      <text:p text:style-name="P247"/>
      <text:p text:style-name="P247"/>
      <text:p text:style-name="P247"/>
      <text:p text:style-name="P247"/>
      <text:p text:style-name="P247"/>
      <text:p text:style-name="P247"/>
      <text:p text:style-name="P447"><text:span text:style-name="T36">El bucle for le dice a Python que extraiga todas las claves del diccionario </text:span><text:span text:style-name="T128">favorite_languages</text:span><text:span text:style-name="T36"> y las asigne una cada vez a la variable </text:span><text:span text:style-name="T128">name</text:span><text:span text:style-name="T36">. La salida muestra los nombres de cada persona que hizo la encuesta:</text:span></text:p>
      <text:p text:style-name="P247"><draw:frame draw:style-name="fr3"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47"/>
      <text:p text:style-name="P247"/>
      <text:p text:style-name="P247"/>
      <text:p text:style-name="P247"/>
      <text:p text:style-name="P247"/>
      <text:p text:style-name="P247"/>
      <text:p text:style-name="P247"><text:soft-page-break/>Recorrer las claves es el comportamiento por defecto cuando recorres un diccionario, por lo que este código:</text:p>
      <text:p text:style-name="P247"/>
      <text:p text:style-name="P247"><draw:frame draw:style-name="fr3"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47"/>
      <text:p text:style-name="P246"/>
      <text:p text:style-name="P116"><text:span text:style-name="T88">H</text:span><text:span text:style-name="T90">aría</text:span><text:span text:style-name="T89"> exactamente lo mismo </text:span><text:span text:style-name="T90">que este:</text:span></text:p>
      <text:p text:style-name="P248"/>
      <text:p text:style-name="P248"><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48"/>
      <text:p text:style-name="P248">Puedes escoger utilizar el método keys() explícitamente si eso hace que tu código sea más legible o puedes omitirlo si lo deseas.</text:p>
      <text:p text:style-name="P248">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48"/>
      <text:p text:style-name="P248"><draw:frame draw:style-name="fr2" draw:name="Imagen142" text:anchor-type="char" svg:width="13.547cm" svg:height="8.281cm" draw:z-index="142"><draw:image xlink:href="Pictures/10000001000002000000013958803645F071FEEB.png" xlink:type="simple" xlink:show="embed" xlink:actuate="onLoad" draw:mime-type="image/png"/></draw:frame></text:p>
      <text:p text:style-name="P448"><text:span text:style-name="T90">H</text:span><text:span text:style-name="T36">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49"><text:soft-page-break/></text:p>
      <text:p text:style-name="P249"><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49"/>
      <text:p text:style-name="P249"/>
      <text:p text:style-name="P249"/>
      <text:p text:style-name="P249"/>
      <text:p text:style-name="P249"/>
      <text:p text:style-name="P249"/>
      <text:p text:style-name="P249"/>
      <text:p text:style-name="P117"><text:span text:style-name="T91">También puedes usar el método </text:span><text:span text:style-name="T154">keys()</text:span><text:span text:style-name="T91"> para averiguar si una persona en concreto que ha sido encuestada. Esta vez averigüemos si Erin hizo la encuesta:</text:span></text:p>
      <text:p text:style-name="P249"/>
      <text:p text:style-name="P249"><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49"/>
      <text:p text:style-name="P249"/>
      <text:p text:style-name="P249"/>
      <text:p text:style-name="P249"/>
      <text:p text:style-name="P249"/>
      <text:p text:style-name="P249"/>
      <text:p text:style-name="P249"/>
      <text:p text:style-name="P249"/>
      <text:p text:style-name="P249">El método keys() no es sólo para bucles: en realidad devuelve una lista de todas las claves; en el if simplemente comprueba si ‘Erin’ está en la lista porque si no lo está imprime un mensaje invitándola a realizar la encuesta:</text:p>
      <text:p text:style-name="P249"/>
      <text:p text:style-name="P249"><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49"/>
      <text:p text:style-name="P249"/>
      <text:p text:style-name="P249"/>
      <text:p text:style-name="P342"/>
      <text:p text:style-name="P342">Recorrer con un bucle las claves de un diccionario en un orden en particular.</text:p>
      <text:p text:style-name="P249"/>
      <text:p text:style-name="P250">A partir de Python 3.7, recorrer un diccionario devuelve los elementos en el mismo orden en que se insertaron. A veces, sin embargo, querrás recorrer un diccionario en un orden diferente.</text:p>
      <text:p text:style-name="P250"><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50"/>
      <text:p text:style-name="P250"><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50"/>
      <text:p text:style-name="P250"/>
      <text:p text:style-name="P250"/>
      <text:p text:style-name="P250"/>
      <text:p text:style-name="P250"/>
      <text:p text:style-name="P250"/>
      <text:p text:style-name="P250"/>
      <text:p text:style-name="P250"/>
      <text:p text:style-name="P249"/>
      <text:p text:style-name="P118"><text:span text:style-name="T92">Esta sentencia for es como otras salvo porque hemos envuelto la función </text:span><text:span text:style-name="T155">sorted()</text:span><text:span text:style-name="T92"> alrededor del método </text:span><text:span text:style-name="T155">dicitionary.keys()</text:span><text:span text:style-name="T92">. Esto le dice a Python que liste todas las claves del diccionario y ordene dicha lista antes de recorrerla. La salida muestra quienes ha realizado la encuesta con sus nombres en orden alfabético:</text:span></text:p>
      <text:p text:style-name="P251"/>
      <text:p text:style-name="P251"><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51"/>
      <text:p text:style-name="P251"/>
      <text:p text:style-name="P251"/>
      <text:p text:style-name="P251"/>
      <text:p text:style-name="P251"/>
      <text:p text:style-name="P343"/>
      <text:p text:style-name="P396"><text:span text:style-name="T124">R</text:span><text:span text:style-name="T121">ecorrer todos los valores de un diccionario.</text:span></text:p>
      <text:p text:style-name="P344"/>
      <text:p text:style-name="P252">Si estás interesado principalmente en los valores que contiene un diccionario, puedes utilizar el método values() para devolver una lista de valores sin las claves.</text:p>
      <text:p text:style-name="P252"/>
      <text:p text:style-name="P449"><text:span text:style-name="T36">Por ejemplo, di que sólo necesitas una </text:span><text:bookmark-start text:name="__DdeLink__5060_928004612"/><text:span text:style-name="T36">lista de todos los lenguajes de programación elegidos en nuestra encuesta de lenguajes de programación sin el nombre de las personas que han hecho cada elección</text:span><text:bookmark-end text:name="__DdeLink__5060_928004612"/><text:span text:style-name="T36">:</text:span></text:p>
      <text:p text:style-name="P252"/>
      <text:p text:style-name="P252"/>
      <text:p text:style-name="P252"/>
      <text:p text:style-name="P252"><draw:frame draw:style-name="fr3"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52"/>
      <text:p text:style-name="P252"/>
      <text:p text:style-name="P252"/>
      <text:p text:style-name="P252"/>
      <text:p text:style-name="P252"/>
      <text:p text:style-name="P252"/>
      <text:p text:style-name="P252"/>
      <text:p text:style-name="P252"/>
      <text:p text:style-name="P252"/>
      <text:p text:style-name="P119"><text:span text:style-name="T93">La instrucción for aquí extrae cada valor del diccionario y lo asigna a la variable </text:span><text:span text:style-name="T156">language</text:span><text:span text:style-name="T93">. Cuando se imprimen esos valores, obtenemos una lista de todos los lenguajes elegidos:</text:span></text:p>
      <text:p text:style-name="P252"/>
      <text:p text:style-name="P252"><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52"/>
      <text:p text:style-name="P252"/>
      <text:p text:style-name="P252"/>
      <text:p text:style-name="P252"/>
      <text:p text:style-name="P252"/>
      <text:p text:style-name="P252"/>
      <text:p text:style-name="P120"><text:span text:style-name="T93">E</text:span><text:span text:style-name="T94">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57">set</text:span><text:span text:style-name="T94">. </text:span><text:span text:style-name="T157">Set</text:span><text:span text:style-name="T94"> es una colección en la cual cada elemento debe ser único:</text:span></text:p>
      <text:p text:style-name="P254"/>
      <text:p text:style-name="P254"><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54"/>
      <text:p text:style-name="P254"/>
      <text:p text:style-name="P254"/>
      <text:p text:style-name="P254"/>
      <text:p text:style-name="P254"/>
      <text:p text:style-name="P254"/>
      <text:p text:style-name="P254"/>
      <text:p text:style-name="P254"/>
      <text:p text:style-name="P252"/>
      <text:p text:style-name="P450"><text:soft-page-break/><text:span text:style-name="T93">C</text:span><text:span text:style-name="T36">uando envuelves una lista con elementos duplicados dentro de una función set(), Python identifica los elementos únicos en la lista y construye un conjunto con ellos. En este ejemplo usamos set() para extraer los lenguajes no repetidos en </text:span><text:span text:style-name="T128">favorite_languages.values()</text:span><text:span text:style-name="T36">. El resultado es una lista de lenguajes no repetidos que han sido mencionados por las personas de la encuesta:</text:span></text:p>
      <text:p text:style-name="P254"/>
      <text:p text:style-name="P254"><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54"/>
      <text:p text:style-name="P254"/>
      <text:p text:style-name="P254"/>
      <text:p text:style-name="P254"/>
      <text:p text:style-name="P254"/>
      <text:p text:style-name="P254"/>
      <text:p text:style-name="P255">NOTA: también puedes construir un conjunto de elementos no repetidos usando directamente llaves y separando los elementos por comas:</text:p>
      <text:p text:style-name="P451"><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55"/>
      <text:p text:style-name="P254"/>
      <text:p text:style-name="P253"><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52"/>
      <text:p text:style-name="P252"/>
      <text:p text:style-name="P252"/>
      <text:p text:style-name="P255">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52"/>
      <text:p text:style-name="P20">Ejercicios – Try it yourself.</text:p>
      <text:p text:style-name="P255"/>
      <text:p text:style-name="P451"><text:span text:style-name="T36">6-4. Glossary: Ahora que sabes cómo recorrer un diccionario, </text:span><text:bookmark-start text:name="__DdeLink__5062_928004612"/><text:span text:style-name="T36">limpia el código del ejercicio 6-3 reemplazando tus series de llamadas a </text:span><text:span text:style-name="T128">print()</text:span><text:span text:style-name="T36">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55"><text:soft-page-break/></text:p>
      <text:p text:style-name="P451"><text:span text:style-name="T36">6-5. Rivers: </text:span><text:bookmark-start text:name="__DdeLink__5064_928004612"/><text:span text:style-name="T36">Haz un diccionario que contenga los tres mayores ríos y el país que atraviesa cada uno. Un par clave-valor puede ser </text:span><text:span text:style-name="T128">‘nile’ : ‘egypt’</text:span><text:span text:style-name="T36">.</text:span></text:p>
      <text:p text:style-name="P255"/>
      <text:list xml:id="list2069438112" text:style-name="L21">
        <text:list-item>
          <text:p text:style-name="P531"><text:span text:style-name="T36">Utiliza un bucle para imprimir una frase de cada río como, ‘</text:span><text:span text:style-name="T128">El Nilo recorre Egipto.</text:span><text:span text:style-name="T36">’</text:span></text:p>
        </text:list-item>
        <text:list-item>
          <text:p text:style-name="P503">Utiliza un bucle para imprimir el nombre de cada río incluido en el diccionario.</text:p>
        </text:list-item>
        <text:list-item>
          <text:p text:style-name="P503">Utiliza un bucle para imprimir el nombre de cada país incluido en el diccionario.<text:bookmark-end text:name="__DdeLink__5064_928004612"/></text:p>
        </text:list-item>
      </text:list>
      <text:p text:style-name="P256"/>
      <text:p text:style-name="P452"><text:span text:style-name="T36">6-6. Polling: </text:span><text:bookmark-start text:name="__DdeLink__5066_928004612"/><text:span text:style-name="T36">Utiliza el código de </text:span><text:span text:style-name="T128">favorite_languages.py</text:span><text:span text:style-name="T36">.</text:span></text:p>
      <text:p text:style-name="P256"/>
      <text:list xml:id="list1195319513" text:style-name="L22">
        <text:list-item>
          <text:p text:style-name="P504">Haz una lista de las personas que han hecho la encuesta. Incluye algunos nombres que ya estén en el diccionario y otros que no lo estén.</text:p>
        </text:list-item>
        <text:list-item>
          <text:p text:style-name="P504">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52"/>
      <text:p text:style-name="P345">Nesting.</text:p>
      <text:p text:style-name="P257">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57"/>
      <text:p text:style-name="P345">Una lista de diccionarios.</text:p>
      <text:p text:style-name="P345"/>
      <text:p text:style-name="P258">El diccionario alien_0 contiene variedad de información acerca de un alien, pero no tiene espacio para almacenar información acerca de un segundo alien y mucho menos de una pantalla llena de aliens.</text:p>
      <text:p text:style-name="P121"><text:span text:style-name="T95">¿Cómo puedes manejar una flota de alienígenas? Una forma es hacer una lista de aliens en la que cada alien es un diccionario de información </text:span><text:span text:style-name="T96">ese</text:span><text:span text:style-name="T95"> alien. </text:span><text:span text:style-name="T96">Por ejemplo, el siguiente código construye una lista de tres aliens:</text:span></text:p>
      <text:p text:style-name="P259"><draw:frame draw:style-name="fr2" draw:name="Imagen154" text:anchor-type="char" svg:width="10.054cm" svg:height="4.895cm" draw:z-index="154"><draw:image xlink:href="Pictures/100000010000017C000000B92037FAFFB2D718B0.png" xlink:type="simple" xlink:show="embed" xlink:actuate="onLoad" draw:mime-type="image/png"/></draw:frame><text:soft-page-break/></text:p>
      <text:p text:style-name="P259"/>
      <text:p text:style-name="P259"/>
      <text:p text:style-name="P259"/>
      <text:p text:style-name="P259"/>
      <text:p text:style-name="P259"/>
      <text:p text:style-name="P259"/>
      <text:p text:style-name="P259"/>
      <text:p text:style-name="P453"><text:span text:style-name="T36">Primero creamos tres diccionarios, cada uno representando a un alien. Luego almacenamos esos diccionarios en una lista llamada </text:span><text:span text:style-name="T128">aliens</text:span><text:span text:style-name="T36">. Finalmente recorremos la lista e imprimimos cada alien:</text:span></text:p>
      <text:p text:style-name="P260"/>
      <text:p text:style-name="P260"><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60"/>
      <text:p text:style-name="P260"/>
      <text:p text:style-name="P260"/>
      <text:p text:style-name="P260"/>
      <text:p text:style-name="P260"/>
      <text:p text:style-name="P453"><text:span text:style-name="T36">Un ejemplo más realista podría involucrar más de tres aliens con código que genere automáticamente cada alien. En el siguiente ejemplo utilizamos </text:span><text:span text:style-name="T171">range()</text:span><text:span text:style-name="T36"> para crear una flota de 30 aliens:</text:span></text:p>
      <text:p text:style-name="P260"/>
      <text:p text:style-name="P260"><draw:frame draw:style-name="fr2" draw:name="Imagen156" text:anchor-type="char" svg:width="14.552cm" svg:height="9.313cm" draw:z-index="156"><draw:image xlink:href="Pictures/100000010000022600000160BBC4143B01C81ADC.png" xlink:type="simple" xlink:show="embed" xlink:actuate="onLoad" draw:mime-type="image/png"/></draw:frame></text:p>
      <text:p text:style-name="P259"/>
      <text:p text:style-name="P122"><text:span text:style-name="T96">E</text:span><text:span text:style-name="T97">ste ejemplo comienza con una lista vacía que contendrá todos los aliens que sean creados. La función </text:span><text:span text:style-name="T172">range()</text:span><text:span text:style-name="T97"> devuelve una serie de números que sólo le dice a Python cuántas veces queremos que se repita el bucle. Cada vez que el bucle se ejecuta creamos un nuevo </text:span><text:soft-page-break/><text:span text:style-name="T97">alien y luego lo añadimos a la lista </text:span><text:span text:style-name="T158">aliens</text:span><text:span text:style-name="T97">. A continuación utilizamos un </text:span><text:span text:style-name="T158">slice</text:span><text:span text:style-name="T97"> (devanado) para mostrar los cinco primeros aliens y luego imprimimos la longitud de la lista para demostrar que realmente hemos generado una flota completa de 30 aliens:</text:span></text:p>
      <text:p text:style-name="P261"/>
      <text:p text:style-name="P261"><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61"/>
      <text:p text:style-name="P261"/>
      <text:p text:style-name="P261"/>
      <text:p text:style-name="P261"/>
      <text:p text:style-name="P261"/>
      <text:p text:style-name="P261"/>
      <text:p text:style-name="P261"/>
      <text:p text:style-name="P259"/>
      <text:p text:style-name="P454"><text:span text:style-name="T96">E</text:span><text:span text:style-name="T36">stos aliens tienen las mismas características pero Python considera a cada uno como un objeto diferente, lo que nos permite modificar cada alien de manera individual.</text:span></text:p>
      <text:p text:style-name="P122"><text:span text:style-name="T97">¿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98">que valen 10 puntos cada uno, podemos hacer esto:</text:span></text:p>
      <text:p text:style-name="P262"/>
      <text:p text:style-name="P262"><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62"/>
      <text:p text:style-name="P262"/>
      <text:p text:style-name="P262"/>
      <text:p text:style-name="P262"/>
      <text:p text:style-name="P262"/>
      <text:p text:style-name="P455"><text:span text:style-name="T96">P</text:span><text:span text:style-name="T36">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28">yellow</text:span><text:span text:style-name="T36">’, la velocidad a ‘</text:span><text:span text:style-name="T128">medium</text:span><text:span text:style-name="T36">’ y el valor de puntuación a </text:span><text:span text:style-name="T128">10</text:span><text:span text:style-name="T36">, como se muestra en la siguiente salida:</text:span></text:p>
      <text:p text:style-name="P263"/>
      <text:p text:style-name="P263"><draw:frame draw:style-name="fr3"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63"/>
      <text:p text:style-name="P263"/>
      <text:p text:style-name="P263"/>
      <text:p text:style-name="P263"/>
      <text:p text:style-name="P263"/>
      <text:p text:style-name="P263"/>
      <text:p text:style-name="P263"/>
      <text:p text:style-name="P263"/>
      <text:p text:style-name="P123"><text:span text:style-name="T98">Puedes expandir este bucle añadiendo un bloque </text:span><text:span text:style-name="T159">elif</text:span><text:span text:style-name="T98"> que vuelva rojos a los aliens amarillo, la velocidad rápida y </text:span><text:span text:style-name="T99">que valen 15 puntos cada uno. Sin mostrar todo el programa de nuevo, este bucle se parecería a esto:</text:span></text:p>
      <text:p text:style-name="P264"/>
      <text:p text:style-name="P264"><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264"/>
      <text:p text:style-name="P264"/>
      <text:p text:style-name="P264"/>
      <text:p text:style-name="P264"/>
      <text:p text:style-name="P264"/>
      <text:p text:style-name="P264"/>
      <text:p text:style-name="P264"/>
      <text:p text:style-name="P263"/>
      <text:p text:style-name="P456"><text:span text:style-name="T36">Es común almacenar un número de diccionarios en una lista cuando cada diccionario contiene muchos tipos de información acerca de un objeto. Por ejemplo, podrías crear un diccionario para cada usuario de un sitio web como hicimos en </text:span><text:span text:style-name="T128">users.py</text:span><text:span text:style-name="T36"> y almacenar diccionarios individuales en una lista llamada </text:span><text:span text:style-name="T128">users</text:span><text:span text:style-name="T36">. Todos los diccionarios de la lista podrían tener una estructura idéntica por lo que podrías recorrer la lista con un bucle y trabajar con cada objeto del diccionario de la misma manera.</text:span></text:p>
      <text:p text:style-name="P265"/>
      <text:p text:style-name="P265"/>
      <text:p text:style-name="P265"/>
      <text:p text:style-name="P346">Un lista en un diccionario.</text:p>
      <text:p text:style-name="P265"/>
      <text:p text:style-name="P265">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456"><text:span text:style-name="T36">En el siguiente ejemplo, se almacenan dos tipos de información para cada pizza: un tipo de corteza y una lista de ingredientes. La lista de ingredientes es un valor asociado con la clave ‘</text:span><text:span text:style-name="T128">toppings</text:span><text:span text:style-name="T36">’. Para usar los elementos de la lista proporcionaremos el nombre del diccionario y la clave ‘toppings’ como lo haríamos con cualquier diccionario. En lugar de devolver un valor simple, obtendremos una lista de ingredientes:</text:span></text:p>
      <text:p text:style-name="P265"><draw:frame draw:style-name="fr3"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65"/>
      <text:p text:style-name="P265"/>
      <text:p text:style-name="P265"/>
      <text:p text:style-name="P265"/>
      <text:p text:style-name="P265"/>
      <text:p text:style-name="P265"/>
      <text:p text:style-name="P265"/>
      <text:p text:style-name="P265"/>
      <text:p text:style-name="P265"/>
      <text:p text:style-name="P266">La siguiente salida resume la pizza que vamos a cocinar:</text:p>
      <text:p text:style-name="P266"><draw:frame draw:style-name="fr3"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66">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66"><draw:frame draw:style-name="fr2" draw:name="Imagen163" text:anchor-type="char" svg:width="12.171cm" svg:height="6.588cm" draw:z-index="163"><draw:image xlink:href="Pictures/10000001000001CC000000F9FE722792E09C713F.png" xlink:type="simple" xlink:show="embed" xlink:actuate="onLoad" draw:mime-type="image/png"/></draw:frame><text:soft-page-break/></text:p>
      <text:p text:style-name="P266"/>
      <text:p text:style-name="P266"/>
      <text:p text:style-name="P266"/>
      <text:p text:style-name="P266"/>
      <text:p text:style-name="P266"/>
      <text:p text:style-name="P266"/>
      <text:p text:style-name="P266"/>
      <text:p text:style-name="P266"/>
      <text:p text:style-name="P266"/>
      <text:p text:style-name="P266"/>
      <text:p text:style-name="P457"><text:span text:style-name="T36">Como puedes ver, el valor asociado a cada nombre es ahora una lista. Observa que algunas personas tienen un lenguaje de programación favorito y otras tienen varios. Cuando recorremos el diccionario utilizamos el nombre de variable </text:span><text:span text:style-name="T128">languages</text:span><text:span text:style-name="T36"> para capturar cada valor del diccionario puesto que sabemos que cada valor será una lista. Dentro del bucle principal del diccionario usamos otro bucle </text:span><text:span text:style-name="T128">for</text:span><text:span text:style-name="T36"> para recorrer la lista de lenguajes favoritos de cada persona. </text:span><text:span text:style-name="T100">Ahora cada persona puede enumerar tantos lenguajes favoritos como desee:</text:span></text:p>
      <text:p text:style-name="P267"/>
      <text:p text:style-name="P267"><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267"/>
      <text:p text:style-name="P267"/>
      <text:p text:style-name="P267"/>
      <text:p text:style-name="P267"/>
      <text:p text:style-name="P267"/>
      <text:p text:style-name="P267"/>
      <text:p text:style-name="P267"/>
      <text:p text:style-name="P266"/>
      <text:p text:style-name="P266"/>
      <text:p text:style-name="P266"/>
      <text:p text:style-name="P266"/>
      <text:p text:style-name="P266"/>
      <text:p text:style-name="P266"/>
      <text:p text:style-name="P266"/>
      <text:p text:style-name="P458"><text:span text:style-name="T36">Para redefinir este programa más allá incluso, podrías incluir una sentencia if al principio del bucle for del diccionario para ver si cada persona tiene más de un lenguaje favorito atendiendo al valor de </text:span><text:soft-page-break/><text:span text:style-name="T128">len(languages)</text:span><text:span text:style-name="T36">. Si lo tienen, la salida quedará igual, pero si sólo tienen uno se puede cambiar la redacción para que muestre la frase en singular: “</text:span><text:span text:style-name="T128">Sarah’s favorite language is C.</text:span><text:span text:style-name="T36">”</text:span></text:p>
      <text:p text:style-name="P268"/>
      <text:p text:style-name="P268"><draw:frame draw:style-name="fr2" draw:name="Imagen165" text:anchor-type="char" svg:width="13.018cm" svg:height="8.546cm" draw:z-index="165"><draw:image xlink:href="Pictures/10000001000001EC00000143AEEB4D74C8ACC9F5.png" xlink:type="simple" xlink:show="embed" xlink:actuate="onLoad" draw:mime-type="image/png"/></draw:frame><draw:frame draw:style-name="fr3"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458"><text:span text:style-name="T125">NOTA:</text:span><text:span text:style-name="T36"> No deberías anidar las listas y diccionarios demasiado profundo. </text:span><text:span text:style-name="T101">Si lo haces o estás trabajando con el código de otra persona con niveles significativos de anidamiento, lo más probable es que exista una manera más sencilla de resolver el problema.</text:span></text:p>
      <text:p text:style-name="P269"/>
      <text:p text:style-name="P270">Un diccionario en un diccionario.</text:p>
      <text:p text:style-name="P270">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70"/>
      <text:p text:style-name="P270"><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459"><text:span text:style-name="T36">Primero definimos un diccionario llamado </text:span><text:span text:style-name="T128">users</text:span><text:span text:style-name="T36"> con dos claves: una para cada nombre de usuario ‘</text:span><text:span text:style-name="T128">aeinstein</text:span><text:span text:style-name="T36">’ y ‘</text:span><text:span text:style-name="T128">mcurie</text:span><text:span text:style-name="T36">’. El valor asociado con cada clave es un diccionario que incluye el nombre, apellido y ubicación de cada usuario. Al recorrer el diccionario, Python asigna cada clave a la variable </text:span><text:span text:style-name="T128">username</text:span><text:span text:style-name="T36"> y el diccionario asociado con cada nombre de usuario es asignado a la variable </text:span><text:span text:style-name="T128">user_info</text:span><text:span text:style-name="T36">. Una vez dentro del bucle principal </text:span><text:span text:style-name="T102">del diccionario</text:span><text:span text:style-name="T36">, imprimimos el nombre de usuario. </text:span></text:p>
      <text:p text:style-name="P460"><text:span text:style-name="T36">A continuación empezamos accediendo al diccionario interno. </text:span><text:span text:style-name="T103">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71"/>
      <text:p text:style-name="P271"><draw:frame draw:style-name="fr2" draw:name="Imagen168" text:anchor-type="char" svg:width="7.329cm" svg:height="5.398cm" draw:z-index="168"><draw:image xlink:href="Pictures/1000000100000115000000CC71C6DE3056477904.png" xlink:type="simple" xlink:show="embed" xlink:actuate="onLoad" draw:mime-type="image/png"/></draw:frame><text:soft-page-break/></text:p>
      <text:p text:style-name="P271"/>
      <text:p text:style-name="P271"/>
      <text:p text:style-name="P271"/>
      <text:p text:style-name="P271"/>
      <text:p text:style-name="P271"/>
      <text:p text:style-name="P271"/>
      <text:p text:style-name="P271"/>
      <text:p text:style-name="P271"/>
      <text:p text:style-name="P461"><text:span text:style-name="T36">Observa que la estructura de cada diccionario de usuario es idéntica. Aunque Python </text:span><text:span text:style-name="T104">no lo requiere</text:span><text:span text:style-name="T36">, </text:span><text:span text:style-name="T104">esta estructura facilita el trabajo con diccionarios anidados. Si cada usuario del diccionario tiene diferentes claves, el código dentro del bucle </text:span><text:span text:style-name="T160">for</text:span><text:span text:style-name="T104"> podrías ser más complicado.</text:span></text:p>
      <text:p text:style-name="P272"/>
      <text:p text:style-name="P21">Ejercicios – Try it yourself.</text:p>
      <text:p text:style-name="P273"/>
      <text:p text:style-name="P462"><text:span text:style-name="T36">6-7. People: </text:span><text:bookmark-start text:name="__DdeLink__5551_1176098622"/><text:span text:style-name="T36">Comienza con el programa que escribiste en el ejercicio </text:span><text:span text:style-name="T106">6</text:span><text:span text:style-name="T36">-1. Haz dos nuevo</text:span><text:span text:style-name="T106">s</text:span><text:span text:style-name="T36"> diccionarios representando a diferentes personas y almacena los tres diccionarios en una lista llamada </text:span><text:span text:style-name="T128">people</text:span><text:span text:style-name="T36">. Recorre tu lista de personas. A medida que recorras la lista, imprime todo lo que sepas de cada persona.</text:span><text:bookmark-end text:name="__DdeLink__5551_1176098622"/></text:p>
      <text:p text:style-name="P273"/>
      <text:p text:style-name="P462"><text:span text:style-name="T36">6-8. Pets: </text:span><text:bookmark-start text:name="__DdeLink__5553_1176098622"/><text:span text:style-name="T36">Haz varios diccionarios donde cada uno represente a una mascota diferente. En cada uno incluye el tipo de animal y el nombre del propietario. Almacena esos diccionarios en una lista llamada </text:span><text:span text:style-name="T128">pets</text:span><text:span text:style-name="T36">. A continuación, mientras recorres la lista imprime todo lo que sepas de cada mascota.</text:span><text:bookmark-end text:name="__DdeLink__5553_1176098622"/></text:p>
      <text:p text:style-name="P273"/>
      <text:p text:style-name="P124"><text:span text:style-name="T104">6-9. Favorite Places. </text:span><text:bookmark-start text:name="__DdeLink__5556_1176098622"/><text:span text:style-name="T104">Haz un diccionario llamado </text:span><text:span text:style-name="T160">favorite_places</text:span><text:span text:style-name="T104">. </text:span><text:span text:style-name="T105">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74"/>
      <text:p text:style-name="P463"><text:span text:style-name="T36">6-10. Favorite Numbers: </text:span><text:bookmark-start text:name="__DdeLink__5558_1176098622"/><text:span text:style-name="T36">Modifica el programa del ejercicio 6-2 para que cada persona pueda tener más de un número favorito. Luego imprime el nombre de cada persona con sus números favoritos.</text:span><text:bookmark-end text:name="__DdeLink__5558_1176098622"/></text:p>
      <text:p text:style-name="P275"><text:soft-page-break/></text:p>
      <text:p text:style-name="P125"><text:span text:style-name="T105">6-11. Cities: </text:span><text:bookmark-start text:name="__DdeLink__5560_1176098622"/><text:span text:style-name="T105">Haz un diccionario llamado </text:span><text:span text:style-name="T161">cities</text:span><text:span text:style-name="T105">.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61">country</text:span><text:span text:style-name="T105">, </text:span><text:span text:style-name="T161">population</text:span><text:span text:style-name="T105"> and </text:span><text:span text:style-name="T161">fact</text:span><text:span text:style-name="T105">. Imprime el nombre de cada ciudad y toda la información que hayas almacenado sobre ella.</text:span><text:bookmark-end text:name="__DdeLink__5560_1176098622"/></text:p>
      <text:p text:style-name="P275"/>
      <text:p text:style-name="P463"><text:span text:style-name="T36">6-12. Extensions: </text:span><text:bookmark-start text:name="__DdeLink__5562_1176098622"/><text:span text:style-name="T36">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75"/>
      <text:p text:style-name="P275"/>
      <text:p text:style-name="P12">Capítulo 7. Entradas de usuario y bucles while.</text:p>
      <text:p text:style-name="P276"/>
      <text:p text:style-name="P276">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30">introduzca o ingrese su edad. Una vez que el programa tiene esta entrada puede compararla con la edad de voto para comprobar si el usuario tiene la edad suficiente para votar y luego informar del resultado.</text:span></text:p>
      <text:p text:style-name="P276"/>
      <text:p text:style-name="P347">Cómo trabaja la función input().</text:p>
      <text:p text:style-name="P277"/>
      <text:p text:style-name="P277">La función <text:span text:style-name="T9">input()</text:span> detiene tu programa a espera al usuario para que introduzca el siguiente texto. Una vez que Python recibe la entrada del usuario, asigna esa entrada a una variable que ha sido declarada para que trabajes con ella.</text:p>
      <text:p text:style-name="P277">Por ejemplo, el siguiente programa le pide al usuario que introduzca algún texto, después el mensaje será mostrado de vuelta en la pantalla del usuario.</text:p>
      <text:p text:style-name="P277"/>
      <text:p text:style-name="P277"><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277"><text:soft-page-break/></text:p>
      <text:p text:style-name="P277"/>
      <text:p text:style-name="P277">La función <text:span text:style-name="T9">input()</text:span> tiene un argumento: el <text:span text:style-name="T1">prompt</text:span>, o instrucciones, que queremos mostrar al usuario para que sepa qué hacer. <text:span text:style-name="T231">En este ejemplo, cuando Python ejecuta la primera línea el usuario puede ver en el </text:span><text:span text:style-name="T7">prompt</text:span><text:span text:style-name="T231"> “</text:span><text:span text:style-name="T7">Dime algo y lo repetiré para ti: </text:span><text:span text:style-name="T231">”. El programa espera hasta que el usuario introduce su respuesta y continúa después de pulsar </text:span><text:span text:style-name="T7">ENTER</text:span><text:span text:style-name="T231">. La respuesta se asigna a la variable </text:span><text:span text:style-name="T7">message</text:span><text:span text:style-name="T231"> y a continuación </text:span><text:span text:style-name="T7">print(message)</text:span><text:span text:style-name="T231"> lo muestra la entrada en pantalla al usuario.</text:span></text:p>
      <text:p text:style-name="P277"/>
      <text:p text:style-name="P277"><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277"/>
      <text:p text:style-name="P277"/>
      <text:p text:style-name="P277"/>
      <text:p text:style-name="P277"/>
      <text:p text:style-name="P278">NOTA: Sublime Text y otros editores no ejecutan programas que soliciten la entrada al usuario. Puedes utilizar estos editores para escribir programas, pero necesitarás ejecutarlos en una terminal.</text:p>
      <text:p text:style-name="P278"/>
      <text:p text:style-name="P348">Escribir mensajes claros.</text:p>
      <text:p text:style-name="P278"/>
      <text:p text:style-name="P278">Cada vez que utilizas la función <text:span text:style-name="T9">input()</text:span>, podrías incluir mensaje limpio, <text:span text:style-name="T1">easy-to follow</text:span>, que diga al usuario qué tipo de información estás buscando exactamente. Cualquier frase que diga al usuario que entrada podría funcionar. Por ejemplo:</text:p>
      <text:p text:style-name="P278"/>
      <text:p text:style-name="P278"><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278"/>
      <text:p text:style-name="P277"/>
      <text:p text:style-name="P277"/>
      <text:p text:style-name="P278"/>
      <text:p text:style-name="P278"/>
      <text:p text:style-name="P278">Añade un espacio al final de tus mensajes (después de los dos puntos en el ejemplo anterior) para separar el mensaje de la respuesta del usuario y ponerle más fácil a tu usuario dónde tiene que introducir su texto: </text:p>
      <text:p text:style-name="P278"/>
      <text:p text:style-name="P278"><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275"><text:soft-page-break/></text:p>
      <text:p text:style-name="P275"/>
      <text:p text:style-name="P275"/>
      <text:p text:style-name="P275"/>
      <text:p text:style-name="P279">A veces querrás escribir un mensaje más largo que una sola línea. Por ejemplo, puedes querer decirle al usuario por qué estás pidiéndola determinada entrada de datos. Puedes asignar tu mensaje a una variable y pasar esa variable a la función <text:span text:style-name="T9">input()</text:span>. Esto te permite construir tu mensaje de varias líneas y después escribir una sentencia <text:span text:style-name="T9">input()</text:span> limpia:</text:p>
      <text:p text:style-name="P279"/>
      <text:p text:style-name="P279"><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279">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80">El mensaje abarca ahora dos líneas, de nuevo con un espacio después de la pregunta que marca para una mayor claridad.</text:p>
      <text:p text:style-name="P280"/>
      <text:p text:style-name="P280"><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280"/>
      <text:p text:style-name="P280"/>
      <text:p text:style-name="P280"/>
      <text:p text:style-name="P280"/>
      <text:p text:style-name="P280"/>
      <text:p text:style-name="P349">Utilizar <text:span text:style-name="T1">int()</text:span> para aceptar entradas numéricas.</text:p>
      <text:p text:style-name="P280"/>
      <text:p text:style-name="P280">Cuando usas la función <text:span text:style-name="T9">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80"><draw:frame draw:style-name="fr3"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80"/>
      <text:p text:style-name="P275"/>
      <text:p text:style-name="P275"/>
      <text:p text:style-name="P275"><text:soft-page-break/></text:p>
      <text:p text:style-name="P275"><draw:frame draw:style-name="fr3"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75"/>
      <text:p text:style-name="P280"/>
      <text:p text:style-name="P280"/>
      <text:p text:style-name="P280"/>
      <text:p text:style-name="P280">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80"><draw:frame draw:style-name="fr3"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80"/>
      <text:p text:style-name="P280"/>
      <text:p text:style-name="P280"><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281">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81">Podemos resolver este problema utilizando la función <text:span text:style-name="T9">int()</text:span> que le dice a Python que trate la entrada como un valor numérico. La función <text:span text:style-name="T9">int()</text:span> convierte una cadena representando a un número en una representación numérica, como se muestra a continuación: </text:p>
      <text:p text:style-name="P281"/>
      <text:p text:style-name="P281"><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280"/>
      <text:p text:style-name="P280"/>
      <text:p text:style-name="P280"/>
      <text:p text:style-name="P280"><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280"/>
      <text:p text:style-name="P280"/>
      <text:p text:style-name="P280"/>
      <text:p text:style-name="P280"/>
      <text:p text:style-name="P280"><text:soft-page-break/></text:p>
      <text:p text:style-name="P281">En este ejemplo, cuando introducimos 21 en el mensaje, Python interpreta el número como una cadena, pero el valor es convertido a representación numérica con <text:span text:style-name="T9">int()</text:span>. Ahora Python puede ejecutar el test condicional: comparar la edad (que representa el valor numérico 21) y 18 para ver si ‘<text:span text:style-name="T1">age</text:span>’ es mayor o igual que 18. Esta prueba se evalúa a <text:span text:style-name="T9">True</text:span>.</text:p>
      <text:p text:style-name="P282">¿Cómo se usa la función <text:span text:style-name="T9">int()</text:span> en un programa real? Considera un programa que determine si una persona es lo suficientemente alta <text:span text:style-name="T232">para subir a una montaña rusa:</text:span></text:p>
      <text:p text:style-name="P282"/>
      <text:p text:style-name="P282"><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282"/>
      <text:p text:style-name="P282"/>
      <text:p text:style-name="P282"/>
      <text:p text:style-name="P282"/>
      <text:p text:style-name="P282"/>
      <text:p text:style-name="P282"/>
      <text:p text:style-name="P282"/>
      <text:p text:style-name="P283">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83"/>
      <text:p text:style-name="P283"><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283"/>
      <text:p text:style-name="P283"/>
      <text:p text:style-name="P283"/>
      <text:p text:style-name="P283"/>
      <text:p text:style-name="P283"/>
      <text:p text:style-name="P283">Cuando uses entradas numéricas para hacer cálculos y comparaciones asegúrate de convertir primero la entrada a representación numérica.</text:p>
      <text:p text:style-name="P283"/>
      <text:p text:style-name="P350">El operador módulo %.</text:p>
      <text:p text:style-name="P283"/>
      <text:p text:style-name="P283">Una herramienta muy útil para trabajar con valores numéricos es el operador módulo (%), que divide un número entre otro y devuelve el resto.</text:p>
      <text:p text:style-name="P283"><text:soft-page-break/></text:p>
      <text:p text:style-name="P283">El operador módulo no te dice cuántas veces un número encaja en otro, sólo te dice cuál es su resto.</text:p>
      <text:p text:style-name="P283">Cuando un número es divisible por otro, el resto es 0, por lo que el operador módulo siempre devolverá 0. <text:span text:style-name="T233">Puedes utilizar esta circunstancia para determinar si un número es par o impar.</text:span></text:p>
      <text:p text:style-name="P283"><draw:frame draw:style-name="fr3"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283"/>
      <text:p text:style-name="P283"/>
      <text:p text:style-name="P283"/>
      <text:p text:style-name="P283"/>
      <text:p text:style-name="P283"/>
      <text:p text:style-name="P283"/>
      <text:p text:style-name="P283"/>
      <text:p text:style-name="P284">Los pares siempre son divisibles entre dos por lo que si el módulo de un número es cero (<text:span text:style-name="T1">if number % 2 == 0</text:span>) el número es par. De otra manera es impar.</text:p>
      <text:p text:style-name="P284"/>
      <text:p text:style-name="P284"><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284"/>
      <text:p text:style-name="P284"/>
      <text:p text:style-name="P284"/>
      <text:p text:style-name="P284"/>
      <text:p text:style-name="P284"/>
      <text:p text:style-name="P284"/>
      <text:p text:style-name="P22">Ejercicios – Try it yourself.</text:p>
      <text:p text:style-name="P284"/>
      <text:p text:style-name="P284">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84"/>
      <text:p text:style-name="P126"><text:span text:style-name="T107">7-2. Restaurant Seating: </text:span><text:bookmark-start text:name="__DdeLink__17362_4109806381"/><text:span text:style-name="T107">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84"/>
      <text:p text:style-name="P464"><text:span text:style-name="T36">7-3. Múltiples of Ten: </text:span><text:bookmark-start text:name="__DdeLink__17364_4109806381"/><text:span text:style-name="T36">Pregunta al usuario por un número y dile so el número es múltiplo de 10 o no. </text:span><text:bookmark-end text:name="__DdeLink__17364_4109806381"/></text:p>
      <text:p text:style-name="P284"/>
      <text:p text:style-name="P283"><text:soft-page-break/></text:p>
      <text:p text:style-name="P351">Introducción a los bucles <text:span text:style-name="T1">while</text:span>.</text:p>
      <text:p text:style-name="P285"/>
      <text:p text:style-name="P127"><text:span text:style-name="T108">El bucle for toma una colección de elementos y ejecuta un bloque de código para cada uno de los elementos de la colección. </text:span><text:span text:style-name="T109">Por el contrario</text:span><text:span text:style-name="T108">, el bucle while </text:span><text:span text:style-name="T109">se ejecuta siempre y cuando o mientras que, una determinada</text:span><text:span text:style-name="T108"> </text:span><text:span text:style-name="T109">condición sea verdadera.</text:span></text:p>
      <text:p text:style-name="P287"/>
      <text:p text:style-name="P352">El bucle while en acción.</text:p>
      <text:p text:style-name="P286"/>
      <text:p text:style-name="P286">Puedes usar el bucle while para contar a través de una serie de números. Por ejemplo, el siguiente bucle while cuenta del 1 al 5:</text:p>
      <text:p text:style-name="P286"/>
      <text:p text:style-name="P286"><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285"/>
      <text:p text:style-name="P283"/>
      <text:p text:style-name="P283"/>
      <text:p text:style-name="P283"/>
      <text:p text:style-name="P283"/>
      <text:p text:style-name="P283"/>
      <text:p text:style-name="P286">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286">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286"><draw:frame draw:style-name="fr3" draw:name="Imagen186" text:anchor-type="char" svg:x="4.875cm" svg:y="0.284cm" svg:width="7.25cm" svg:height="4.101cm" draw:z-index="186"><draw:image xlink:href="Pictures/10000001000001120000009BAC70A247C05A22BB.png" xlink:type="simple" xlink:show="embed" xlink:actuate="onLoad" draw:mime-type="image/png"/></draw:frame></text:p>
      <text:p text:style-name="P286"/>
      <text:p text:style-name="P286"/>
      <text:p text:style-name="P286"/>
      <text:p text:style-name="P286"/>
      <text:p text:style-name="P286"/>
      <text:p text:style-name="P283"><text:soft-page-break/></text:p>
      <text:p text:style-name="P288">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288"/>
      <text:p text:style-name="P353">Permitir al usuario elegir cuándo acabar.</text:p>
      <text:p text:style-name="P288"/>
      <text:p text:style-name="P288">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288"/>
      <text:p text:style-name="P288"><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288"/>
      <text:p text:style-name="P288"/>
      <text:p text:style-name="P288"/>
      <text:p text:style-name="P288"/>
      <text:p text:style-name="P288"/>
      <text:p text:style-name="P288"/>
      <text:p text:style-name="P288"/>
      <text:p text:style-name="P288"/>
      <text:p text:style-name="P128"><text:span text:style-name="T110">Primero definimos un mensaje que dice al usuario sus dos opciones: introducir un mensaje o introducir ‘</text:span><text:span text:style-name="T162">quit</text:span><text:span text:style-name="T110">’ para finalizar el programa. Luego configuramos una variable </text:span><text:span text:style-name="T162">message</text:span><text:span text:style-name="T110"> para hacer un seguimiento de los valores que introduce el usuario. Definimos </text:span><text:span text:style-name="T162">message</text:span><text:span text:style-name="T110"> como una cadena vacía “” por lo que Python tienen algo que comprobar la primera ve que alcanza la línea </text:span><text:span text:style-name="T162">while</text:span><text:span text:style-name="T110">. La primera vez que el programa se ejecuta y Python alcanza la sentencia </text:span><text:span text:style-name="T162">while</text:span><text:span text:style-name="T110">, necesita comparar el valor de </text:span><text:span text:style-name="T162">message</text:span><text:span text:style-name="T110"> con ‘</text:span><text:span text:style-name="T162">quit</text:span><text:span text:style-name="T110">’ pero el usuario no ha introducido nada todavía. Si Python no tuviera nada con qué comparar no podría continuar ejecutando el programa. Para resolver este problema nos aseguramos de proporcionar un valor inicial a </text:span><text:span text:style-name="T162">message</text:span><text:span text:style-name="T110">. </text:span><text:span text:style-name="T111">Aunque sólo es una cadena vacía, para Python tendrá sentido y le permitirá realizar la comprobación que hace que el </text:span><text:soft-page-break/><text:span text:style-name="T111">bucle </text:span><text:span text:style-name="T163">while</text:span><text:span text:style-name="T111"> funcione. El bucle while se ejecuta mientras que el valor de </text:span><text:span text:style-name="T163">message</text:span><text:span text:style-name="T111"> no sea ‘</text:span><text:span text:style-name="T163">quit</text:span><text:span text:style-name="T111">’.</text:span></text:p>
      <text:p text:style-name="P465"><text:span text:style-name="T36">La primera vez que recorremos el bucle, message sólo es una cadena vacía, por lo que Python entra en el bucle. En </text:span><text:span text:style-name="T128">message = input(prompt)</text:span><text:span text:style-name="T36">,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289"/>
      <text:p text:style-name="P289"><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129"><text:span text:style-name="T111">Este programa funciona bien salvo porque imprime la palabra ‘</text:span><text:span text:style-name="T163">quit</text:span><text:span text:style-name="T111">’ como si fuera un mensaje más que introduce el usuario para mostrarlo y no queremos que lo haga ya que es el valor que finaliza el bucle. Una simple comprobación </text:span><text:span text:style-name="T163">if</text:span><text:span text:style-name="T111"> lo soluciona:</text:span></text:p>
      <text:p text:style-name="P289"/>
      <text:p text:style-name="P289"><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289"/>
      <text:p text:style-name="P289"/>
      <text:p text:style-name="P289"/>
      <text:p text:style-name="P289"/>
      <text:p text:style-name="P289"/>
      <text:p text:style-name="P289"/>
      <text:p text:style-name="P289"/>
      <text:p text:style-name="P289"/>
      <text:p text:style-name="P466"><text:soft-page-break/><text:span text:style-name="T111">A</text:span><text:span text:style-name="T36">hora el programa hace una comprobación rápida antes de mostrar el mensaje por pantalla y sólo lo imprime si no coincide con ‘</text:span><text:span text:style-name="T128">quit</text:span><text:span text:style-name="T36">’.</text:span></text:p>
      <text:p text:style-name="P290"/>
      <text:p text:style-name="P397"><text:span text:style-name="T121">Utilizar un </text:span><text:span text:style-name="T170">flag</text:span><text:span text:style-name="T121">.</text:span></text:p>
      <text:p text:style-name="P290"/>
      <text:p text:style-name="P290">En el ejemplo anterior teníamos un programa que realizaba ciertas tareas mientras que la condición dada fuera verdadera. Pero ¿qué sucedería en programas más complicados en los que diferentes eventos pudiera provocar que el programa se detuviera?</text:p>
      <text:p text:style-name="P466"><text:span text:style-name="T111">P</text:span><text:span text:style-name="T36">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290"/>
      <text:p text:style-name="P467"><text:span text:style-name="T36">Para un programa que puede ejecutarse sólo mientras que las condiciones sean verdaderas, puedes definir una variable que determine si </text:span><text:span text:style-name="T112">todo </text:span><text:span text:style-name="T36">el programa está activo o no. </text:span><text:span text:style-name="T112">Esta variable, llamada </text:span><text:span text:style-name="T164">flag</text:span><text:span text:style-name="T112">(bandera), actúa como una señal para el programa. Podemos escribir nuestros programas para que se ejecuten mientras que </text:span><text:span text:style-name="T164">flag</text:span><text:span text:style-name="T112"> está configurado a </text:span><text:span text:style-name="T164">True</text:span><text:span text:style-name="T112"> y detenerlos cuando cualquiera de los muchos eventos establezcan el valor de </text:span><text:span text:style-name="T164">flag</text:span><text:span text:style-name="T112"> a </text:span><text:span text:style-name="T164">False</text:span><text:span text:style-name="T112">. Como resultado, todas nuestras sentencias while necesitan comprobar una sola condición: si el </text:span><text:span text:style-name="T164">flag</text:span><text:span text:style-name="T112"> está actualmente a </text:span><text:span text:style-name="T164">True</text:span><text:span text:style-name="T112"> o no. Entonces, todas nuestras otras comprobaciones (para ver si ha ocurrido un evento que haya configurado el </text:span><text:span text:style-name="T164">flag</text:span><text:span text:style-name="T112"> a </text:span><text:span text:style-name="T164">False</text:span><text:span text:style-name="T112">) <text:s/>se pueden organizar limpiamente en el resto del programa.</text:span></text:p>
      <text:p text:style-name="P291"/>
      <text:p text:style-name="P130"><text:span text:style-name="T112">Añadamos un flag a </text:span><text:span text:style-name="T164">parrot.py</text:span><text:span text:style-name="T112"> de la sección anterior. Este </text:span><text:span text:style-name="T164">flag</text:span><text:span text:style-name="T112">, que llamaremos </text:span><text:span text:style-name="T164">active</text:span><text:span text:style-name="T112">, (piensa que puedes llamarlo como quieras) monitoreará si el programa puede seguir ejecutándose o no:</text:span></text:p>
      <text:p text:style-name="P291"/>
      <text:p text:style-name="P289"><draw:frame draw:style-name="fr2" draw:name="Imagen190" text:anchor-type="char" svg:width="12.832cm" svg:height="7.064cm" draw:z-index="190"><draw:image xlink:href="Pictures/10000001000001E50000010BAB4CFE832806AD36.png" xlink:type="simple" xlink:show="embed" xlink:actuate="onLoad" draw:mime-type="image/png"/></draw:frame><text:soft-page-break/></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131"><text:span text:style-name="T111">H</text:span><text:span text:style-name="T113">emos configurado la variable active a </text:span><text:span text:style-name="T165">True</text:span><text:span text:style-name="T113"> por lo que el programa comienza con un estado activo. Al hacerlo, la instrucción while es más sencilla porque no se realiza ninguna comparación en la propia instrucción while; la lógica es cuidadosa en otras partes del programa. </text:span><text:span text:style-name="T114">Mientras la variable active siga siendo </text:span><text:span text:style-name="T166">True</text:span><text:span text:style-name="T114"> el bucle continuará ejecutándose.</text:span></text:p>
      <text:p text:style-name="P468"><text:span text:style-name="T36">En la sentencia if, dentro del bucle while, comprobamos el valor de </text:span><text:span text:style-name="T128">message</text:span><text:span text:style-name="T36"> una ve que el usuario ha introducido su entrada. Si el usuario introduce ‘</text:span><text:span text:style-name="T128">quit</text:span><text:span text:style-name="T36">’ configuramos ‘</text:span><text:span text:style-name="T128">quit</text:span><text:span text:style-name="T36">’ a </text:span><text:span text:style-name="T128">False</text:span><text:span text:style-name="T36"> y el bucle se detiene. Si el usuario introduce cualquier otra cosa diferente a ‘</text:span><text:span text:style-name="T128">quit</text:span><text:span text:style-name="T36">’, </text:span><text:span text:style-name="T115">imprimiremos su entrada como un mensaje.</text:span></text:p>
      <text:p text:style-name="P469"><text:span text:style-name="T36">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28">elif</text:span><text:span text:style-name="T36">) <text:s/>para eventos que podrían causar que active se volviera </text:span><text:span text:style-name="T128">False</text:span><text:span text:style-name="T36">. Esto es útil en programas complicados como juegos en los que puede haber muchos eventos que podrían, cada uno, detener el programa. Cuando uno de esos eventos cause que el flag se vuelva </text:span><text:span text:style-name="T128">False</text:span><text:span text:style-name="T36">, el juego principal se saldrá del bucle, se podría mostrar un mensaje de </text:span><text:span text:style-name="T128">Game Over</text:span><text:span text:style-name="T36"> y el jugador podría tener la opción de jugar de nuevo.</text:span></text:p>
      <text:p text:style-name="P292"/>
      <text:p text:style-name="P398"><text:span text:style-name="T121">Utilizar </text:span><text:span text:style-name="T170">break</text:span><text:span text:style-name="T121"> para salir del bucle.</text:span></text:p>
      <text:p text:style-name="P293"/>
      <text:p text:style-name="P132"><text:span text:style-name="T116">Para salir de un bucle while inmediatamente sin ejecutar ningún código restante en el bucle, independientemente de los resultados de cualquier prueba condicional, utiliza la instrucción </text:span><text:span text:style-name="T173">break</text:span><text:span text:style-name="T116">. La </text:span><text:soft-page-break/><text:span text:style-name="T116">instrucción </text:span><text:span text:style-name="T167">break</text:span><text:span text:style-name="T116"> direcciona el flujo de tu programa; puedes utilizarla para controlar qué líneas de código son ejecutadas y cuáles no, por lo que el programa ejecutará el código que tú quieras cuando tú quieras.</text:span></text:p>
      <text:p text:style-name="P470"><text:span text:style-name="T36">Por ejemplo, considera un programa que pregunte al usuario sobre los lugares que ha visitado. Podemos detener el bucle while en este programa llamando a </text:span><text:span text:style-name="T128">break</text:span><text:span text:style-name="T36"> tan pronto como el usuario introduzca el valor ‘</text:span><text:span text:style-name="T128">quit</text:span><text:span text:style-name="T36">’:</text:span></text:p>
      <text:p text:style-name="P293"><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471"><text:span text:style-name="T36">Un bucle que comienza con </text:span><text:span text:style-name="T128">while</text:span><text:span text:style-name="T36"> a </text:span><text:span text:style-name="T128">True</text:span><text:span text:style-name="T36"> siempre se ejecutará a menos que alcance una instrucción </text:span><text:span text:style-name="T128">break</text:span><text:span text:style-name="T36">. El bucle en este programa continúa pidiendo al usuario que introduzca los nombres de las ciudades en las que ha estado hasta que teclee ‘</text:span><text:span text:style-name="T128">quit</text:span><text:span text:style-name="T36">’. Cuando lo hace se ejecuta la instrucción </text:span><text:span text:style-name="T128">break</text:span><text:span text:style-name="T36"> provocando que Python se salga del bucle.</text:span></text:p>
      <text:p text:style-name="P295"/>
      <text:p text:style-name="P295"><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295"/>
      <text:p text:style-name="P295"/>
      <text:p text:style-name="P295"/>
      <text:p text:style-name="P295"/>
      <text:p text:style-name="P295"/>
      <text:p text:style-name="P295"/>
      <text:p text:style-name="P295"/>
      <text:p text:style-name="P295"/>
      <text:p text:style-name="P295"/>
      <text:p text:style-name="P293"/>
      <text:p text:style-name="P293"/>
      <text:p text:style-name="P471"><text:span text:style-name="T125">NOTA:</text:span><text:span text:style-name="T36"> Puedes utiliza la instrucción break en cualquier bucle de Python. Por ejemplo, podrías usar break para salir de un bucle for <text:s/>que esté recorriendo una lista o un diccionario.</text:span></text:p>
      <text:p text:style-name="P293"><text:soft-page-break/></text:p>
      <text:p text:style-name="P399"><text:span text:style-name="T121">Usar </text:span><text:span text:style-name="T170">continue</text:span><text:span text:style-name="T121"> en un bucle.</text:span></text:p>
      <text:p text:style-name="P295"/>
      <text:p text:style-name="P295">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295"/>
      <text:p text:style-name="P295"><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295"/>
      <text:p text:style-name="P295"/>
      <text:p text:style-name="P295"/>
      <text:p text:style-name="P295"/>
      <text:p text:style-name="P295"/>
      <text:p text:style-name="P295"/>
      <text:p text:style-name="P295"/>
      <text:p text:style-name="P472"><text:span text:style-name="T117">P</text:span><text:span text:style-name="T36">rimero inicializamos </text:span><text:span text:style-name="T128">current_number</text:span><text:span text:style-name="T36"> a 0. Puesto que es menor de 10, Python entra en el bucle. Una vez dentro, incrementa su valor a 1, por lo que </text:span><text:span text:style-name="T128">current_number</text:span><text:span text:style-name="T36"> ahora es 1. A continuación la sentencia </text:span><text:span text:style-name="T128">if</text:span><text:span text:style-name="T36"> comprueba el módulo de </text:span><text:span text:style-name="T128">current_number</text:span><text:span text:style-name="T36"> y 2. Si el módulo es cero la instrucción </text:span><text:span text:style-name="T128">continue</text:span><text:span text:style-name="T36"> le dice a Python que ignore el resto del bucle vuelva al principio. Si el número actual no es divisible entre dos el resto del bucle se ejecuta y Python imprime al número actual:</text:span></text:p>
      <text:p text:style-name="P296"/>
      <text:p text:style-name="P296"><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296"/>
      <text:p text:style-name="P296"/>
      <text:p text:style-name="P296"/>
      <text:p text:style-name="P296"/>
      <text:p text:style-name="P296"/>
      <text:p text:style-name="P296"/>
      <text:p text:style-name="P296"/>
      <text:p text:style-name="P355"/>
      <text:p text:style-name="P355"/>
      <text:p text:style-name="P355">Evitar bucles infinitos.</text:p>
      <text:p text:style-name="P296"/>
      <text:p text:style-name="P296"><text:soft-page-break/>Cualquier bucle while necesita una forma de detenerse porque si no se ejecutaría para siempre. Por ejemplo, este bucle podría contar de 1 a 5:</text:p>
      <text:p text:style-name="P296"/>
      <text:p text:style-name="P472"><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296"/>
      <text:p text:style-name="P296"/>
      <text:p text:style-name="P296"/>
      <text:p text:style-name="P296"/>
      <text:p text:style-name="P296">Pero si accidentalmente omitimos la línea x += 1 (como se muestra a continuación), el bucle se ejecutará para siempre.</text:p>
      <text:p text:style-name="P296"/>
      <text:p text:style-name="P296"><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296"/>
      <text:p text:style-name="P296"/>
      <text:p text:style-name="P296"/>
      <text:p text:style-name="P296">Esto sucede porque el valor de x que comienza en 1, nunca cambiaría por lo que la condición del while siempre sería True.</text:p>
      <text:p text:style-name="P472"><text:span text:style-name="T36">Todos los programadores escriben un bucle infinito de vez en cuando, </text:span><text:span text:style-name="T118">especialmente cuando los bucles de los programas tienen sutiles condiciones de salida. Si tu programa se atasca en un bucle infinito, presiona CTRL + C o sencillamente cierra la ventana del terminal en la que estés mostrando tu programa.</text:span></text:p>
      <text:p text:style-name="P133"><text:span text:style-name="T117">P</text:span><text:span text:style-name="T118">ara evitar escribir bucles infinitos, prueba cada bucle </text:span><text:span text:style-name="T168">while</text:span><text:span text:style-name="T118">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68">break</text:span><text:span text:style-name="T118">.</text:span></text:p>
      <text:p text:style-name="P295"/>
      <text:p text:style-name="P473"><text:span text:style-name="T127">N</text:span><text:span text:style-name="T125">OTA:</text:span><text:span text:style-name="T36">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295"/>
      <text:p text:style-name="P33"><text:span text:style-name="T195"/></text:p>
      <text:p text:style-name="P33"><text:span text:style-name="T195"/></text:p>
      <text:p text:style-name="P33"><text:soft-page-break/><text:span text:style-name="T195">E</text:span><text:span text:style-name="T194">jercicios – Try it yourself.</text:span></text:p>
      <text:p text:style-name="P297"/>
      <text:p text:style-name="P133"><text:span text:style-name="T118">7-4. Pizza Toppings: </text:span><text:bookmark-start text:name="__DdeLink__6914_1514985959"/><text:span text:style-name="T119">Escribe un bucle que solicite al usuario proporcionar una serie de ingredientes para pizza hasta que introduzca el valor ‘</text:span><text:span text:style-name="T169">quit</text:span><text:span text:style-name="T119">’. A medida que introduce cada ingrediente, imprime un mensaje que diga que se agregará ese ingrediente a su pizza.</text:span><text:bookmark-end text:name="__DdeLink__6914_1514985959"/></text:p>
      <text:p text:style-name="P298"/>
      <text:p text:style-name="P474"><text:span text:style-name="T36">7-5. Movie Tickets: </text:span><text:bookmark-start text:name="__DdeLink__6916_1514985959"/><text:span text:style-name="T36">Un ci</text:span><text:span text:style-name="T120">ne</text:span><text:span text:style-name="T36">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299"/>
      <text:p text:style-name="P299">7-6. Three Exists: <text:bookmark-start text:name="__DdeLink__7321_434134393"/>Escribe diferentes versiones de los ejercicios 7-4 o 7-5, para que hagan lo siguiente al menos una vez:</text:p>
      <text:p text:style-name="P299"/>
      <text:list xml:id="list1922630738" text:style-name="L23">
        <text:list-item>
          <text:p text:style-name="P505">Utiliza un test condicional en la instrucción while para detener el bucle.</text:p>
        </text:list-item>
        <text:list-item>
          <text:p text:style-name="P505">Utiliza una variable activa para controlar cuánto tiempo se ejecuta el bucle.</text:p>
        </text:list-item>
        <text:list-item>
          <text:p text:style-name="P505">Utiliza una sentencia break para salir del bucle cuando el usuario introduzca el valor ‘quit’.<text:bookmark-end text:name="__DdeLink__7321_434134393"/></text:p>
        </text:list-item>
      </text:list>
      <text:p text:style-name="P299"/>
      <text:p text:style-name="P299">7-6. Infinity: <text:bookmark-start text:name="__DdeLink__7323_434134393"/>Escribe un bucle que no termine nunca y ejecútalo. (Para finalizarlo pulsa CTRL + C o cierra la ventana de ejecución del bucle.<text:bookmark-end text:name="__DdeLink__7323_434134393"/><text:span text:style-name="T234">)</text:span></text:p>
      <text:p text:style-name="P299"/>
      <text:p text:style-name="P356">Utilizar un bucle while con listas y diccionarios.</text:p>
      <text:p text:style-name="P300"/>
      <text:p text:style-name="P300">Hasta ahora, hemos estado trabajando sólo con una parte de información de usuario a la vez. Recibimos la entrada del usuario y luego imprimimos la salida o respondemos a ella. <text:span text:style-name="T235">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01">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01"/>
      <text:p text:style-name="P357">Mover elementos de una lista a otra.</text:p>
      <text:p text:style-name="P301"/>
      <text:p text:style-name="P301">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01"/>
      <text:p text:style-name="P294"><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302">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02">Simulamos la confirmación de cada usuario imprimiendo un mensaje de verificación y añadiéndolos luego a la lista de usuario confirmados. <text:span text:style-name="T236">A medida que la lista de usuarios no confirmados se reduce, la lista de usuarios confirmados crece. Cuando la lista de usuarios no confirmados esté vacía el bucle se detiene y se imprime la lista de usuarios confirmados.</text:span></text:p>
      <text:p text:style-name="P302"/>
      <text:p text:style-name="P302"><draw:frame draw:style-name="fr3"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02"/>
      <text:p text:style-name="P302"/>
      <text:p text:style-name="P302"/>
      <text:p text:style-name="P302"/>
      <text:p text:style-name="P302"/>
      <text:p text:style-name="P302"/>
      <text:p text:style-name="P302"/>
      <text:p text:style-name="P302"/>
      <text:p text:style-name="P302"/>
      <text:p text:style-name="P302"/>
      <text:p text:style-name="P358">Eliminar todas las instancias de un valor específico de una lista.</text:p>
      <text:p text:style-name="P303"/>
      <text:p text:style-name="P303">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03">Digamos que tienes una lista de mascotas con el valor ‘<text:span text:style-name="T1">cat</text:span>’ repetido varias veces. Para eliminar todas las instancias de ese valor, puedes ejecutar un bucle while hasta que ‘<text:span text:style-name="T1">cat</text:span>’ no aparezca más <text:span text:style-name="T237">en la lista, como se muestra a continuación:</text:span></text:p>
      <text:p text:style-name="P303"/>
      <text:p text:style-name="P303"><draw:frame draw:style-name="fr3"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03"/>
      <text:p text:style-name="P303"/>
      <text:p text:style-name="P303"/>
      <text:p text:style-name="P303"/>
      <text:p text:style-name="P303"/>
      <text:p text:style-name="P303"/>
      <text:p text:style-name="P303"><text:soft-page-break/></text:p>
      <text:p text:style-name="P304">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04"/>
      <text:p text:style-name="P304"><draw:frame draw:style-name="fr3"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04"/>
      <text:p text:style-name="P304"/>
      <text:p text:style-name="P304"/>
      <text:p text:style-name="P304"/>
      <text:p text:style-name="P359">Completando un diccionario con entradas de usuario.</text:p>
      <text:p text:style-name="P304"/>
      <text:p text:style-name="P304">Puedes solicitar tantas entradas como necesites en cada paso a través del bucle while. Hagamos un programa de sondeo en el que a todo aquel que pase por el bucle se le solicite el nombre y la respuesta del solicitante. <text:span text:style-name="T238">Almacenaremos los datos que hemos recopilado en un diccionario puesto que queremos vincular cada respuesta con un usuario en particular:</text:span></text:p>
      <text:p text:style-name="P304"/>
      <text:p text:style-name="P304"><draw:frame draw:style-name="fr2" draw:name="Imagen201" text:anchor-type="char" svg:width="11.492cm" svg:height="9.084cm" draw:z-index="201"><draw:image xlink:href="Pictures/1000000100000276000001F212C51B8B6351C11E.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text:soft-page-break/></text:p>
      <text:p text:style-name="P305">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05">En el bucle, <text:span text:style-name="T239">se le pide al usuario que introduzca su nombre y una montaña que le gustaría escalar. Esa información es almacenada en el diccionario responses y se le pregunta al usuario si desea o no mantener la encuesta en ejecución. </text:span></text:p>
      <text:p text:style-name="P306">Si introduce ‘si’, el programa entra en el bucle <text:span text:style-name="T9">while</text:span> de nuevo. Si introduce ‘no’ el flag <text:span text:style-name="T1">polling_active</text:span> se configura a False, el bucle <text:span text:style-name="T9">while</text:span> detiene su ejecución, y el bloque de código final muestra en pantalla los resultados de la encuesta.</text:p>
      <text:p text:style-name="P306">Si ejecutas este programa e introduces respuestas de ejemplo, podrías obtener una salida como esta:</text:p>
      <text:p text:style-name="P306"/>
      <text:p text:style-name="P306"><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488">Ejercicios – Try it yourself.</text:p>
      <text:p text:style-name="P306"/>
      <text:p text:style-name="P306">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40">Cada sandwich hecho muévelo a la lista de sandwiches terminados. Después de hacer todos los sandwiches, imprime un mensaje que enumere cada sandwich que se hizo.</text:span><text:bookmark-end text:name="__DdeLink__7420_1309276703"/></text:p>
      <text:p text:style-name="P306"/>
      <text:p text:style-name="P307"><text:soft-page-break/></text:p>
      <text:p text:style-name="P307">7-9. N<text:bookmark-start text:name="__DdeLink__7422_1309276703"/>o Pastrami: Utiliza la lista <text:s/><text:span text:style-name="T8">sandwich_orders</text:span><text:span text:style-name="T239">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07"/>
      <text:p text:style-name="P307">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07"/>
      <text:p text:style-name="P307"/>
      <text:p text:style-name="P307"/>
      <text:p text:style-name="P307"/>
      <text:p text:style-name="P477">Capítulo <text:span text:style-name="T241">8</text:span>. <text:span text:style-name="T241">Funciones</text:span>.</text:p>
      <text:p text:style-name="P477"><text:span text:style-name="T22"/></text:p>
      <text:p text:style-name="P478"><text:span text:style-name="T22">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23">dedicada a realizar esa tarea y la llamada le dice a Python que ejecute el código dentro de esa función. Encontrarás que el uso de las funciones hará que tus programas sean más fáciles de escribir, leer , probar y arreglar.</text:span></text:p>
      <text:p text:style-name="P478"><text:span text:style-name="T23"/></text:p>
      <text:p text:style-name="P479"><text:span text:style-name="T22">En este capítulo también aprenderás formas de pasar información a las funciones, cómo escribir ciertas funciones que </text:span><text:span text:style-name="T24">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479"><text:soft-page-break/><text:span text:style-name="T24"/></text:p>
      <text:p text:style-name="P480"><text:span text:style-name="T21">Definir una función.</text:span></text:p>
      <text:p text:style-name="P480"><text:span text:style-name="T22"/></text:p>
      <text:p text:style-name="P480"><text:span text:style-name="T22">Esta es una función sencilla llamada </text:span><text:span text:style-name="T30">greet_user()</text:span><text:span text:style-name="T22"> que imprime un saludo:</text:span></text:p>
      <text:p text:style-name="P480"><text:span text:style-name="T22"/></text:p>
      <text:p text:style-name="P480"><draw:frame draw:style-name="fr1" draw:name="Imagen203" text:anchor-type="char" svg:width="8.176cm" svg:height="3.096cm" draw:z-index="203"><draw:image xlink:href="Pictures/10000001000001350000007556904322348B2699.png" xlink:type="simple" xlink:show="embed" xlink:actuate="onLoad" draw:mime-type="image/png"/></draw:frame><text:span text:style-name="T22"/></text:p>
      <text:p text:style-name="P480"><text:span text:style-name="T22"/></text:p>
      <text:p text:style-name="P480"><text:span text:style-name="T22"/></text:p>
      <text:p text:style-name="P480"><text:span text:style-name="T22"/></text:p>
      <text:p text:style-name="P480"><text:span text:style-name="T22"/></text:p>
      <text:p text:style-name="P480"><text:span text:style-name="T22"/></text:p>
      <text:p text:style-name="P480"><text:span text:style-name="T22">Este ejemplo muestra la estructura más sencilla de una función. La línea 1 utiliza la palabra clave </text:span><text:span text:style-name="T34">def</text:span><text:span text:style-name="T22">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480"><text:span text:style-name="T22">Todas las líneas indentadas a continuación de </text:span><text:span text:style-name="T34">def</text:span><text:span text:style-name="T30"> greet_user():</text:span><text:span text:style-name="T22"> </text:span><text:span text:style-name="T25">forman</text:span><text:span text:style-name="T22"> el cuerpo de la función. </text:span><text:span text:style-name="T25">El texto en la línea 2 es llamado <text:s/></text:span><text:span text:style-name="T31">docstring</text:span><text:span text:style-name="T25">, que describe lo que hace la función. Los docstrings se encierran entre triples comillas dobles o simples, que Python busca cuando se genera documentación para las funciones en tus programas.</text:span></text:p>
      <text:p text:style-name="P481"><text:span text:style-name="T22">La línea 3 es la única línea en el cuerpo de esta función, por lo que </text:span><text:span text:style-name="T30">greet_user()</text:span><text:span text:style-name="T22"> sólo hace una tarea: </text:span><text:span text:style-name="T30">print(‘Hola’)</text:span><text:span text:style-name="T22">.</text:span></text:p>
      <text:p text:style-name="P481"><text:span text:style-name="T22">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span></text:p>
      <text:p text:style-name="P481"><text:span text:style-name="T22"/></text:p>
      <text:p text:style-name="P481"><draw:frame draw:style-name="fr1" draw:name="Imagen204" text:anchor-type="char" svg:width="7.408cm" svg:height="1.958cm" draw:z-index="204"><draw:image xlink:href="Pictures/10000001000001180000004A4AA9C5361B6943AD.png" xlink:type="simple" xlink:show="embed" xlink:actuate="onLoad" draw:mime-type="image/png"/></draw:frame><text:span text:style-name="T22"/></text:p>
      <text:p text:style-name="P480"><text:span text:style-name="T22"/></text:p>
      <text:p text:style-name="P480"><text:soft-page-break/><text:span text:style-name="T22"/></text:p>
      <text:p text:style-name="P481"><text:span text:style-name="T21">Pasar información a la función.</text:span></text:p>
      <text:p text:style-name="P481"><text:span text:style-name="T22"/></text:p>
      <text:p text:style-name="P481"><text:span text:style-name="T22">Modificar ligeramente la función </text:span><text:span text:style-name="T30">greet_user()</text:span><text:span text:style-name="T22"> no sólo puede decirle al usuario Hola, sino que también puede saludarlo por su nombre.</text:span><text:span text:style-name="T26"> Para que la función haga esto introduce </text:span><text:span text:style-name="T32">username</text:span><text:span text:style-name="T26"> en los paréntesis de la definición de la función en </text:span><text:span text:style-name="T35">def</text:span><text:span text:style-name="T32"> greet_user()</text:span><text:span text:style-name="T26">. Añadiendo </text:span><text:span text:style-name="T32">username</text:span><text:span text:style-name="T26"> aquí permite que la función acepte cualquier valor de </text:span><text:span text:style-name="T32">username</text:span><text:span text:style-name="T26"> que le especifiquemos. La función espera que asignemos un valor a </text:span><text:span text:style-name="T32">username</text:span><text:span text:style-name="T26"> cada vez que la llamemos.. Cuando llamas a greet_user() puedes pasar un nombre como ‘jesse’ dentro de los paréntesis.</text:span></text:p>
      <text:p text:style-name="P481"><text:span text:style-name="T26"/></text:p>
      <text:p text:style-name="P481"><draw:frame draw:style-name="fr1" draw:name="Imagen205" text:anchor-type="char" svg:width="10.742cm" svg:height="2.937cm" draw:z-index="205"><draw:image xlink:href="Pictures/10000001000001960000006F2BBC001339B12E6C.png" xlink:type="simple" xlink:show="embed" xlink:actuate="onLoad" draw:mime-type="image/png"/></draw:frame><text:span text:style-name="T26"/></text:p>
      <text:p text:style-name="P481"><text:span text:style-name="T22"/></text:p>
      <text:p text:style-name="P479"><text:span text:style-name="T24"/></text:p>
      <text:p text:style-name="P479"><text:span text:style-name="T24"/></text:p>
      <text:p text:style-name="P479"><text:span text:style-name="T24"/></text:p>
      <text:p text:style-name="P479"><text:span text:style-name="T24"/></text:p>
      <text:p text:style-name="P482"><text:span text:style-name="T22">Al introducir </text:span><text:span text:style-name="T30">greet_user(‘jesse’)</text:span><text:span text:style-name="T22"> se llama a </text:span><text:span text:style-name="T30">greet_user()</text:span><text:span text:style-name="T22"> y se da a la función la información que necesita para ejecutar la llamada a </text:span><text:span text:style-name="T30">print()</text:span><text:span text:style-name="T22">. La función admite el nombre que le hemos pasado y muestra por pantalla el saludo para ese nombre:</text:span></text:p>
      <text:p text:style-name="P482"><text:span text:style-name="T22"/></text:p>
      <text:p text:style-name="P482"><draw:frame draw:style-name="fr1" draw:name="Imagen206" text:anchor-type="char" svg:width="7.567cm" svg:height="2.249cm" draw:z-index="206"><draw:image xlink:href="Pictures/100000010000011E000000556F20C9D9652A1950.png" xlink:type="simple" xlink:show="embed" xlink:actuate="onLoad" draw:mime-type="image/png"/></draw:frame><text:span text:style-name="T22"/></text:p>
      <text:p text:style-name="P482"><text:span text:style-name="T22"/></text:p>
      <text:p text:style-name="P482"><text:span text:style-name="T22"/></text:p>
      <text:p text:style-name="P482"><text:span text:style-name="T22"/></text:p>
      <text:p text:style-name="P482"><text:span text:style-name="T22">De la misma manera al introducir </text:span><text:span text:style-name="T30">greet_user(‘sarah’)</text:span><text:span text:style-name="T22"> llama a </text:span><text:span text:style-name="T30">greet_user()</text:span><text:span text:style-name="T22">, pasa ‘</text:span><text:span text:style-name="T30">sarah</text:span><text:span text:style-name="T22">’ e imprime ‘</text:span><text:span text:style-name="T30">Hola, Sara.</text:span><text:span text:style-name="T22">’. Puedes llamar a esta función siempre que quieras y pasarle el nombre que quieras para generar una salida distinta cada vez.</text:span></text:p>
      <text:p text:style-name="P482"><text:span text:style-name="T22"/></text:p>
      <text:p text:style-name="P482"><text:span text:style-name="T22">Argumentos y parámetros.</text:span></text:p>
      <text:p text:style-name="P482"><text:span text:style-name="T22">En la función anterior, definimos que </text:span><text:span text:style-name="T30">greet_user()</text:span><text:span text:style-name="T22"> requiriera un valor para la variable </text:span><text:span text:style-name="T30">username</text:span><text:span text:style-name="T22">. Una vez llamada la función y dada la información (el nombre de una persona), imprime el saludo correcto.</text:span></text:p>
      <text:p text:style-name="P482"><text:span text:style-name="T22">La variable </text:span><text:span text:style-name="T30">username</text:span><text:span text:style-name="T22"> en la definición de </text:span><text:span text:style-name="T30">greet_user()</text:span><text:span text:style-name="T22"> es un ejemplo de parámetro, parte de la información que la función </text:span><text:soft-page-break/><text:span text:style-name="T22">necesita para trabajar. El valor ‘jesse’ in greet_user(‘jesse’) es un ejemplo de argumento. Un argumento es </text:span><text:span text:style-name="T27">la</text:span><text:span text:style-name="T22"> parte de información pasada </text:span><text:span text:style-name="T27">en la llamada de u</text:span><text:span text:style-name="T22">na función a otra función. </text:span><text:span text:style-name="T27">Cuando llamamos a la función, colocamos el valor con el que queremos que funcione la función entre paréntesis. En este caso el argumento ‘</text:span><text:span text:style-name="T33">jesse</text:span><text:span text:style-name="T27">’ se ha pasado a la función </text:span><text:span text:style-name="T33">greet_user()</text:span><text:span text:style-name="T27"> y el valor se ha asignado al parámetro </text:span><text:span text:style-name="T33">username</text:span><text:span text:style-name="T27">.</text:span></text:p>
      <text:p text:style-name="P482"><text:span text:style-name="T27"/></text:p>
      <text:p text:style-name="P483"><text:span text:style-name="T21">NOTA:</text:span><text:span text:style-name="T22"> La gente a veces habla de argumentos y parámetros indistintamente. No te sorprendas si ves variables en </text:span><text:span text:style-name="T34">la definición de una función</text:span><text:span text:style-name="T22"> referidas como argumentos o variables en </text:span><text:span text:style-name="T34">la llamada a una función</text:span><text:span text:style-name="T22"> referidas como parámetros.</text:span></text:p>
      <text:p text:style-name="P483"><text:span text:style-name="T22"/></text:p>
      <text:p text:style-name="P483"><text:span text:style-name="T22">Ejercicios – Try it yourself.</text:span></text:p>
      <text:p text:style-name="P483"><text:span text:style-name="T22"/></text:p>
      <text:p text:style-name="P483"><text:span text:style-name="T22">8-1. Message: </text:span><text:bookmark-start text:name="__DdeLink__7427_1309276703"/><text:span text:style-name="T22">Escribe una función llamada display_message() que imprima un </text:span><text:span text:style-name="T28">mensaje</text:span><text:span text:style-name="T22"> diciendo a cada uno qué está aprendiendo en este capítulo. Llama a la función y asegúrate de que el mensaje se muestra correctamente.</text:span><text:bookmark-end text:name="__DdeLink__7427_1309276703"/></text:p>
      <text:p text:style-name="P483"><text:span text:style-name="T22">8-2. Favorite Book: </text:span><text:bookmark-start text:name="__DdeLink__7429_1309276703"/><text:span text:style-name="T22">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483"><text:span text:style-name="T22"/></text:p>
      <text:p text:style-name="P484"><text:span text:style-name="T21">Pasar argumentos.</text:span></text:p>
      <text:p text:style-name="P484"><text:span text:style-name="T22"/></text:p>
      <text:p text:style-name="P484"><text:span text:style-name="T22">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span></text:p>
      <text:p text:style-name="P484"><text:span text:style-name="T22"/></text:p>
      <text:p text:style-name="P484"><text:span text:style-name="T22"/></text:p>
      <text:p text:style-name="P484"><text:span text:style-name="T22"/></text:p>
      <text:p text:style-name="P484"><text:span text:style-name="T22"/></text:p>
      <text:p text:style-name="P484"><text:span text:style-name="T22"/></text:p>
      <text:p text:style-name="P484"><text:soft-page-break/><text:span text:style-name="T21">Argumentos posicionales.</text:span></text:p>
      <text:p text:style-name="P484"><text:span text:style-name="T22"/></text:p>
      <text:p text:style-name="P484"><text:span text:style-name="T22">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span></text:p>
      <text:p text:style-name="P484"><text:span text:style-name="T22">Para ver cómo funcionan, consideremos una función que muestra por pantalla información acerca de mascotas. La función nos dice que tipo de animal es cada mascota y su nombre, como se muestra a continuación:</text:span></text:p>
      <text:p text:style-name="P484"><text:span text:style-name="T22"/></text:p>
      <text:p text:style-name="P484"><draw:frame draw:style-name="fr1" draw:name="Imagen207" text:anchor-type="char" svg:width="12.885cm" svg:height="3.81cm" draw:z-index="207"><draw:image xlink:href="Pictures/10000001000001E7000000902398DCAF85578DB1.png" xlink:type="simple" xlink:show="embed" xlink:actuate="onLoad" draw:mime-type="image/png"/></draw:frame><text:span text:style-name="T22"/></text:p>
      <text:p text:style-name="P484"><text:span text:style-name="T22"/></text:p>
      <text:p text:style-name="P484"><text:span text:style-name="T22"/></text:p>
      <text:p text:style-name="P484"><text:span text:style-name="T22"/></text:p>
      <text:p text:style-name="P484"><text:span text:style-name="T22"/></text:p>
      <text:p text:style-name="P484"><text:span text:style-name="T22"/></text:p>
      <text:p text:style-name="P484"><text:span text:style-name="T22"/></text:p>
      <text:p text:style-name="P485"><text:span text:style-name="T22">La definición muestra que esta función necesita un tipo y un nombre de animal. Cuando llamamos a </text:span><text:span text:style-name="T30">describe_pet()</text:span><text:span text:style-name="T22">, necesitamos proporcionar un tipo de animal y un nombre, en ese mismo orden. Por ejemplo, en la llamada a la función, el argumento ‘</text:span><text:span text:style-name="T30">hamster</text:span><text:span text:style-name="T22">’ se asigna al parámetro </text:span><text:span text:style-name="T30">animal_type</text:span><text:span text:style-name="T22"> y el argumento ’</text:span><text:span text:style-name="T30">harry</text:span><text:span text:style-name="T22">’ al parámetro </text:span><text:span text:style-name="T30">pet_name</text:span><text:span text:style-name="T22">. En el cuerpo de la función, esos dos parámetros se utilizan para mostrar información sobre la mascota que se está describiendo.</text:span></text:p>
      <text:p text:style-name="P485"><text:span text:style-name="T22">La salida describe un hámster llamado Harry:</text:span></text:p>
      <text:p text:style-name="P485"><text:span text:style-name="T22"/></text:p>
      <text:p text:style-name="P485"><draw:frame draw:style-name="fr1" draw:name="Imagen208" text:anchor-type="char" svg:width="7.408cm" svg:height="2.646cm" draw:z-index="208"><draw:image xlink:href="Pictures/100000010000011800000064325A7CD4BD713901.png" xlink:type="simple" xlink:show="embed" xlink:actuate="onLoad" draw:mime-type="image/png"/></draw:frame><text:span text:style-name="T22"/></text:p>
      <text:p text:style-name="P485"><text:span text:style-name="T22"/></text:p>
      <text:p text:style-name="P485"><text:span text:style-name="T22"/></text:p>
      <text:p text:style-name="P485"><text:span text:style-name="T22"/></text:p>
      <text:p text:style-name="P485"><text:span text:style-name="T22"/></text:p>
      <text:p text:style-name="P485"><text:span text:style-name="T21">Múltiple llamadas a función.</text:span></text:p>
      <text:p text:style-name="P485"><text:span text:style-name="T22"/></text:p>
      <text:p text:style-name="P485"><text:span text:style-name="T22">Puedes llamar a una función tantas veces como lo necesites. Describir una mascota diferente requiere tan sólo una llamada más para </text:span><text:span text:style-name="T30">describe_pet()</text:span><text:span text:style-name="T22">.</text:span></text:p>
      <text:p text:style-name="P485"><draw:frame draw:style-name="fr2" draw:name="Imagen209" text:anchor-type="char" svg:width="12.832cm" svg:height="4.233cm" draw:z-index="209"><draw:image xlink:href="Pictures/10000001000001E5000000A08D0F5C1BC8029B3D.png" xlink:type="simple" xlink:show="embed" xlink:actuate="onLoad" draw:mime-type="image/png"/></draw:frame><text:soft-page-break/><text:span text:style-name="T22"/></text:p>
      <text:p text:style-name="P485"><text:span text:style-name="T22"/></text:p>
      <text:p text:style-name="P485"><text:span text:style-name="T22"/></text:p>
      <text:p text:style-name="P485"><text:span text:style-name="T22"/></text:p>
      <text:p text:style-name="P485"><text:span text:style-name="T22"/></text:p>
      <text:p text:style-name="P484"><text:span text:style-name="T22"/></text:p>
      <text:p text:style-name="P484"><text:span text:style-name="T22"/></text:p>
      <text:p text:style-name="P486"><text:span text:style-name="T22"/></text:p>
      <text:p text:style-name="P486"><text:span text:style-name="T22">En la segunda llamada , pasamos los argumentos ‘</text:span><text:span text:style-name="T30">perro</text:span><text:span text:style-name="T22">’ y ‘</text:span><text:span text:style-name="T34">nuble</text:span><text:span text:style-name="T22">’ a </text:span><text:span text:style-name="T30">describe_pet()</text:span><text:span text:style-name="T22">. Al igual que con los argumentos utilizados anteriormente, Python hace coincidir <text:s/>‘</text:span><text:span text:style-name="T30">perro</text:span><text:span text:style-name="T22">’ con el parámetro ‘</text:span><text:span text:style-name="T30">animal_type</text:span><text:span text:style-name="T22">’ y ‘</text:span><text:span text:style-name="T21">nuble</text:span><text:span text:style-name="T22">’ con el parámetro ‘</text:span><text:span text:style-name="T30">pet_name</text:span><text:span text:style-name="T22">’. Como anteriormente, la función hace su trabajo e imprime valores para un perro llamado </text:span><text:span text:style-name="T34">Nuble</text:span><text:span text:style-name="T22">. Ahora tenemos un hámster llamado Harry y un perro llamado </text:span><text:span text:style-name="T34">Nuble</text:span><text:span text:style-name="T22">.</text:span></text:p>
      <text:p text:style-name="P482"><text:span text:style-name="T22"/></text:p>
      <text:p text:style-name="P482"><draw:frame draw:style-name="fr1" draw:name="Imagen210" text:anchor-type="char" svg:width="7.514cm" svg:height="4.233cm" draw:z-index="210"><draw:image xlink:href="Pictures/100000010000011C000000A0581BECA66124A023.png" xlink:type="simple" xlink:show="embed" xlink:actuate="onLoad" draw:mime-type="image/png"/></draw:frame><text:span text:style-name="T22"/></text:p>
      <text:p text:style-name="P482"><text:span text:style-name="T22"/></text:p>
      <text:p text:style-name="P482"><text:span text:style-name="T22"/></text:p>
      <text:p text:style-name="P482"><text:span text:style-name="T22"/></text:p>
      <text:p text:style-name="P482"><text:span text:style-name="T22"/></text:p>
      <text:p text:style-name="P482"><text:span text:style-name="T22"/></text:p>
      <text:p text:style-name="P479"><text:span text:style-name="T24"/></text:p>
      <text:p text:style-name="P479"><text:span text:style-name="T24"/></text:p>
      <text:p text:style-name="P486"><text:span text:style-name="T24">L</text:span><text:span text:style-name="T22">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486"><text:span text:style-name="T22">Puedes utilizar cualquier argumento posicional que necesites en tus funciones. Python trabaja a través de los argumentos que le proporcionemos cuando llamamos a la función y hace coincidir cada uno con el correspondiente parámetro en la definición de la función.</text:span></text:p>
      <text:p text:style-name="P486"><text:span text:style-name="T22"/></text:p>
      <text:p text:style-name="P486"><text:span text:style-name="T22"/></text:p>
      <text:p text:style-name="P486"><text:span text:style-name="T22"/></text:p>
      <text:p text:style-name="P486"><text:span text:style-name="T22"/></text:p>
      <text:p text:style-name="P486"><text:soft-page-break/><text:span text:style-name="T21">El orden importa en los argumentos posicionales.</text:span></text:p>
      <text:p text:style-name="P486"><text:span text:style-name="T22"/></text:p>
      <text:p text:style-name="P487"><text:span text:style-name="T24">P</text:span><text:span text:style-name="T22">uedes obtener resultados inesperados si mezclas el orden de los argumentos en la llamada a la función si usas argumentos posicionales:</text:span></text:p>
      <text:p text:style-name="P487"><text:span text:style-name="T22"/></text:p>
      <text:p text:style-name="P487"><draw:frame draw:style-name="fr1" draw:name="Imagen211" text:anchor-type="char" svg:width="12.726cm" svg:height="3.81cm" draw:z-index="211"><draw:image xlink:href="Pictures/10000001000001E100000090D45EA577A586D373.png" xlink:type="simple" xlink:show="embed" xlink:actuate="onLoad" draw:mime-type="image/png"/></draw:frame><text:span text:style-name="T22"/></text:p>
      <text:p text:style-name="P487"><text:span text:style-name="T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1-21T13:39:26.488381169</dc:date>
    <meta:editing-duration>PT10H56M2S</meta:editing-duration>
    <meta:editing-cycles>36</meta:editing-cycles>
    <meta:document-statistic meta:table-count="0" meta:image-count="211" meta:object-count="0" meta:page-count="105" meta:paragraph-count="699" meta:word-count="21354" meta:character-count="128218" meta:non-whitespace-character-count="107561"/>
  </office:meta>
</office:document-meta>
</file>